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FreeMono" svg:font-family="FreeMono" style:font-adornments="Normal"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WordsetModulesOverview" style:family="table">
      <style:table-properties style:width="16.999cm" table:align="margins"/>
    </style:style>
    <style:style style:name="WordsetModulesOverview.A" style:family="table-column">
      <style:table-column-properties style:column-width="3.757cm" style:rel-column-width="14484*"/>
    </style:style>
    <style:style style:name="WordsetModulesOverview.B" style:family="table-column">
      <style:table-column-properties style:column-width="13.242cm" style:rel-column-width="51051*"/>
    </style:style>
    <style:style style:name="WordsetModulesOverview.A1" style:family="table-cell">
      <style:table-cell-properties fo:padding="0cm" fo:border="none"/>
    </style:style>
    <style:style style:name="inputnamemapping" style:family="table">
      <style:table-properties style:width="16.999cm" table:align="margins"/>
    </style:style>
    <style:style style:name="inputnamemapping.A" style:family="table-column">
      <style:table-column-properties style:column-width="2.833cm" style:rel-column-width="10922*"/>
    </style:style>
    <style:style style:name="inputnamemapping.F" style:family="table-column">
      <style:table-column-properties style:column-width="2.835cm" style:rel-column-width="10925*"/>
    </style:style>
    <style:style style:name="inputnamemapping.A1" style:family="table-cell">
      <style:table-cell-properties fo:padding="0.097cm" fo:border-left="0.002cm solid #000000" fo:border-right="none" fo:border-top="0.002cm solid #000000" fo:border-bottom="0.002cm solid #000000"/>
    </style:style>
    <style:style style:name="inputnamemapping.F1" style:family="table-cell">
      <style:table-cell-properties fo:padding="0.097cm" fo:border="0.002cm solid #000000"/>
    </style:style>
    <style:style style:name="inputnamemapping.A2" style:family="table-cell">
      <style:table-cell-properties fo:padding="0.097cm" fo:border-left="0.002cm solid #000000" fo:border-right="none" fo:border-top="none" fo:border-bottom="0.002cm solid #000000"/>
    </style:style>
    <style:style style:name="inputnamemapping.F2" style:family="table-cell">
      <style:table-cell-properties fo:padding="0.097cm" fo:border-left="0.002cm solid #000000" fo:border-right="0.002cm solid #000000" fo:border-top="none" fo:border-bottom="0.002cm solid #000000"/>
    </style:style>
    <style:style style:name="DesignObjectives" style:family="table">
      <style:table-properties style:width="16.999cm" table:align="margins"/>
    </style:style>
    <style:style style:name="DesignObjectives.A" style:family="table-column">
      <style:table-column-properties style:column-width="2.831cm" style:rel-column-width="10914*"/>
    </style:style>
    <style:style style:name="DesignObjectives.B" style:family="table-column">
      <style:table-column-properties style:column-width="14.168cm" style:rel-column-width="54621*"/>
    </style:style>
    <style:style style:name="DesignObjectives.A1" style:family="table-cell">
      <style:table-cell-properties fo:padding="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Heading_20_2">
      <style:paragraph-properties fo:break-before="page"/>
    </style:style>
    <style:style style:name="P7" style:family="paragraph" style:parent-style-name="Heading_20_3">
      <style:paragraph-properties fo:break-before="pag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start" style:justify-single-word="false"/>
    </style:style>
    <style:style style:name="P10" style:family="paragraph" style:parent-style-name="Heading_20_1">
      <style:paragraph-properties fo:text-align="center" style:justify-single-word="false"/>
      <style:text-properties fo:font-size="36pt" style:font-size-asian="36pt" style:font-size-complex="36pt"/>
    </style:style>
    <style:style style:name="P11" style:family="paragraph" style:parent-style-name="Preformatted_20_Text">
      <style:paragraph-properties>
        <style:tab-stops>
          <style:tab-stop style:position="9.895cm"/>
        </style:tab-stops>
      </style:paragraph-properties>
    </style:style>
    <style:style style:name="P12" style:family="paragraph" style:parent-style-name="Text_20_body_20_indent">
      <style:paragraph-properties fo:margin-left="0cm" fo:margin-right="0cm" fo:text-indent="0cm" style:auto-text-indent="false"/>
    </style:style>
    <style:style style:name="P13" style:family="paragraph" style:parent-style-name="Standard" style:list-style-name="L7">
      <style:paragraph-properties fo:text-align="start" style:justify-single-word="false"/>
      <style:text-properties fo:font-style="italic" style:font-style-asian="italic" style:font-style-complex="italic"/>
    </style:style>
    <style:style style:name="P14" style:family="paragraph" style:parent-style-name="Standard" style:list-style-name="L7">
      <style:paragraph-properties fo:text-align="start" style:justify-single-word="false"/>
      <style:text-properties fo:font-weight="bold" style:font-weight-asian="bold" style:font-weight-complex="bold"/>
    </style:style>
    <style:style style:name="P15" style:family="paragraph" style:parent-style-name="Standard" style:list-style-name="L7">
      <style:paragraph-properties fo:text-align="start" style:justify-single-word="false" fo:break-before="page"/>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Heading_20_3">
      <style:paragraph-properties fo:break-before="page"/>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Contents_20_5">
      <style:paragraph-properties>
        <style:tab-stops>
          <style:tab-stop style:position="15.002cm" style:type="right" style:leader-style="dotted" style:leader-text="."/>
        </style:tab-stops>
      </style:paragraph-properties>
    </style:style>
    <style:style style:name="P29"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font-size="10pt"/>
    </style:style>
    <style:style style:name="T2" style:family="text">
      <style:text-properties fo:font-size="8pt" style:font-size-asian="8pt" style:font-size-complex="8pt"/>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h text:style-name="P10" text:outline-level="1"><text:title>PFE Documentation</text:title></text:h>
      <text:p text:style-name="P4">Version <text:user-defined text:name="version">0.33.36</text:user-defined> </text:p>
      <text:p text:style-name="P1"/>
      <text:p text:style-name="P1"/>
      <text:p text:style-name="P1"/>
      <text:p text:style-name="P1"/>
      <text:p text:style-name="P1"/>
      <text:p text:style-name="P1"/>
      <text:p text:style-name="P1"/>
      <text:p text:style-name="P1"/>
      <text:p text:style-name="P1"/>
      <text:p text:style-name="P1"/>
      <text:p text:style-name="P2"><text:subject>Portable Forth Environment - Description and Reference Manual</text:subject></text:p>
      <text:p text:style-name="P2"><text:user-defined text:name="date">20.04.2008</text:user-defined></text:p>
      <text:p text:style-name="P2"/>
      <text:p text:style-name="P2"/>
      <text:p text:style-name="P2"/>
      <text:p text:style-name="P2"/>
      <text:p text:style-name="P2"/>
      <text:p text:style-name="P2"/>
      <text:p text:style-name="P2"/>
      <text:p text:style-name="P1"/>
      <text:p text:style-name="P3"><text:user-defined text:name="authors">Guido U. Draheim</text:user-defined></text:p>
      <text:p text:style-name="P3"/>
      <text:p text:style-name="P1"/>
      <text:p text:style-name="P1"/>
      <text:h text:style-name="P6" text:outline-level="2">Authors</text:h>
      <text:p text:style-name="Text_20_body">Guido U. Draheim has been working on PFE at Tektronix from 1998 to 2005. The released version is now maintained by me, Guido U. Draheim on a sparetime basis. You can contact me by e-mail, <text:a xlink:type="simple" xlink:href="mailto:guidod@gmx.de?subject=PFE:">&lt;guidod</text:a><text:a xlink:type="simple" xlink:href="mailto:guidod@gmx.de?subject=PFE:"><text:span text:style-name="T1">@</text:span></text:a><text:a xlink:type="simple" xlink:href="mailto:guidod@gmx.de?subject=PFE:">gmx.de&gt;</text:a> </text:p>
      <text:p text:style-name="Text_20_body">In 1998 I had been contacting the original author Dirk-Uwe Zoller - well, his e-mail adress had changed since 1995 but I did find him. He told me that he has no serious intentions at all to do anything about Forth again, but he likes to look for his old project PFE on an occasional basis. He has put up a new homepage lately under <text:a xlink:type="simple" xlink:href="http://www.dirk-zoller.de/">www.dirk-zoller.de</text:a>. </text:p>
      <text:p text:style-name="Text_20_body">The Forthprimer.pdf is copyrighted by Hans Bezeemer, author of the 4th compiler. See his website at <text:a xlink:type="simple" xlink:href="http://come.to/hansoft">http://come.to/hansoft</text:a>. The Forthprimer is distributed unter the GNU Free Documentation License, a copy of the GNU FDL is contained in the pdf document. The pdf is shipped along in PFE sources for convenience to PFE users. To run the examples in the tutorial, be sure to include the file "easy4th.f" before. </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26">PFE Documentation<text:tab/>1</text:p>
          <text:p text:style-name="P17">Authors<text:tab/>2</text:p>
          <text:p text:style-name="P25"><text:s/>How To Make A Dist<text:tab/>5</text:p>
          <text:p text:style-name="P27">'make doc', 'make dist-doc' and 'make install-doc' <text:tab/>5</text:p>
          <text:p text:style-name="P27">'make rpm' and friends<text:tab/>5</text:p>
          <text:p text:style-name="P25">Tuning The Portable Forth Environment <text:tab/>6</text:p>
          <text:p text:style-name="P27">Loop unrolling in the inner interpreter<text:tab/>6</text:p>
          <text:p text:style-name="P27"><text:s/>Using global register variables <text:tab/>6</text:p>
          <text:p text:style-name="P28"><text:s/>(Old) Warning: <text:tab/>7</text:p>
          <text:p text:style-name="P28"><text:s/>(New) Warning <text:tab/>7</text:p>
          <text:p text:style-name="P27"><text:s/>Choosing registers to use <text:tab/>8</text:p>
          <text:p text:style-name="P25">WordSets in External Modules<text:tab/>10</text:p>
          <text:p text:style-name="P27"><text:s/>External Modules <text:tab/>10</text:p>
          <text:p text:style-name="P27"><text:s/>WordSet Activation<text:tab/>10</text:p>
          <text:p text:style-name="P27"><text:s/>Available Modules <text:tab/>11</text:p>
          <text:p text:style-name="P25">Header Fields and Terms <text:tab/>13</text:p>
          <text:p text:style-name="P27"><text:s/>Terminology <text:tab/>13</text:p>
          <text:p text:style-name="P29">NAME-field, NFA<text:tab/>13</text:p>
          <text:p text:style-name="P29"><text:s/>CODE-field, CFA, CODE-area, Execution<text:tab/>13</text:p>
          <text:p text:style-name="P29"><text:s/>XT, Execution-Token, Synonym <text:tab/>13</text:p>
          <text:p text:style-name="P29">PFA, BODY, Primitives <text:tab/>13</text:p>
          <text:p text:style-name="P29"><text:s/>LFA, LINK, Threads <text:tab/>13</text:p>
          <text:p text:style-name="P29"><text:s/>FFA, Flags, Immediate<text:tab/>14</text:p>
          <text:p text:style-name="P27">Traditional Word Entry Layout<text:tab/>14</text:p>
          <text:p text:style-name="P27">Searching A Word <text:tab/>15</text:p>
          <text:p text:style-name="P27">Mechanics Of VARIABLE and VALUE <text:tab/>17</text:p>
          <text:p text:style-name="P25">How To Write A PFE Module<text:tab/>19</text:p>
          <text:p text:style-name="P27"><text:s/>The Current State <text:tab/>19</text:p>
          <text:p text:style-name="P27"><text:s/>The Name Of The Module<text:tab/>19</text:p>
          <text:p text:style-name="P27"><text:s/>Create the File And Add It To Makefile.am<text:tab/>19</text:p>
          <text:p text:style-name="P27"><text:s/>What Must Be In The Source File<text:tab/>20</text:p>
          <text:p text:style-name="P27"><text:s/>Semant - advanced words of PFE<text:tab/>22</text:p>
          <text:p text:style-name="P27">Runtime &gt;&gt; preparing PFE for call-threading<text:tab/>23</text:p>
          <text:p text:style-name="P25">Locals in PFE<text:tab/>26</text:p>
          <text:p text:style-name="P27"><text:s/>ANS Locals <text:tab/>26</text:p>
          <text:p text:style-name="P27"><text:s/>Explicit Locals <text:tab/>26</text:p>
          <text:p text:style-name="P27"><text:s text:c="2"/>Using POCKETs <text:tab/>27</text:p>
          <text:p text:style-name="P25"><text:s/>Internal Decisions <text:tab/>29</text:p>
          <text:p text:style-name="P27"><text:s/>The Head.aux Field <text:tab/>29</text:p>
          <text:p text:style-name="P27"><text:s/>The Flag.byte Field<text:tab/>29</text:p>
          <text:p text:style-name="P27"><text:s/>The Head Layout <text:s/><text:tab/>30</text:p>
          <text:p text:style-name="P27"><text:s/>Non-Const &lt;BODY <text:tab/>30</text:p>
          <text:p text:style-name="P25">StateSmart Words and POSTPONE <text:tab/>33</text:p>
          <text:p text:style-name="P25">How Uppercased Words Are Found <text:tab/>36</text:p>
          <text:p text:style-name="P27"><text:s/>Historic Approaches<text:tab/>36</text:p>
          <text:p text:style-name="P27">Supporting Import Of Third-Party Symbols<text:tab/>37</text:p>
          <text:p text:style-name="P27">The Problems Of A Per-Wordlist Flag<text:tab/>37</text:p>
          <text:p text:style-name="P27"><text:soft-page-break/>The Double-Buffer Search<text:tab/>38</text:p>
          <text:p text:style-name="P27">Advantages And Recommended Use<text:tab/>38</text:p>
          <text:p text:style-name="P27">Differences And Pitfalls<text:tab/>39</text:p>
          <text:p text:style-name="P25">Special Implementation Strategies <text:tab/>41</text:p>
          <text:p text:style-name="P27"><text:s/>Environment Vocabulary<text:tab/>41</text:p>
          <text:p text:style-name="P27">[defined] / [undefined]<text:tab/>42</text:p>
          <text:p text:style-name="P27">state-smart over exec-only <text:tab/>42</text:p>
          <text:p text:style-name="P25">PFE Threading types <text:tab/>44</text:p>
          <text:p text:style-name="P27"><text:s/>CFA Threaded<text:tab/>44</text:p>
          <text:p text:style-name="P27"><text:s/>CALL Threaded <text:tab/>44</text:p>
          <text:p text:style-name="P27"><text:s/>SBR Threading<text:tab/>46</text:p>
          <text:p text:style-name="P27"><text:s/>SBR-ARG Threading<text:tab/>47</text:p>
          <text:p text:style-name="P27"><text:s/>extra RP or not <text:tab/>47</text:p>
          <text:p text:style-name="P25">Porting SBR-Threading<text:tab/>48</text:p>
          <text:p text:style-name="P27"><text:s/>Choosing an ARG-register<text:tab/>48</text:p>
          <text:p text:style-name="P27">Traditional CPU<text:tab/>48</text:p>
          <text:p text:style-name="P27"><text:s/>RISC w/ LR type CPU<text:tab/>49</text:p>
          <text:p text:style-name="P27"><text:s/>Summary<text:tab/>50</text:p>
          <text:p text:style-name="P25">Interfacing directly with POSIX File I/O<text:tab/>51</text:p>
          <text:p text:style-name="P27"><text:s/>History <text:tab/>51</text:p>
          <text:p text:style-name="P27"><text:s/>Other Systems<text:tab/>51</text:p>
          <text:p text:style-name="P27"><text:s/>Sockets <text:tab/>51</text:p>
          <text:p text:style-name="P25">Quoted-Parse Idea <text:tab/>53</text:p>
          <text:p text:style-name="P25">Known Problems<text:tab/>56</text:p>
          <text:p text:style-name="P27">The Underline on ABORT<text:tab/>56</text:p>
          <text:p text:style-name="P27"><text:s/>loading an INCLUDE-file at boot or on the command line<text:tab/>57</text:p>
          <text:p text:style-name="P27"><text:s text:c="2"/>Problems in 0.32.x <text:tab/>57</text:p>
          <text:p text:style-name="P25">Dirk Zoller's README<text:tab/>59</text:p>
          <text:p text:style-name="P27"><text:s/>What is it?<text:tab/>59</text:p>
          <text:p text:style-name="P27"><text:s/>Legalese<text:tab/>59</text:p>
          <text:p text:style-name="P27"><text:s/>Why did I do it?<text:tab/>59</text:p>
          <text:p text:style-name="P27"><text:s/>Design objectives<text:tab/>59</text:p>
          <text:p text:style-name="P27"><text:s/>Status<text:tab/>60</text:p>
          <text:p text:style-name="P27"><text:s/>Usage<text:tab/>60</text:p>
          <text:p text:style-name="P27">Documentation<text:tab/>61</text:p>
          <text:p text:style-name="P27">Contributions<text:tab/>61</text:p>
          <text:p text:style-name="P27">Acknowledgments<text:tab/>62</text:p>
          <text:p text:style-name="P25">License<text:tab/>63</text:p>
          <text:p text:style-name="P25">The GNU Lesser General Public License (LGPL)<text:tab/>64</text:p>
          <text:p text:style-name="P27"><text:s/>GNU LESSER GENERAL PUBLIC LICENSE<text:tab/>64</text:p>
          <text:p text:style-name="P27"><text:s/>Preamble<text:tab/>64</text:p>
          <text:p text:style-name="P27">TERMS AND CONDITIONS FOR COPYING, DISTRIBUTION AND MODIFICATION<text:tab/>65</text:p>
          <text:p text:style-name="P27"><text:s text:c="2"/>NO WARRANTY<text:tab/>70</text:p>
          <text:p text:style-name="P25">Literature<text:tab/>71</text:p>
          <text:p text:style-name="P26">Wordset Reference<text:tab/>72</text:p>
        </text:index-body>
      </text:table-of-content>
      <text:p text:style-name="Text_20_body"/>
      <text:h text:style-name="P7" text:outline-level="3"><text:s/>How To Make A Dist</text:h>
      <text:p text:style-name="Marginalia">(P) 2001 Guido U. Draheim [20010304]</text:p>
      <text:p text:style-name="Text_20_body">The toplevel Makefile supports a few targets to create <text:s/>a few types of distribution archives. The most heavily used is really called ```make dist```.</text:p>
      <text:p text:style-name="Text_20_body">The current project stores the version number of the the project in just one place - the file "pfe.spec" in the toplevel directory. We use a <text:s/>```grep ' ver ' pfe.spec``` to extract the line with the version number. This method is used by pfe/configure.ac and the dist-targets in the toplevel Makefile use it too.</text:p>
      <text:p text:style-name="Text_20_body">To make things easier, quite some of the toplevel dist-target look for a subdirectory "pub" in either the project or parent directory. The tar.gz and tar.bz2 archive are placed there - this makes it easier to 'roll' micro-releases for revision control purpose.</text:p>
      <text:p text:style-name="Text_20_body">The files that go into the source-release-archives are not specified explicitly in the Makefiles (what one would expect from a automake-based project), instead there is a list of file-extensions and file-names that are searched with a call to the posix "find" command. To see the complete list of files that will be rolled into the source-dist, type "make zipfiles". The current dist-scheme assumes that a zip-tool is indeed available to create a pfe-current.zip, from which a pfe-current.tar.gz is created (which adds the relase-subdir-path), which is the renamed to the release-name.tar.gz itself.</text:p>
      <text:h text:style-name="Heading_20_4" text:outline-level="4">'make doc', 'make dist-doc' and 'make install-doc' </text:h>
      <text:p text:style-name="Text_20_body">The doc-creation process does not need any information from the configure-process - it works independently. The toplevel doc-targets will forward usually to the doc/Makefile, and it will do so for quite a <text:s/>few other targets as well. The 'make install' will indeed not install these docs (which is a megabyte of html files), so you have to call 'make install-doc'. For the latter, we use a little trick - the install-doc is forwarded to the configure'd Makefile (which knows the configure'd prefix, e.g. /usr/local or /programs), and the configure'd Makefile forward this target <text:s/>in turn to doc/Makefile but adding a makfile-override ```prefix=@prefix@``` - in makefile-speak: <text:s/>```$(MAKE) -C $(srcdir)/../doc/Makefile prefix=$(prefix) ``` [sadly, bsd pmake does not support "-C"]</text:p>
      <text:p text:style-name="Text_20_body">The doc-tarball created in the doc-subdir (e.g. words.tar, <text:s/>wordsets.tar and doc.tar) can be rolled into a toplevel dist-archive for the doc. This is also needed since the generated docs are so large (around a megabyte of data) and the doc-generation requires perl and a perl-based helper-package xm-tool (from <text:s text:c="2"/><text:a xlink:type="simple" xlink:href="http://xm-tool.sourceforge.net/">http://xm-tool.sourceforge.net</text:a>) to be made.</text:p>
      <text:h text:style-name="Heading_20_4" text:outline-level="4">'make rpm' and friends</text:h>
      <text:p text:style-name="Text_20_body">The "make rpm" is currently a bit weird in its assumptions – it looks in the local, parent, parentparent directory for a subdir called "packages". It then copy the "pfe-current.tgz" to "packages/SOURCES/" and call ```rpm -ba pfe.spec```, i.e. rpm-build-all</text:p>
      <text:p text:style-name="Text_20_body">It is interesting to see that this scheme works for most people who create "rpm" files, but it could be just as well be a bit annoying to some other people. (The debian distro files are currently not shipped with the base PFE).</text:p>
      <text:p text:style-name="Text_20_body">The windows archive-packages are not fully ready, currently it creates a simple zip-archive with prebuilt binaries for mingw32, but this target is not yet supported - I did this target largely to speed up the development process for this target (cygwin windows-PFE works fine for years).</text:p>
      <text:h text:style-name="P7" text:outline-level="3">Tuning The Portable Forth Environment </text:h>
      <text:p text:style-name="Marginalia">(P) 1995 by Dirk Uwe Zoller<text:line-break/>last changed 2001 by Guido U. Draheim</text:p>
      <text:h text:style-name="Heading_20_4" text:outline-level="4"><text:s/>Loop unrolling in the inner interpreter</text:h>
      <text:p text:style-name="Text_20_body">The most time critical piece of code in PFE is the inner interpreter, a tight loop calling all primitives compiled into a high-level definition. You find it in file support.c, function run_forth().</text:p>
      <text:p text:style-name="Text_20_body">On some CPU's it significantly saves time when the code of the inner interpreter is unrolled several times without the need to jump back to the start of the loop after every primitive is executed. On other CPU's it doesn't help or even makes it slower.</text:p>
      <text:p text:style-name="Text_20_body">For example the benchmark-performance of PFE on a 486 is about 15% better with unrolled NEXT, while the performance on a Pentium becomes slightly worse.</text:p>
      <text:p text:style-name="Text_20_body">You'll have to try it, what is better on your machine. To enable the feature, you need the following compiler option in Makefile:</text:p>
      <text:p text:style-name="Preformatted_20_Text"><text:tab/> -DUNROLL_NEXT</text:p>
      <text:p text:style-name="Text_20_body">which you can achieve now at `configure`-time too by using</text:p>
      <text:p text:style-name="Preformatted_20_Text"><text:s text:c="3"/>--with-user-config=UNROLL_NEXT <text:s/></text:p>
      <text:h text:style-name="Heading_20_4" text:outline-level="4"><text:s/>Using global register variables </text:h>
      <text:p text:style-name="Text_20_body">PFE is designed for best portability. This means it can be compiled with a variety of compilers on many systems. Obviously this prevented me from squeezing the last bit of performance out of any special system.</text:p>
      <text:p text:style-name="Text_20_body">Fortunately there's a way to tune it up significantly with only little effort provided you have GNU-C at hand.</text:p>
      <text:p text:style-name="Text_20_body">Let me explain: As most of you probably know, a Forth-interpreter traditionally contains a so-called virtual machine. PFE does. This virtual machine consists of several virtual registers and a basic set of operations. The virtual registers are:</text:p>
      <text:p text:style-name="Preformatted_20_Text"><text:tab/>IP<text:tab/>an instruction pointer<text:line-break/><text:tab/>SP<text:tab/>the data stack pointer<text:line-break/><text:tab/>RP<text:tab/>the return stack pointer<text:line-break/><text:tab/>WP<text:tab/>an auxiliary word pointer</text:p>
      <text:p text:style-name="Text_20_body">in PFE there are additionally:</text:p>
      <text:p text:style-name="Preformatted_20_Text"><text:tab/>LP<text:tab/>pointer to local variables<text:line-break/><text:tab/>FP<text:tab/>floating point stack pointer</text:p>
      <text:p text:style-name="Text_20_body">In a traditional assembler-based Forth implementation these virtual registers would be mapped to physical registers of the CPU at hand. How efficient such an implementation is depends heavily on how cleverly this mapping is done.</text:p>
      <text:p text:style-name="Text_20_body">PFE has no other choice than to declare C-language global variables to represent these virtual registers. These variables are accessed <text:s/><text:span text:style-name="Emphasis">very</text:span> frequently.</text:p>
      <text:p text:style-name="Text_20_body">Now GNU-C allows us to put global variables in registers! Obviously the number of registers in a CPU is limited and the use of registers by library functions and the compiler itself interferes.</text:p>
      <text:p text:style-name="Text_20_body"><text:soft-page-break/>In spite of these restrictions it is possible to find a niche even in an i386 where to place the two most important virtual registers resulting in a performance boost of about 50%. (Just one more detail that shows what a great job the GNU-C developers did.)</text:p>
      <text:p text:style-name="Text_20_body">If your system is one of those known by the config-script then all provisions to use global register variables are already taken. You can enable and disable the usage of global register variables in by specifying the option “-DPFE_USE_REGS” in the Makefile, or using the configure-option “--with-regs”.</text:p>
      <text:p text:style-name="Text_20_body">If your system isn't known by the config script, then first make sure you have a stable port according to the instructions in the file “INSTALL”. Then read the next section to enable the usage of register variables on your system. If all works well please send me your <text:s/>changes.</text:p>
      <text:h text:style-name="Heading_20_5" text:outline-level="5"><text:s/>(Old) Warning: </text:h>
      <text:p text:style-name="Text_20_body">current versions of gcc (&lt;= 2.6.0) seem to compile incorrect code in very special situations when global register variables are used. This is reported and fixed in later gcc versions.</text:p>
      <text:p text:style-name="Text_20_body">When you find something not working that worked in previous versions of PFE, then please check if it works again after recompiling PFE without “-DPFE_USE_REGS”. Please inform me of such cases: <text:s/><text:a xlink:type="simple" xlink:href="mailto:duz@roxi.rz.fht-mannheim.de">duz@roxi.rz.fht-mannheim.de</text:a> (Dirk Zoller).</text:p>
      <text:p text:style-name="List_20_Indent">NOTE: this address does not exist anymore, do not use it.</text:p>
      <text:h text:style-name="Heading_20_5" text:outline-level="5"><text:s/>(New) Warning </text:h>
      <text:p text:style-name="Text_20_body">The use of gcc register-allocation has proven to be a very fine optimization technique for a C-implemented Forth system. However most versions of gcc have some kind of problems on some kind of platform. The latest 2.8.x version is currently the most stable one with just a problem for the i960 target due to the peculiar call-instruction behaviour on that processor.</text:p>
      <text:p text:style-name="Text_20_body">Later versions of gcc (2.95.x at the time of writing) show some problems involved. The most common: many platforms use a register-based calling scheme (they have 32 cpu registers or more). Using some of the cpu-registers does not make the call-frame generator to save away the Forth global register - they are <text:s/>simply overwritten and never restored. If you look through the def-regs.h file then you'll see that we use register numbers 11 and up, so the only thing you have to watch out for are instances of function-calls with ten arguments and more. If you have such a call, save the cpu-register the hard way and restore them after the call.</text:p>
      <text:p text:style-name="Text_20_body">Another problem are the builtin-functions, especially on the i386-platforms with later gcc. They do effectivly reserve the special-purpose registers for these builtin-functions, so that you rarely get more than three cpu registers for the Forth VM. Sometime -fno-builtin helps, sometimes the compile will warn you about register-allocation overlaps, some versions of gcc won't do even that and go to generate bad code. All these problems made me disable --with-regs by default which is <text:s/>clearly a very poor choice, so I advise you to enable it in your default-configuration just after running some tests to ensure the compiler you installed works correctly.</text:p>
      <text:p text:style-name="Text_20_body">The versions of PFE up to 0.30.x do also need the gcc register reservation for being multithreaded - the global thread-pointer is put into a register that is going to be saved/restored on a thread-switch. Without it, some glue code would be needed that does not currently exist in the sources - so this is another strong hint to configure --with-regs in your projects.</text:p>
      <text:p text:style-name="Text_20_body">If you have a new processor with yet another register-assignment, please mail me the information so that I can include it to pfe-regs.h - mail to <text:a xlink:type="simple" xlink:href="mailto:guidod@gmx.de?subject=PFE:" office:name="guidod-pfe">guidod@gmx.de</text:a>.</text:p>
      <text:h text:style-name="Heading_20_4" text:outline-level="4"><text:soft-page-break/><text:s/>Choosing registers to use </text:h>
      <text:p text:style-name="Text_20_body">When you use global register variables in GNU-C then you have to explicitly state which machine register to use for the global variable to declare "register". The syntax is like this:</text:p>
      <text:p text:style-name="Preformatted_20_Text"><text:tab/>register type variable_name asm ("machine register name");</text:p>
      <text:p text:style-name="Text_20_body">instead of just</text:p>
      <text:p text:style-name="Preformatted_20_Text"><text:tab/>type variable_name;</text:p>
      <text:p text:style-name="Text_20_body">As far as I see choosing machine registers to use for global register variables is just a matter of trial and error.</text:p>
      <text:p text:style-name="Text_20_body">First find out how registers are named on your machine. Not how the CPU-manufacturer names them but how the assembler used by gcc (as or gas depending on the configuration of gcc) names them. <text:s/>It's easy: simply use gcc to compile one of the C files with option -S. I changed the `makefile' to allow this by simply “make core.s”.</text:p>
      <text:p text:style-name="Text_20_body">Then look at `core.s': You don't have to know much of assembly language programming and even less of the particular CPU. All you are interested in is: what are the registers? In “core.s” search for the label “dupe_” i.e. the compiled function that does the work of the Forth word “DUP”. <text:s/>The C-source for DUP is:</text:p>
      <text:p text:style-name="Preformatted_20_Text"><text:tab/>FCode (p4_dup)<text:line-break/><text:tab/>{<text:line-break/> <text:s/><text:tab/> <text:s/>--SP;<text:line-break/> <text:s/><text:tab/> <text:s/>SP[0] = SP[1];<text:line-break/><text:tab/>}</text:p>
      <text:p text:style-name="Text_20_body">On an RS/6000 (where you won't have to do this because I did it already) using gcc you'd find the following assembler lines generated for p4_dup_:</text:p>
      <text:p text:style-name="Preformatted_20_Text"><text:s/>.p4_dup_:<text:line-break/> <text:s text:c="7"/>l 11,LC..106(2)<text:line-break/> <text:s text:c="7"/>l 9,0(11)<text:line-break/> <text:s text:c="7"/>cal 0,-4(9)<text:line-break/> <text:s text:c="7"/>st 0,0(11)<text:line-break/> <text:s text:c="7"/>l 0,0(9)<text:line-break/> <text:s text:c="7"/>st 0,-4(9)<text:line-break/> <text:s text:c="7"/>br</text:p>
      <text:p text:style-name="Text_20_body">Reading more of the generated assembler source allowed a guess that</text:p>
      <text:list text:style-name="L1">
        <text:list-item>
          <text:p text:style-name="P18">GCC talks to the assembler about registers by their numbers only.</text:p>
        </text:list-item>
        <text:list-item>
          <text:p text:style-name="P18">GCC never uses registers with numbers around 16 while the cpu seems to have 32 such registers. </text:p>
        </text:list-item>
      </text:list>
      <text:p text:style-name="Text_20_body">Next edit the file “pfe/def-regs.h”. Add a system specific section of preprocessor definitions naming CPU registers to use for virtual machine registers like this:</text:p>
      <text:p text:style-name="Preformatted_20_Text"><text:tab/>...<text:line-break/><text:tab/>#elif __target_os_aix3<text:line-break/><text:tab/># <text:s/>define P4_REGIP "13"<text:line-break/><text:tab/># <text:s/>define P4_REGSP "14"<text:line-break/><text:tab/># <text:s/>define P4_REGRP "15"<text:line-break/><text:tab/># <text:s/>define P4_REGW <text:s/>"16"<text:line-break/><text:tab/># <text:s/>define P4_REGLP "17"<text:line-break/><text:tab/># <text:s/>define P4_REGFP "18"<text:line-break/><text:tab/>#elif...</text:p>
      <text:p text:style-name="Text_20_body"><text:soft-page-break/>Ok, the full set needed a little more experimentation. Maybe start with only P4_REGSP or P4_REGIP.</text:p>
      <text:p text:style-name="Text_20_body">After enabeling these declarations with the -DPFE_USE_REGS command line option another `make core.s' yields the following translation for DUP:</text:p>
      <text:p text:style-name="Preformatted_20_Text"><text:s/>.p4_dup_:<text:line-break/><text:tab/>cal 14,-4(14)<text:line-break/><text:tab/>l 0,4(14)<text:line-break/><text:tab/>st 0,0(14)<text:line-break/><text:tab/>br</text:p>
      <text:p text:style-name="Text_20_body"><text:s/>Quite a difference!</text:p>
      <text:p text:style-name="Text_20_body"><text:s/>If your CPU has different types of registers for data and for pointers then the pointers are needed in PFE. (On M68k the Ax not the Dx.)</text:p>
      <text:p text:style-name="Text_20_body">If you don't have enough free registers in your CPU then serve the first virtual registers in the above list first. They are ordered by their importance.</text:p>
      <text:p text:style-name="Text_20_body">Then do a ```make new``` with option -DPFE_USE_REGS. If you get compiler errors and warnings about “spilled” or “clobbered” registers then change the mapping until it compiles quietly. There's a good chance that it still runs now and if it does it runs significantly faster than before.</text:p>
      <text:p text:style-name="Text_20_body">Good luck!</text:p>
      <text:p text:style-name="List_20_Indent">Dirk</text:p>
      <text:p text:style-name="Text_20_body"><text:span text:style-name="Emphasis"/></text:p>
      <text:h text:style-name="P7" text:outline-level="3">WordSets in External Modules</text:h>
      <text:p text:style-name="Marginalia"><text:s/>(P) 2002 Guido U. Draheim &lt;guidod@gmx.de&gt;</text:p>
      <text:h text:style-name="Heading_20_4" text:outline-level="4"><text:s/>External Modules </text:h>
      <text:p text:style-name="Text_20_body">The PFE has a generic extension system that a programmer can use to write his own Forth extension in C. The lower C-level part is described on the page "how to write a PFE module". This external module contains a wordset loadlist table, and in fact the same tables are used internally in PFE. Traditionally, in PFE one did load the external modules via LOADM like</text:p>
      <text:p text:style-name="Preformatted_20_Text"><text:s/>LOADM gforth</text:p>
      <text:p text:style-name="Text_20_body">however this will only work if the resp. module gforth.so had been living in a real external module. On some platforms however there is no good binary module provided by the operating system, so that the external modules are pre-linked to the PFE and all that is needed is to make the wordset entries available to the PFE runtime. This is not just an activation, the wordset table can have contructor instructions that can heavily modify the current PFE process instance.</text:p>
      <text:p text:style-name="Text_20_body">The pre-linking does not bind anything of the external module to the basic PFE runtime system, so that (using the resp. LGPL exception rule about relinkable process binaries) these modules do not fall under LGPL themselves. The only reference is made in dl-internal to reference the data-like wordset-table of the extra module, and the table is searched later on, it is not activated in the default boot phase of PFE. </text:p>
      <text:p text:style-name="Text_20_body">Apart from using this scheme for system that do not support a good dynaload system for binary modules, it can also be used for optimization of the system - for instance the zchar-ext wordset is usually pre-linked to the PFE core library. It implements the zero-terminated strings that are widely used in C, and it brings about the backslashstring definitions that are needed to use C-like strings with embedded newlines and other control-characters.</text:p>
      <text:h text:style-name="Heading_20_4" text:outline-level="4"><text:s/>WordSet Activation</text:h>
      <text:p text:style-name="Text_20_body">To make it easier to provide for the different activation routines for non-core wordsets of PFE, the PFE of 31.x and higher <text:s/>is now using the EXTENSION-query mechanism to activate wordsets - <text:s/>this follows the guidelines of the ANS Forth standard to activate <text:s/>additinal wordsets. Forth applications shall check the environment for a specific wordset with a query. The wordset might not be present before this call, so that references to the words in that wordset will fail (with an “undefined” exceptioin), but after a query to the environment did return true, it must stay that way and a wordset shall not be unloaded/deactivated thereafter.</text:p>
      <text:p text:style-name="Text_20_body">The PFE adopts this mechanism with some small restrictions. First of all, the ENVIRONMENT may contain a lot more definitions than just wordset assertions - if a query is not yet defined in the ENVIRONMENT, it is hard to decide whether it is part of <text:s/>another wordset or a reference to a wordset assertion itself that should trigger an implicit LOADM call. Therefore, if an application writer wants the PFE to check for a wordset then it should always be done for the -EXT variant. If the resp. wordset is already loaded, it will return the value of its assert constant. Otherwise, the PFE will replace the "-EXT" <text:s/>part with the module file extension being used on the current <text:s/>operation system, and if there is such an external module, it <text:s/>will loaded. When loaded succesfully, the environment-query will check again whether the newest module has been pushing <text:s/>an assert constant into ENVIRONMENT. If yes, then this value is returned, if no then an assert constant is generated that contains null as the value but makes the next environment query to succeed.</text:p>
      <text:p text:style-name="Text_20_body"><text:soft-page-break/>This scheme is used for internal and external modules, it even applies to the floating wordset. Since 31.x, the <text:s/>floating wordset is normally compiled as a wordset module, and the basic PFE runtime system does not contain the floating definitions after boot. They have to be activated. Try the following lines to see what it does:</text:p>
      <text:p text:style-name="Preformatted_20_Text"><text:s/>: EXIST? IF ." EXIST=" . <text:s/>ELSE ." NOT EXIST!" THEN CR ;<text:line-break/><text:line-break/> s" floating" ENVIRONMENT? EXIST? \ no<text:line-break/> s" floating-ext" ENVIRONMENT? EXIST? \ yes, loaded on the fly<text:line-break/> s" floating" ENVIRONMENT? EXIST? \ yes, matches floating-ext <text:line-break/></text:p>
      <text:p text:style-name="Text_20_body">Note that there is not even a floating-stack before the floating-ext wordset has been loaded, - it gets some <text:s/>memory from the Forth dictionary via a constrctor, and it places a deconstructor, and it places a hook into the ABORT cleanup routine to have the floatingstack cleared when an error occurs. </text:p>
      <text:h text:style-name="Heading_20_4" text:outline-level="4"><text:s/>Available Modules </text:h>
      <text:p text:style-name="Text_20_body"><text:s/>The PFE searches its lib-directory under "$prefix/lib/pfe/" for available modules - as an example, the activation of the FLOATING-EXT wordset is looked for in the binary <text:s/>"$prefix/lib/pfe/floating.so". The main LGPL:ed PFE core does ship with a number of external modules, and with each new generation more modules become available. These modules use the C compiler to generate optimized native code for the primitives they provide, and they can be easily used to interface with any other C-level code.</text:p>
      <text:p text:style-name="Text_20_body"><text:s/>Among the wordset modules that are currently available, the application programmer can use these for example:</text:p>
      <table:table table:name="WordsetModulesOverview" table:style-name="WordsetModulesOverview">
        <table:table-column table:style-name="WordsetModulesOverview.A"/>
        <table:table-column table:style-name="WordsetModulesOverview.B"/>
        <table:table-row>
          <table:table-cell table:style-name="WordsetModulesOverview.A1" office:value-type="string">
            <text:p text:style-name="P9">ZCHAR-EXT</text:p>
          </table:table-cell>
          <table:table-cell table:style-name="WordsetModulesOverview.A1" office:value-type="string">
            <text:p text:style-name="Standard">usually pre-linked, implements zero-terminated strings and backslashstrings.</text:p>
          </table:table-cell>
        </table:table-row>
        <table:table-row>
          <table:table-cell table:style-name="WordsetModulesOverview.A1" office:value-type="string">
            <text:p text:style-name="P9">DSTRINGS-EXT</text:p>
          </table:table-cell>
          <table:table-cell table:style-name="WordsetModulesOverview.A1" office:value-type="string">
            <text:p text:style-name="Standard">a work kindly provided by David N. Williams, implements <text:s/>dynamic strings over a string stack, and allows to use strings as freely as many other integral types.</text:p>
          </table:table-cell>
        </table:table-row>
        <table:table-row>
          <table:table-cell table:style-name="WordsetModulesOverview.A1" office:value-type="string">
            <text:p text:style-name="P9">FLOATING-EXT</text:p>
          </table:table-cell>
          <table:table-cell table:style-name="WordsetModulesOverview.A1" office:value-type="string">
            <text:p text:style-name="Standard">usually an external module now, a case of a standard ANS Forth wordset pushed to be external.</text:p>
          </table:table-cell>
        </table:table-row>
        <table:table-row>
          <table:table-cell table:style-name="WordsetModulesOverview.A1" office:value-type="string">
            <text:p text:style-name="P9">EDIT-EXT</text:p>
          </table:table-cell>
          <table:table-cell table:style-name="WordsetModulesOverview.A1" office:value-type="string">
            <text:p text:style-name="Standard">implements a block editor for PFE, just three Forth words are exported but it contains the full functionality in the C-compiled binary module. </text:p>
          </table:table-cell>
        </table:table-row>
        <table:table-row>
          <table:table-cell table:style-name="WordsetModulesOverview.A1" office:value-type="string">
            <text:p text:style-name="P9">HELP-EXT</text:p>
          </table:table-cell>
          <table:table-cell table:style-name="WordsetModulesOverview.A1" office:value-type="string">
            <text:p text:style-name="Text_20_body">the user doesn't need to load this module explicitly, <text:s/>the PFE core contains a word "HELP" that will implicitly load the HELP-EXT if it has not been loaded yet, it has actually a deferred ENVIRONMENT?-query in its definition. When the HELP-EXT module has been activated successfully, <text:s/>the word following "HELP" will be handed over, and the HELP-EXT module will serach the "$prefix/include/pfe/*.h" files for a description of the word. No need to leave PFE to view a short description of the word.</text:p>
          </table:table-cell>
        </table:table-row>
        <table:table-row>
          <table:table-cell table:style-name="WordsetModulesOverview.A1" office:value-type="string">
            <text:p text:style-name="P9">TOOLBELT-EXT</text:p>
          </table:table-cell>
          <table:table-cell table:style-name="WordsetModulesOverview.A1" office:value-type="string">
            <text:p text:style-name="Text_20_body">the PFE main core does already contain most of the toolbelt words but some are missing, and the word "NOT" has a different defintion. To help to run toolbelt-based Forth applications, the TOOLBELT-EXT provides optimized routines, and it can be activated just like any other wordset extension.</text:p>
          </table:table-cell>
        </table:table-row>
        <table:table-row>
          <table:table-cell table:style-name="WordsetModulesOverview.A1" office:value-type="string">
            <text:p text:style-name="P9">GFORTH-EXT</text:p>
          </table:table-cell>
          <table:table-cell table:style-name="WordsetModulesOverview.A1" office:value-type="string">
            <text:p text:style-name="Text_20_body">similar for some GForth extensions, here we add some <text:s/>extension that are sought to be compatible with their resp. GForth definitions to help application writers to run their GForth-based programs on top of the PFE. Words are added on request, just contact the PFE <text:s/>maintainer, it does not implement a complete series of GForth primitives.</text:p>
          </table:table-cell>
        </table:table-row>
        <text:soft-page-break/>
        <table:table-row>
          <table:table-cell table:style-name="WordsetModulesOverview.A1" office:value-type="string">
            <text:p text:style-name="P9">STRUCT-EXT</text:p>
          </table:table-cell>
          <table:table-cell table:style-name="WordsetModulesOverview.A1" office:value-type="string">
            <text:p text:style-name="Text_20_body">implements one of the many variants of STRUCT extensions for Forth - this one follows the MPE model at great lenghts, it provides FSL structs and a few compatibility words with GForth structs. There is a STRUCTS extension that builds on top of the STRUCT extension to help even more to port applications to the PFE.</text:p>
          </table:table-cell>
        </table:table-row>
        <table:table-row>
          <table:table-cell table:style-name="WordsetModulesOverview.A1" office:value-type="string">
            <text:p text:style-name="P9">SMART-GO-EXT</text:p>
          </table:table-cell>
          <table:table-cell table:style-name="WordsetModulesOverview.A1" office:value-type="string">
            <text:p text:style-name="Standard">A syntax extension to provide the PFE with a variant of extended literals. You can hook the outer interpreter via DEFERs and have it automatically call other words for a given prefix. For the curious.</text:p>
          </table:table-cell>
        </table:table-row>
        <table:table-row>
          <table:table-cell table:style-name="WordsetModulesOverview.A1" office:value-type="string">
            <text:p text:style-name="P9">MODULE-EXT</text:p>
          </table:table-cell>
          <table:table-cell table:style-name="WordsetModulesOverview.A1" office:value-type="string">
            <text:p text:style-name="Standard">provides a module system with hidden words and export words. Again, just one model in a large set of other variants in the Forth world, and this one is rather simple. It could be implemented in highlevel Forth as well. For the curious.</text:p>
          </table:table-cell>
        </table:table-row>
      </table:table>
      <text:p text:style-name="Text_20_body"/>
      <text:h text:style-name="P7" text:outline-level="3">Header Fields and Terms </text:h>
      <text:p text:style-name="Marginalia">(P) 2002 Guido U. Draheim &lt;guidod@gmx.de&gt;</text:p>
      <text:h text:style-name="Heading_20_4" text:outline-level="4"><text:s/>Terminology </text:h>
      <text:p text:style-name="Text_20_body">There is a set of established terminology about describing the way that the Forth system registers words and executions. A Forth word does have a few parts that are sometimes referred to with different words coming from a different historic background.</text:p>
      <text:h text:style-name="Heading_20_6" text:outline-level="6">NAME-field, NFA</text:h>
      <text:p text:style-name="Text_20_body_20_indent">A Forth word does have a name usually which can be used in source text to refer to the other parts associated with that Forth name. Note however that ":NONAME" creates a word without aname. The starting adress of the NAME-field is called the NFA,the Name-Field Adress. Ambiguities arise when a variable holds an NFA being an NFA-pointer but such a thing is often called an NFA-field.</text:p>
      <text:h text:style-name="Heading_20_6" text:outline-level="6"><text:s/>CODE-field, CFA, CODE-area, Execution</text:h>
      <text:p text:style-name="Text_20_body_20_indent">A Forth word does have an execution behavior usuallywhich is coded in the native instruction set of the local CPU. This is the primary code and the starting adress is usally called CFA, the Code-Field Adress. There is an important ambiguity with ITC, the indirect threaded code where CFA-pointer itself is called the Code-Field, so its adress is a pointer to a pointer.</text:p>
      <text:h text:style-name="Heading_20_6" text:outline-level="6"><text:s/>XT, Execution-Token, Synonym </text:h>
      <text:p text:style-name="Text_20_body_20_indent">Following from above, it is better to speak of an Execution Adress here. Actually, there exist implementations where the indirection is done through a table with pointers to code, and the execution field carries an integer. That brought up the tradition to call it an Execution-Token. The Forth standard describes it as the primary accessor to a word being also valid for nameless words. An exception is implemented in PFE where the Forth dictionary may carry Synonym entries being a name-field pointing to the execution of another word which makes the execution token not a unique thing for a word entry.</text:p>
      <text:h text:style-name="Heading_20_6" text:outline-level="6">PFA, BODY, Primitives </text:h>
      <text:p text:style-name="Text_20_body_20_indent">While a Forth word must have an associated execution, it is not necessary to have any data part. When there is no data part associated with a Forth word then it is called a "Primitive". To avoid problems in daily speak it is advisable to use the shorthand "Prim" instead. Sometimes a sloppy interpretion has established with speaking of associating a Prim Execution with a data part, in other words to parametrize a Prim Execution with a dedicated data body. The term PFA stands for Parameter-Field adress, and the later term "BODY" designates also the data area of a Forth word that a PFA tells about.</text:p>
      <text:h text:style-name="Heading_20_6" text:outline-level="6"><text:s/>LFA, LINK, Threads </text:h>
      <text:p text:style-name="Text_20_body_20_indent">While not interesting to the common Forth application writer, each Forth word does also have a Link-Field. That part is used to chain a series of Forth words into a list. A Forth WORDLIST does only need to know the LATEST entry in the list, and in that word entry a field LINK exists which points to its elder brother. Since there are a lot of words in a common Forth system that list would be very long and to search an entry by name can be quite consuming. Many Forth system <text:soft-page-break/>took the approach to take a hash-value from a give name, and the WORDLIST does not only have one LATEST reference but a number of list references each carrying only Forth words with the same hash-value. These per-hash lists are often called Name-Threads, or short Threads of a Wordlist.</text:p>
      <text:h text:style-name="Heading_20_6" text:outline-level="6"><text:s/>FFA, Flags, Immediate</text:h>
      <text:p text:style-name="Text_20_body_20_indent">And last not least, a Forth has some other information being associated that is used to classify Forth words. The best known is the classification of IMMEDIATE words. This one can be implemented with a single bit in a word entry that is true or not. A number of other flags may be associated as well to a Forth words which often leads to the implementation of bundling the flag bits into a Flag-Field. The start of that Flag-Field can be called the FFA, the Flag-Field Adress. </text:p>
      <text:p text:style-name="Text_20_body">The list above contains the <text:span text:style-name="Emphasis">usual</text:span> fields that are put into a word entry in the Forth dictionary. Some <text:s/>Forth system have other fields. A common approach would be to <text:s text:c="2"/>split the execution field into multiple fields that could be <text:s/>used for optimizations, e.g. different compile-state and interpret-state executions, specialized compile-executions <text:s/>for native code threading, or similar stuff - often these get hinted with additional flag bits that denote which part shall be used and how those field values shall be interpreted.</text:p>
      <text:h text:style-name="Heading_20_4" text:outline-level="4">Traditional Word Entry Layout</text:h>
      <text:p text:style-name="Text_20_body">The Forth Interest Group (FIG) did publish a Forth reference <text:s/>implementation in the late 70s which were allowed to be picked up even by commercial entities. Consequently, a lot of real Forth systems in the 80s happened actually derivates of that FIG-Forth. Even the first Forth Standard (Forth83) transpireda lot of the implementation specifics of the FIG-Forth model.</text:p>
      <text:p text:style-name="Text_20_body">That FIG-Forth has a known layout of Word Entries in the Forth Wordlists, and it did happen that a lot of Forth applications were to make assumptions on the exact parts of that layout. The first Forth83 was trying to make up a dedicated Wordset that were to cover those specifics in the hope that applications would atleast not make assumptions on the exact size and order of the fields in a word entry.</text:p>
      <text:p text:style-name="Text_20_body">Still, many specialty applications exist that did not pick up these Forth83 words, and PFE does try to follow the FIG word layout quite closely. In this section, we describe the original layout and semantics of a word entry and its fields to give you an idea about the extensions that were developed later on. </text:p>
      <text:p text:style-name="Preformatted_20_Text"><text:s/>NFA <text:s text:c="6"/>LFA <text:s text:c="5"/>CFA <text:s text:c="6"/>PFA<text:line-break/> +---------+--------+---------+-------<text:line-break/> | name[n] | link* <text:s/>| code* <text:s text:c="2"/>| data....<text:line-break/> +---------+--------+---------+-------<text:line-break/> <text:s text:c="11"/>nextNFA <text:s/>C call <text:s text:c="3"/>body(only for non-prims)</text:p>
      <text:p text:style-name="Text_20_body">Above is the traditional layout: each word entry starts with the name field, and the name is put inline, so that field has a variable length. The name string uses the counted string representation where the first byte holds the length of the actual string followed by the characters of that string. It is therefore easy to convert an NFA into an LFA by just fetching the length byte and adding it.</text:p>
      <text:p text:style-name="Text_20_body">After the name field follows the link field. In FIG-Forth it points to the start of the elder word entry which happens to be a name field adress as well. As a pointer it is exactly one CELL long followed by the execution field. In FIG-Forth that field has a pointer directly to the CODE execution being associated with the word, and it was quite usually called CFA back then (even tho that is not quite correct as it is the adress of a pointer to CODE - but there were no other execution representations at <text:soft-page-break/>that time). After that CFA pointer follows the body of the word (if not primitive). In FIG-Forth, the start adress was called the PFA and the area known as the Parameter-Field.</text:p>
      <text:p text:style-name="Text_20_body">The last thing not noted so far: where are the Flag bits of the word entry. Actually, in FIG-Forth it was decided to cut off a few bits in the count byte of the Name-Field. The upper three bits are reserved for usage as Flag-Bits, which has two consequences. First, the NFA and FFA are exactly the same addess. Secondly, the length of a name field length was limited to 31 being the maximum number hat can be expressed in the 5bits remaining in an octet <text:s/>byte.</text:p>
      <text:p text:style-name="Text_20_body">To get a bit into details here, be noted that the operation of NFA into LFA is slightly modified here with fetching the byte value from the NFA, and then using an AND31 to get at the length. Effectivly, in later FIG-Forth derived Forth systems the following word and implementation exists:</text:p>
      <text:p text:style-name="Preformatted_20_Text"><text:s/>: N&gt;LINK ( nfa -- lfa ) COUNT 31 AND + ;</text:p>
      <text:p text:style-name="Text_20_body">The inverse operation is a bit more complex. If you do only have an LFA then there is no count byte nearby that tells of the length of the Name-Field. Therefore one can not just add a length value to the LFA to get to the NFA. Instead a trick was used under the assumption that the Name-Field contains only ASCII characters which use only the lower 7bits of an octet byte. Therefore the highest bit of each character is zero, and it was <text:s/>defined that the highest bit in the count byte a.k.a. the higest bit in the Flag-Field would be set to one. Which leads to the following word and implementation:</text:p>
      <text:p text:style-name="Preformatted_20_Text"><text:s/>: L&gt;NAME ( lfa -- nfa ) REPEAT 1- DUP C@ 128 AND UNTIL ;</text:p>
      <text:p text:style-name="Text_20_body">The other fields have a fixed size in FIG-Forth. Let's define the other conversion words here - the names stem from the Forth-83 Standard that was trying to allow Forth system implementations with different sizes for each field or simply allow a different order of the fields.</text:p>
      <text:p text:style-name="Preformatted_20_Text"><text:s/>: LINK&gt; ( lfa -- cfa ) CELL + ; <text:s text:c="6"/>\ "name-from"<text:line-break/> : &gt;BODY ( cfa -- pfa ) CELL + ; <text:s text:c="6"/>\ "to-link"<text:line-break/> : &gt;LINK ( cfa -- lfa ) CELL - ; <text:s text:c="6"/>\ "to-link"<text:line-break/> : BODY&gt; ( pfa -- cfa ) CELL - ; <text:s text:c="6"/>\ "body-from"<text:line-break/> : &gt;NAME ( cfa -- nfa ) &gt;LINK L&gt;NAME ; \ "to-name"<text:line-break/> : NAME&gt; ( nfa -- cfa ) N&gt;LINK LINK&gt; ; \ "name-from"</text:p>
      <text:h text:style-name="Heading_20_4" text:outline-level="4">Searching A Word </text:h>
      <text:p text:style-name="Text_20_body">As an introductory implementation example, we show here a procedure to walk a wordlist and print all WORDS to the screen.</text:p>
      <text:p text:style-name="Preformatted_20_Text"><text:s text:c="2"/>: WORDS ( -- )<text:line-break/> <text:s text:c="4"/>CONTEXT @ ( get the most current wordlist in the ORDER )<text:line-break/> <text:s text:c="4"/>@ ( get the pointer to the LATEST word in the wordlist )<text:line-break/> <text:s text:c="4"/>BEGIN DUP WHILE<text:line-break/> <text:s text:c="7"/>DUP COUNT 31 AND TYPE CR ( print the name field of the word )<text:line-break/> <text:s text:c="7"/>N&gt;LINK @ <text:s text:c="10"/>( fetch the next name field in the chain )<text:line-break/> <text:s text:c="4"/>REPEAT <text:line-break/> <text:s text:c="4"/>DROP<text:line-break/> <text:s/>;</text:p>
      <text:p text:style-name="Text_20_body">This example shows how each word chains to the next via the value in the Link-Field, and each Name-Field is a counted string with a maxium of 31 characters that we want to print to the screen. A common operation however is not to print <text:s/>just the word name but to look for the definition hints <text:s/>associated with a given name needed by the application, so we search the wordlist for the word entry of that name and a return a reference to it.</text:p>
      <text:p text:style-name="Text_20_body"><text:soft-page-break/>The early FIG-Forth system was case-insensitive and it was not <text:s/>using hashed wordlist threads. A wordlist was simply a pointer to the latest word entry in the chain. Each word entry has a link field pointing to the next name, the last word in the chain has simply a null. That makes for the following implementation valid for FIG-Forth systems:</text:p>
      <text:p text:style-name="Preformatted_20_Text"><text:s text:c="2"/>: SEARCH-WORDLIST ( name-str name-len wordlist-ptr -- 0 | xt 1 )<text:line-break/> <text:s text:c="3"/>@ <text:span text:style-name="T2">( fetch the adress of the first name in the chain )</text:span><text:line-break/> <text:s text:c="3"/>BEGIN DUP WHILE<text:line-break/> <text:s text:c="5"/>2DUP C@ 31 AND = <text:span text:style-name="T2">( the two names must have atleast the same length )</text:span><text:line-break/> <text:s text:c="5"/>IF <text:span text:style-name="T2">( then do the slower operation to mem compare the two name areas )</text:span><text:line-break/> <text:s text:c="7"/>3DUP OVER COMPARE <text:s/>0= IF <text:span text:style-name="T2">( found a match ... to be returned )</text:span><text:line-break/> <text:s text:c="10"/>&gt;R 2DROP R&gt; NAME&gt; TRUE <text:s text:c="2"/><text:line-break/> <text:s text:c="7"/>THEN <text:line-break/> <text:s text:c="5"/>THEN <text:span text:style-name="T2">( otherwise - go to the next word entry )</text:span><text:line-break/> <text:s text:c="5"/>&gt;LINK @<text:line-break/> <text:s text:c="3"/>REPEAT<text:line-break/> <text:s text:c="3"/>3DROP FALSE<text:line-break/> <text:s/>;</text:p>
      <text:p text:style-name="Text_20_body">Note how that implementation makes a number of assumptions: the first field in the wordlist reference has the pointer to the word chain. A word pointer is identical with a name adress. <text:s/>A name is a counted string with a maximum of 31 characters. The link field points to the next word entry being the name adress of that word. And finally, the example is somewhat wrong since it does not return the +1/-1 categorization of the word being found, it should be -1 for immediate words. We would have to return a hint based on the Flag-Field content.</text:p>
      <text:p text:style-name="Text_20_body">The immediate-flag is one of the three bits reserved for the Flag-Field. By tradition the highest bit (decimal 128) is <text:s/>used for the name-field-start detection algorithm, the middle bit (decimal 64) is used for the immediate-flag, and the lowest flag (decimal 32) is used for the smudge-bit. The <text:s/>latter bit denotes names that are invalidated and which should not be returned from a SEARCH-WORDLIST. A more realistic implementation might look like this:</text:p>
      <text:p text:style-name="P11"><text:s text:c="2"/>: SEARCH-WORDLIST ( name-str name-len wordlist-ptr -- 0 | xt +1 | xt -1 )<text:line-break/> <text:s text:c="3"/>@ <text:span text:style-name="T2">( fetch the adress of the first name in the chain )</text:span><text:line-break/> <text:s text:c="3"/>BEGIN DUP WHILE<text:line-break/> <text:s text:c="5"/>C@ 32 AND 0= IF <text:span text:style-name="T2">( the name is not smudged )</text:span><text:line-break/> <text:s text:c="7"/>2DUP C@ 31 AND = <text:span text:style-name="T2">( the two names must have atleast the same length )</text:span><text:line-break/> <text:s text:c="7"/>IF <text:span text:style-name="T2">( then do the slower operation to mem compare the two name areas )</text:span><text:line-break/> <text:s text:c="9"/>3DUP OVER COMPARE <text:s/>0= IF <text:span text:style-name="T2">( found a match ... to be returned )</text:span><text:line-break/> <text:s text:c="11"/>&gt;R 2DROP R@ NAME&gt; R&gt; C@ 64 AND IF -1 ELSE +1 THEN <text:s text:c="2"/><text:line-break/> <text:s text:c="9"/>THEN <text:line-break/> <text:s text:c="7"/>THEN <text:span text:style-name="T2">( otherwise - go to the next word entry )</text:span><text:line-break/> <text:s text:c="5"/>THEN<text:line-break/> <text:s text:c="5"/>&gt;LINK @<text:line-break/> <text:s text:c="3"/>REPEAT<text:line-break/> <text:s text:c="3"/>3DROP FALSE<text:line-break/> <text:s/>;</text:p>
      <text:p text:style-name="Text_20_body">The SEARCH-WORDLIST procedure is used most often in Forth system trying to lookup the word information for a name currently found in the input stream. In the usual case the system is trying to find the execution associated with a given which is the reason why the standard word SEARCH-WORDLIST returns the execution token instead of the name-field that matches - note that in older Forth systems a similar word FIND was used that would take a counted string as the input and return the NFA that matches it. A lot of FIG-Forth sourcecode uses that word instead.</text:p>
      <text:p text:style-name="Text_20_body">To get a better understanding of what the SEARCH-WORDLIST procedure does, have a look at the following visual representation of the chain. Note how beneficial it is to put the characters of the name-field and the link-pointer very close to each other, so they will usually end up on the same <text:soft-page-break/>cache-line of the CPU. An indirect reference of the name field is a rare implementation option in Forth systems, instead we find optimizations where the a combination of name-field, link-field and flag-field are using <text:s/>a separate block in memory (called the header-space) being set aside from the memory area containing code and data of a word. That will ensure all header parts for SEARCH-WORDLIST to be strictly adjascent (without interleaved CFA and PFA) and therefore <text:s/>increase the number of times that a header field is in the cpu cache when being accessed.</text:p>
      <text:p text:style-name="Preformatted_20_Text"><text:s text:c="5"/>WORDLIST<text:line-break/> +------+----<text:line-break/>WWWW | XXXX |....<text:line-break/> +------+---- +--------------<text:line-break/> the latest NFA ----\ <text:s text:c="7"/>/---------------&gt;| DUP CODE.....<text:line-break/> /----------------/ <text:s text:c="7"/>| <text:s text:c="15"/>+--------------<text:line-break/> V <text:s text:c="24"/>|<text:line-break/> +---------+---------+--------+--------+ <text:s text:c="7"/>a normal word with<text:line-break/>XXXX | 83 | D <text:s/>| U <text:s/>| P <text:s/>| <text:s/>YYYY <text:s/>| <text:s/>CCCC <text:s/>| <text:s text:c="7"/>a 3 character name<text:line-break/> +---------+---------+--------+--------+ <text:s text:c="7"/><text:line-break/> <text:s text:c="24"/>| <text:s text:c="7"/>| <text:s text:c="15"/>+--------------<text:line-break/> <text:s text:c="6"/>/-----------------/ <text:s text:c="7"/>/---------------&gt;| THEN CODE....<text:line-break/> <text:s text:c="6"/>V <text:s text:c="25"/>| <text:s text:c="15"/>+--------------<text:line-break/> <text:s text:c="4"/>+---------+---------+--------+--------+---------+<text:line-break/>XXXX | C4 | T <text:s/>| H <text:s/>| E <text:s/>| N <text:s/>| <text:s/>ZZZZ <text:s/>| <text:s/>CCCC <text:s/>| pppp <text:s/>immediate word<text:line-break/> <text:s text:c="4"/>+---------+---------+--------+--------+---------+ <text:s text:c="2"/>name length 4<text:line-break/> <text:s text:c="33"/>|<text:line-break/> <text:s text:c="7"/>/-------------------------/ <text:s text:c="2"/><text:line-break/> <text:s text:c="7"/>V</text:p>
      <text:h text:style-name="Heading_20_4" text:outline-level="4">Mechanics Of VARIABLE and VALUE </text:h>
      <text:p text:style-name="Text_20_body">A common thing of firsthand misunderstanding is the fact that <text:s/>the two words VARIABLE and VALUE are no data words. They are <text:s/>primitives which have no BODY-field at all. Instead they do <text:s/>CREATE other words that are non-primitives. The standard word <text:s/>"CREATE" parses the next word from the input stream and <text:s/>creates a header block as shown above including a default <text:s/>CFA value being equivalent to that of a VARIABLE. Let's <text:s/>assume a user did type "VARIABLE MYVAR" then it may result <text:s/>in the following memory layout:</text:p>
      <text:p text:style-name="Preformatted_20_Text"><text:s text:c="26"/>| <text:s text:c="19"/>+------------------+<text:line-break/> <text:s text:c="4"/>/--------------------/ <text:s text:c="19"/>| "make variable" <text:s/>|<text:line-break/> <text:s text:c="4"/>| <text:s text:c="40"/>+------------------+<text:line-break/> <text:s text:c="4"/>V <text:s text:c="59"/>^<text:line-break/> <text:s/>+---------+---------+---------+---------+---------+--------- <text:s text:c="3"/>|<text:line-break/> <text:s/>| 88 | V <text:s/>| A <text:s/>| R <text:s/>| I <text:s/>| A <text:s/>| B <text:s/>| L <text:s/>| E <text:s/>| XXXX <text:s text:c="2"/>| cccccc -/<text:line-break/> <text:s/>+---------+---------+---------+---------+---------+---------<text:line-break/> <text:s/>NFA <text:s text:c="41"/>LFA <text:s text:c="5"/>CFA<text:line-break/><text:line-break/> <text:s text:c="48"/>+-----------------<text:line-break/> <text:s text:c="43"/>/-&gt; <text:s/>| "variable runtime"<text:line-break/> <text:s text:c="43"/>| <text:s text:c="3"/>+-----------------<text:line-break/> <text:s text:c="43"/>|<text:line-break/> <text:s/>+---------+---------+---------+---------+---------+--------+<text:line-break/> <text:s/>| 85 | M <text:s/>| Y <text:s/>| V <text:s/>| A <text:s/>| R <text:s/>| <text:s/>YYYY <text:s text:c="2"/>| cccccc <text:s/>| <text:s/>0000 &lt;--- init<text:line-break/> <text:s/>+---------+---------+---------+---------+---------+--------+ <text:s/>value <text:line-break/> <text:s/>NFA <text:s text:c="26"/>LFA <text:s text:c="5"/>CFA <text:s text:c="7"/>PFA</text:p>
      <text:p text:style-name="Text_20_body">As soon as the Forth outer interpreter will find the standard word "VARIABLE" in the input stream, it will call SEARCH-WORDLIST to retrieve the execution of that word. That execution is run and create a variable instance - it parses the next part from the input <text:s/>stream ("MYVAR") and creates a new header block with a specific <text:s/>execution for all variable instances. So - if the outer interpreter does later find "MYVAR" in the input stream then will call <text:s/>SEARCH-WORDLIST to retrieve the <text:soft-page-break/>execution of that word. That <text:s/>execution is a very simple one, as it will return the PFA on the stack, so we can use "@"-fetch and "!"-store on the data body of the variable.</text:p>
      <text:p text:style-name="Text_20_body">If we would have been using "VALUE MYVAL" instead then the resulting memory layout would be the same with just a few bits changed. Apart from the slightly different name, it would get another code pointer into its execution field that would point to a "value runtime" instead of "variable runtime". The value runtime does slightly more, it does not return the adress of its data body but the actual value within its data body. To change the data body, a special word "TO" must <text:s/>be used. However, with all the knowledge about word layout that can be achieved differently as well:</text:p>
      <text:p text:style-name="Preformatted_20_Text"><text:s text:c="2"/>VARIABLE MYVAR <text:s text:c="7"/>\ a VARIABLE instance does return the<text:line-break/> <text:s/>2 MYVAR ! <text:s text:c="12"/>\ adress of its body - to be stored to.<text:line-break/> <text:s/>MYVAR @ .<text:line-break/>&gt; 2<text:line-break/> <text:s/>4 ' MYVAR &gt;BODY ! <text:s text:c="4"/>\ setting the data body of MYVAR to 4<text:line-break/> <text:s/>MYVAR @ . <text:s text:c="12"/>\ with another variant to store into.<text:line-break/>&gt; 4<text:line-break/><text:line-break/> <text:s/>6 VALUE MYVAL <text:s text:c="8"/>\ a VALUE returns the value not <text:s/><text:line-break/> <text:s/>MYVAL . <text:s text:c="14"/>\ just the adress of its data body<text:line-break/>&gt; 6 <text:s text:c="20"/><text:line-break/> <text:s/>7 TO MYVAL <text:s text:c="11"/>\ changing needs a dedicated word<text:line-break/> <text:s/>MYVAL .<text:line-break/>&gt; 7<text:line-break/> <text:s/>8 ' MYVAL &gt;BODY ! <text:s text:c="4"/>\ or the same sequence as above where<text:line-break/> <text:s/>MYVAL . <text:s text:c="14"/>\ we did access data body adress too.<text:line-break/>&gt; 8</text:p>
      <text:h text:style-name="P7" text:outline-level="3">How To Write A PFE Module</text:h>
      <text:h text:style-name="Heading_20_4" text:outline-level="4"><text:s/>The Current State </text:h>
      <text:p text:style-name="Text_20_body">currently, building of a module has only been done within the PFE source tree. You have to add a few lines to the Makefile.am so it is build and installed. This howto will guide you through the process of creating a new module for the PFE source tree, i.e. a PFE extension module.</text:p>
      <text:h text:style-name="Heading_20_4" text:outline-level="4"><text:s/>The Name Of The Module</text:h>
      <text:p text:style-name="Text_20_body">the first thing you have to do of course: be creative and invent a name. This name will be used in many many occasions as a reference symbol and signon identifier. In this example the module is named 'example' which is creative enough here.</text:p>
      <text:p text:style-name="Text_20_body">this name is called a 'wordset-name' since it will be used as that. It can even be queried with ENVIRONMENT, and it is listed in the LOADED wordlist of PFE.</text:p>
      <text:h text:style-name="Heading_20_4" text:outline-level="4"><text:s/>Create the File And Add It To Makefile.am</text:h>
      <text:p text:style-name="Text_20_body">the filename shall *not* be example.c, since I am compiling the PFE for some embedded/kernel targets which only need a '.o'-file, just think of a linux kernel module. Since the intermediate objects are '.o'-files and the 'ld -r' target of several intermediate objectfiles is also an '.o'-file, well, it must be assured that the intermediate objectfiles have a different name than the product '.o'-file.</text:p>
      <text:p text:style-name="Text_20_body">If you did not understand what I want, well, don't think about it too long and add a "-ext" to the filestem, so that <text:s/>in here, the extension module 'example' is build from the source file 'example-ext.c'.</text:p>
      <text:p text:style-name="Text_20_body">Have a look at the “Makefile.am” and its “toolbelt-ext.c”. <text:s/>You will instantly see what is to be done: first, add the <text:s/>module name to the “pkglib_LTLIBLIBRARIES”, ie.</text:p>
      <text:p text:style-name="Preformatted_20_Text"><text:s/>-pkglib_LTLIBRARIES = edit.la toolbelt.la<text:line-break/> +pkglib_LTLIBRARIES = edit.la toolbelt.la example.la</text:p>
      <text:p text:style-name="Text_20_body">and then add a new _la_ section that ```automake``` can see, since you will probably build from just one sourcefile, it will just look like the others, ie.</text:p>
      <text:p text:style-name="Preformatted_20_Text"><text:s/>+example_la_SOURCES = example-ext.c<text:line-break/> +example_la_LDFLAGS = -export-dynamic -module -avoid-version<text:line-break/> +example-ext.lo : example-ext.c<text:line-break/><text:tab/>$(LTCOMPILE) -DMODULE -c $&lt;</text:p>
      <text:p text:style-name="Text_20_body">where the third line should go away in the next PFE generation, and in fact since generation 32.x there is no need for a MODULE-define anymore - the .o file is the same for being either external or internal to the PFE binary. Instead we link a loader-part into the module.so. The 32.x module automake snippet looks now like:</text:p>
      <text:p text:style-name="Preformatted_20_Text"><text:s/>+example_la_SOURCES = example-ext.c example-dll.c<text:line-break/> +example_la_LDFLAGS = -export-dynamic -module -avoid-version<text:line-break/> +example-dll.c : $(srcdir)/module-dll.c<text:line-break/><text:tab/>sed s/module/example/ $&lt; &gt; $@</text:p>
      <text:p text:style-name="Text_20_body">and it allows us to modify the module glue code independently of the module source code later on. this is it for Makefile.am, now go ahead and create the file, i.e. “example-ext.c”.</text:p>
      <text:h text:style-name="Heading_20_4" text:outline-level="4"><text:soft-page-break/><text:s/>What Must Be In The Source File</text:h>
      <text:p text:style-name="Text_20_body">I do strongly suggest that you include a header comment that goes right at the start of the file. The autodoc system of PFE will see it as a special section that should be treated specially and included in the documentation file. Just explain everything that you want to point out to anyone who would want to use your wordset. Do also include your name and a copyright information. Remember, it is the most easiest for you to send me the file, so it can be distributed along with PFE, so it can get compiled on many many platforms, and so it can get maintained over some internal changes in PFE. And actually, this very source file is stored also in the Tek Source Repository, where you don't want that some Tekkie simply adds a Tektronix Copyright in there - the files are writable by other Tek developers too, not just me.</text:p>
      <text:p text:style-name="Preformatted_20_Text"><text:s/>/** <text:line-break/> <text:s/>* <text:s/>Artistic License (C) 2000 Julius Caesar<text:line-break/> <text:s/>*<text:line-break/> <text:s/>* <text:s/>@description<text:line-break/> <text:s/>* <text:s text:c="5"/>An example module for my personal experimentation.<text:line-break/> <text:s/>*/</text:p>
      <text:p text:style-name="Text_20_body">next you need to include some headers from the PFE base system. These headers are made namespace clean, ie. they all have a prefix like “FX_” or mostly “p4_”. For a real programmer, this is inconvenient, and it makes the code not very readable. If you look closer, you will see that in most headers there are “#ifdef _P4_SOURCE” sections (expecially in “def-types.h”) which do include things like</text:p>
      <text:p text:style-name="Preformatted_20_Text"><text:s/>#define DP <text:s text:c="3"/>p4_DP<text:line-break/> #define BASE <text:s/>p4_BASE<text:line-break/> #define SP <text:s text:c="3"/>p4_SP<text:line-break/> #define STATE p4_STATE</text:p>
      <text:p text:style-name="Text_20_body">In general, most sources handwritten by users will want to have <text:s/>these. This is however not a good recommendation if the extension module is derived from some other source, e.g. Tek has a <text:a xlink:type="simple" xlink:href="http://www.swig.org/" office:name="swig">SWIG</text:a> <text:s/>extension to convert C headers to PFE modules. Anyway, your file will most start with:</text:p>
      <text:p text:style-name="Preformatted_20_Text"><text:s/>#define P4_SOURCE 1<text:line-break/> #include &lt;pfe/pfe-base.h&gt;</text:p>
      <text:p text:style-name="Text_20_body">make sure to include one of the PFE headers first, so that the gcc register allocation may work (--with-regs is greater 0). For a single wordset, you need also to include “pfe/def-words.h”, but I recommend to do that last, after all other includes, since there are a lot of two-char</text:p>
      <text:p text:style-name="Preformatted_20_Text"><text:s/>#defines (if you specified P4_SOURCE).</text:p>
      <text:p text:style-name="Text_20_body">Now, let's have a look at a simple word, e.g. the 2NIP as implemented in “toolbelt-ext.c”. Please add a <text:s/><text:a xlink:type="simple" xlink:href="http://www.zib.de/Visual/software/doc++" office:name="javadoc-like">javadoc</text:a> like comment before, and make the first line of that comment show the Forth Stack Notation.</text:p>
      <text:p text:style-name="Preformatted_20_Text"><text:s/>/** 2NIP ( w x y z -- y z )<text:line-break/> <text:s/>* Drop the third and fourth elements from the stack.<text:line-break/> <text:s/>*/</text:p>
      <text:p text:style-name="Text_20_body">Now everyone knows what that word <text:span text:style-name="Emphasis">should</text:span> do. <text:s/>All wordset words in PFE should then be declared with a prototype macro as FCode. On most systems, a “FCode(example)” will expand to “void example_ (void)” - note the underscore at the end that distinguishes the PFE symbol from other C symbols.</text:p>
      <text:p text:style-name="Text_20_body">Write the body of the function. Inside of an “FCode” word, you are assured to access the Forth stacks and dictionary directly - via its pointer macros. The most common pointers are: </text:p>
      <text:p text:style-name="Preformatted_20_Text"><text:soft-page-break/><text:s/>SP - Parameter stack pointer (downwards)<text:line-break/> RP - Return stack pointer (downwards)<text:line-break/> FP - Floating stack pointer (downwards, not always compiled in).<text:line-break/> IP - Colon Instruction pointer (upwards) <text:line-break/> <text:s text:c="5"/>points to the next token to be executed by the innner<text:line-break/> <text:s text:c="5"/>interpreter (known as NEXT in other Forth systems).<text:line-break/> DP - dictionary pointer, the values is otherwise known as HERE.<text:line-break/> LAST - pointer to NFA of the last CREATE word, null after FORGET</text:p>
      <text:p text:style-name="Text_20_body">most of the important ones are declared in “def-types.h”, <text:s/>and most of the important macros to access them are declared in “def-macro.h”, e.g.</text:p>
      <text:p text:style-name="Preformatted_20_Text"><text:s/>FX_DROP FX_POP FX_PUSH(x) FX_DUP FX_OVER FX_NIP ... changing SP<text:line-break/> and FX_COMMA to compile to HERE <text:line-break/> (and comma is defined as '*DP = x, DP += sizeof(p4cell)' )</text:p>
      <text:p text:style-name="Text_20_body">the 2NIP implementation is of course a short one. We just <text:s/>want to nip the third and fourth item in the parameter <text:s/>stack, and just as you would expect from “PICK”, the <text:s/>values in the SP-stack are called SP[0] SP[1] SP[2] SP[3], <text:s/>where SP[0] is of course the top of stack. Here we copy [0]-&gt;[2] and [1]-&gt;[3] <text:s/>and decrease then the stack depth by increasing the stack pointer by 2 - remember that the parameter stack is a “(p4cell*)” and it increments downward.</text:p>
      <text:p text:style-name="Preformatted_20_Text"><text:s text:c="2"/>SP[2] = SP[0];<text:line-break/> <text:s/>SP[3] = SP[1];<text:line-break/> <text:s/>SP += 2;</text:p>
      <text:p text:style-name="Text_20_body">you can then declare other such words, and finally you need <text:s/>to make them known to Forth. This is done by assembling all the words in a Wordset-table. A Wordset table is really two C strutures, where the first lists the entries and the second gives some more information. They are always written shoulder on shoulder, so it looks like</text:p>
      <text:p text:style-name="Preformatted_20_Text"><text:s text:c="2"/>P4_LISTWORDS(example) =<text:line-break/> <text:s/>{<text:line-break/><text:tab/>CO ("2NIP", <text:s text:c="2"/>p4_two_nip),<text:line-break/> <text:s/>};<text:line-break/> <text:s/>P4_COUNTWORDS(example, "EXAMPLE - my own example words");</text:p>
      <text:p text:style-name="Text_20_body">but the two-letter entries will be removed from PFE shortly, so use the new style with longer names. Since 31.x generation, you should use this style:</text:p>
      <text:p text:style-name="Preformatted_20_Text"><text:s text:c="2"/>P4_LISTWORDS(example) =<text:line-break/> <text:s/>{<text:line-break/><text:tab/>P4_FXco ("2NIP", <text:s text:c="2"/>p4_two_nip),<text:line-break/> <text:s/>};<text:line-break/> <text:s/>P4_COUNTWORDS(example, "EXAMPLE - my own example words");</text:p>
      <text:p text:style-name="Text_20_body">and in the following sections, only the longer names are referenced. Have a look into the header file to get the old-style words.</text:p>
      <text:p text:style-name="Text_20_body">Note that P4_FXco is a macro from “pfe-words.h” that <text:s/>does all <text:s/>the relevant things. So just give it a name with a C-string and the name you used in FCode. The P4_COUNTWORDS macro has a string - and the first part (upto the first space) is used to identify the wordset in ENVIRONMENT queries. It will also show up in the LOADED WORDS.</text:p>
      <text:p text:style-name="Text_20_body">the macro (e.g. P4_FXco) will define what the symbol should be look like in Forth - P4_FXco is a subroutine code reference, i.e. a primitive. P4_IXco is the same, but immediate. There are lots of other macros, just have a look at “def-words.h”.</text:p>
      <text:p text:style-name="Text_20_body"><text:soft-page-break/><text:span text:style-name="Emphasis">note: the following paragraph is outdated </text:span><text:line-break/>since the <text:s/>31.x generation which has this LOADLIST table in the referenced module-dll.c. No need to declare it by hand anymore, just link it to your original source code. Anyway, you still have the option to declare an explicit loadlist, but you <text:s/>can not be assured that this will stay in the next generation of PFE, where the loadlist code might be removed completly. The single-level load-scheme does not need it anymore, as all kinds of loader-commands are available in wordsets too. Avoid this one.</text:p>
      <text:p text:style-name="Text_20_body">Anyway, here's what it looked like:</text:p>
      <text:p text:style-name="Preformatted_20_Text"><text:s/>P4_LOADLIST (example) =<text:line-break/> {<text:line-break/><text:tab/>P4_LOAD_INTO, "EXTENSIONS",<text:line-break/><text:tab/>&amp;P4WORDS(example),<text:line-break/><text:tab/>P4_LOAD_END<text:line-break/> };<text:line-break/> P4_MODULE_LIST (example);</text:p>
      <text:p text:style-name="Text_20_body">And now you are basically through with it. Just compile, and when ```pfe``` is started, type “LOADM example” to get access to the words in the “EXTENSIONS” vocabulary.</text:p>
      <text:h text:style-name="Heading_20_4" text:outline-level="4"><text:s/>Semant - advanced words of PFE</text:h>
      <text:p text:style-name="Text_20_body">The Semant words are one of the nicest features of PFE. Without much horrors, you get compiling words and state-smart words ... and it will also be nicely decompiled by “SEE” without <text:s/>any further problem.</text:p>
      <text:p text:style-name="Text_20_body">Let's have a look now at “p4_literal”, <text:s/>i.e. LITERAL</text:p>
      <text:p text:style-name="Preformatted_20_Text"><text:s/>/** LITERAL ( value -- )<text:line-break/> <text:s/>* compiling takes the value from CS-STACK and puts<text:line-break/> <text:s/>* it into the dictionary. Upon execution, it will <text:line-break/> <text:s/>* visible the parameter stack. In exec mode, the<text:line-break/> <text:s/>* value is just left on the CS-STACK - which simply<text:line-break/> <text:s/>* is the parameter stack itself.<text:line-break/> <text:s/>*/<text:line-break/> FCode (p4_literal)<text:line-break/> {<text:line-break/><text:tab/>if (STATE)<text:line-break/><text:tab/>{<text:line-break/><text:tab/><text:tab/>FX_COMPILE (p4_literal);<text:line-break/><text:tab/><text:tab/>FX_COMMA (FX_POP);<text:line-break/><text:tab/>}<text:line-break/> }<text:line-break/> FCode (p4_literal_execution)<text:line-break/> {<text:line-break/><text:tab/>FX_PUSH (P4_POP (IP));<text:line-break/> }<text:line-break/> P4COMPILES (p4_literal, p4_literal_execution,<text:line-break/><text:tab/>P4_SKIPS_CELL, P4_DEFAULT_STYLE);</text:p>
      <text:p text:style-name="Text_20_body">The last COMPILES-declaration is the binding link between everything and all about Semant-words. The first parameter references the original compiling FCode. The FX_COMPILE in the compiling FCode will in turn reference this semant declaration.</text:p>
      <text:p text:style-name="Text_20_body">The second parameter of COMPILES is of course the execution that should be COMMA into the dictionary. Since PFE is indirect threaded, you cannot just use FX_COMMA(p4_literal_execution), instead you compile the address of the pointer to p4_literal_execution that is given by the static Semant-structure. The advantage is, <text:s/>that the decompiler knows the address of this COMPILES-<text:soft-page-break/>structure, and so there are some hints for the decompiler. SKIPS_CELL should be very obvious - the decompiler shall not interpret the next token in the colon-definition. And the default-style is, well, just nothing. All kinds of indentations for IF and LOOP style words could be given. See “def-const.h” for some of them.</text:p>
      <text:p text:style-name="Text_20_body">The compiling word should now be understandable: if in compiling mode, compile a execution-token (the address to a pointer to a C-function), <text:s/>and the value on the stack into the dictionary at HERE. The POP will also consume the value off the paramter stack.</text:p>
      <text:p text:style-name="Text_20_body">The execution is supposed to do the reverse of it, so PUSH will insert the value on top of the parameter stack, and the value is retrieved by looking at IP. Remember, IP points to the next token that the colon-inner-interpreter will execute if the current C-function returns. Therefore, the value is fetched from there (i.e. “<text:span text:style-name="Source_20_Text">*IP</text:span>”) and afterwards increased to the <text:s/>next token (i.e. “<text:span text:style-name="Source_20_Text">IP++</text:span>”) which can be expressed <text:s/>with a single statement as in “<text:span text:style-name="Source_20_Text">*IP++</text:span>”. You could <text:s/>however use the macro “<text:span text:style-name="Source_20_Text">P4_POP(IP)</text:span>” <text:s/>to make for a bit of literal programming here.</text:p>
      <text:p text:style-name="Text_20_body">Now that the implementation is done, export the semant-word in the wordset-table - and be sure to use “SXco”. All “SXco” words are of course immediate, and it does not reference the compiling word, but the semant-structure. Here you would write...</text:p>
      <text:p text:style-name="Preformatted_20_Text"><text:s text:c="2"/>P4_LISTWORDS(example) =<text:line-break/> <text:s/>{<text:line-break/><text:tab/>P4_SXco ("LITERAL", <text:s text:c="2"/>p4_literal),<text:line-break/> <text:s/>};<text:line-break/> <text:s/>P4_COUNTWORDS(example, "EXAMPLE - my own example words");</text:p>
      <text:p text:style-name="Text_20_body">The real benefit will be obvious when you make a colon-definition with a semant-word, and when done, use SEE to see what is in there. It will produce some very fine output. Well, the SEE words are of course in “debug-ext.c”, since decompiling is used usually during debugging or even single-stepping.</text:p>
      <text:h text:style-name="Heading_20_4" text:outline-level="4">Runtime &gt;&gt; preparing PFE for call-threading</text:h>
      <text:p text:style-name="Text_20_body">The previous section dealt with the execution semantics of compiling words which add their execution vector to the current colon definition under creation. Here we present the style of creating new HEADER entries in the dictionary and setting up its runtime code for the new words.</text:p>
      <text:p text:style-name="Text_20_body">Up to the 31.x generation, this was very simple - one would simply call a word that creates a header entry (or just skip that part of noname entries), and the CFA runtime vector had been simply COMMAd into its place, followed by more COMMAs to set up the parameter field. Here's a typical snippet of that style:</text:p>
      <text:p text:style-name="Preformatted_20_Text"><text:s/>FCode(p4_constant)<text:line-break/> {<text:line-break/> <text:s text:c="3"/>p4_header (PFX(p4_constant_RT), 0);<text:line-break/> <text:s text:c="3"/>FX_COMMA(FX_POP);<text:line-break/> }</text:p>
      <text:p text:style-name="Text_20_body"><text:s/>With the current generation of 32.x this is not quite recommended, even that you can still use this scheme. However, use a new style for it which is much more obvious about what you want to do, so let it look like this:</text:p>
      <text:p text:style-name="Preformatted_20_Text"><text:s/>FCode(p4_constant)<text:line-break/> {<text:line-break/> <text:s text:c="2"/>FX_HEADER; <text:s text:c="2"/>// create header up to but not including CFA<text:line-break/> <text:s text:c="2"/>FX_COMMA(PFX(p4_constant_RT)); <text:s text:c="4"/>// setup the CFA value<text:line-break/> <text:s text:c="2"/>FX_COMMA(FX_POP);<text:line-break/> }</text:p>
      <text:p text:style-name="Text_20_body"><text:soft-page-break/>The disadvantage is that it makes a specific assumption about the setting of a runtime vector of a codefield, and it even declared the codefield to be just the address of the runtime C-routine. This is true for the default indirect-threaded model. </text:p>
      <text:p text:style-name="Text_20_body">In order to widen the range of possible threading-models, we go the same way as for the semant-words - we create an runtime info-block and the CFA-setup is done by referencing this info-block - in the default indirect-threaded model it will simply fetch the value that points to the C-routine, and COMMA it where the definition is so far. Here is the style that is recommended in the 32.x generation:</text:p>
      <text:p text:style-name="Preformatted_20_Text"><text:s/>FCode(p4_constant)<text:line-break/> {<text:line-break/> <text:s text:c="3"/>FX_HEADER;<text:line-break/> <text:s text:c="3"/>FX_RUNTIME1(p4_constant);<text:line-break/> <text:s text:c="3"/>FX_COMMA(FX_POP);<text:line-break/> }<text:line-break/> P4RUNTIME1(p4_constant, p4_constant_RT);</text:p>
      <text:p text:style-name="Text_20_body"><text:s/>and unlike the traditional code, this one is not anymore just an FXco or IXco (that would get at the FCode address) in the LISTWORDS table, instead we use now the RTco designation in the LISTWORDS table that will reference the name of the P4RUNTIME info-block (just like SXco references the name of the P4COMPILES info-block).</text:p>
      <text:p text:style-name="Text_20_body">Actually, this new style with an FX_RUNTIME macro, makes the C source much more obvious as the macro name FX_RUNTIME does point out what shall be done at this point, to setup a runtime-vector for the header just created before. But there is also another need around here which circulates around the decompiling of words. Up to here, the debug-ext will contain a large table of all known runtime-vector values and associate it with the C code to decompile its parameter area, including the colonwords. Using this new scheme, the moduleloader has the chance to see new runtime vectors, and register them dynamically. This is not done up to now, but it will be used in the 33.x generation.</text:p>
      <text:p text:style-name="Text_20_body">In the 32.x generation, the style of the runtime implementation has also changed, although the old style is still supported. The traditional scheme for the Forth systems is the use of a word-pointer, short WP, that is either an explicit variable in the inner interpreter, or it can be fetched indirectly by looking for IP[-1][] (the inner interpreter will fetch the current value from IP and increment it. Then the execution-token is executed by jumping indirectly. The value IP[-1] points to the CFA of the current word, adding one cell lets us see the PFA of the current word executed in the inner interpreter).</text:p>
      <text:p text:style-name="Text_20_body">To access the parameter values, one can simply use the WP macros and address it with a normal C-style array index. A typical runtime would therefore look like:</text:p>
      <text:p text:style-name="Preformatted_20_Text"><text:s/>FCode(p4_constant_RT)<text:line-break/> {<text:line-break/> <text:s text:c="2"/>FX_PUSH( P4_WP_PFA[0] );<text:line-break/> }</text:p>
      <text:p text:style-name="Text_20_body">To make it easier to support native-cpu sbr-threading and portable call-thereading, there is a change about here, since for either of thse we can not just fetch the IP[-1] to get at the wordpointer, nor is the latest value be fetchable from the cpu register in sbr-threading mode (atleast not without some assembler snippets). Instead of the assumption of a global wordpointer (either explicit or implicit through IP), we create a local wordpointer in the runtime-definition and a new macro can be used to capsule the needed setup-code. The new style looks like:</text:p>
      <text:p text:style-name="Preformatted_20_Text"><text:soft-page-break/><text:s/>FCode (p4_constant_RT)<text:line-break/> {<text:line-break/> <text:s text:c="3"/>FX_POP_RT_BODY_(pfa);<text:line-break/> <text:s text:c="3"/>FX_PUSH( pfa[0] );<text:line-break/> }</text:p>
      <text:p text:style-name="Text_20_body">but for a single fetch, the same source code can be written a bit shorter - which will actually resolve the same code as with P4_WP_PFA, see here:</text:p>
      <text:p text:style-name="Preformatted_20_Text"><text:s/>FCode (p4_constant_RT)<text:line-break/> {<text:line-break/> <text:s text:c="3"/>FX_PUSH( FX_POP_RT_BODY );<text:line-break/> }</text:p>
      <text:p text:style-name="Text_20_body">The base to call this macro something like “_POP_” has a simple reason that lies in the call-threading model. Since a colonword will be made up of pointer to C-code (instead of pointers to pointers of C-code as is in the indirect-threaded model), there is no easy way to get at the address of the parameter field - unless one would use direct threading that would jump directly into a copy of native-code in the codefield of each <text:s/>word, and that native-code snippet would be required to set up the wordpointer then. For call-threading however we jump directly into the C-compiler generated routine, so that DATA and CODE are fully seperated in different segments, with the possibly of an <text:s/>unwriteable CODE segment.</text:p>
      <text:p text:style-name="Text_20_body">To get the parameterfield address, we have to add that one explicitly into the colonword - each word that needs to access parameters will be compiled with two cells in a call-threaded colondef, the first one is the runtime-vector and the second the parameter-vector. The inner interpreter will fetch the runtime-vector, increment the IP (instruction pointer of the current colondef), and jump directly in the C code. The runtime C code will then have to fetch the parameter-vector and thereby adjust the IP to point to the next runtime-vector following the current tuple. This would not needed to be done for primitives, and well, that's what the name comes from - primitives don't have a <text:s/>parameter field.</text:p>
      <text:p text:style-name="Text_20_body">Unlike the traditional indirect-threaded Forth, the codefield of words in call-threaded mode do not contain a code address, instead they point to a code info-block which could actually be just the same as the info-record that is also available in the WORDSET table to export definitions. The executions done in the indirect-threaded listloader will simply be postponed to compile time.</text:p>
      <text:p text:style-name="Text_20_body">Well, the call-threading mode of this style is not very consise w.r.t. to the memory consumption - each call-threaded colondef would get compiled as two cells, one for the colondef-runtime <text:s/>and one parameter-vector point to the list of exec-vectors that make upt that definition. Only the primitives being compiled from C source would be one cell entries. However this restriction can be lifted when going from call-threaded colondefs to sbr-threaded colondefs for the cpu architectures that we know about. Each runtime-vector would simply be preceded with the cpu-native code for call-subroutine, and the complete colondef would then be a native-code primitive in the end that does not need a parameter vector when compiled. Unlike direct-threading Forth systems, just two native-code bitpatterns must be discovered to make it work - <text:s/>sbr-call and sbr-return. The rest would be just native-code optimizations.</text:p>
      <text:p text:style-name="Text_20_body"/>
      <text:h text:style-name="P7" text:outline-level="3">Locals in PFE</text:h>
      <text:p text:style-name="Marginalia"><text:s/>(P) 2002 Guido U. Draheim &lt;guidod@gmx.de&gt;</text:p>
      <text:h text:style-name="Heading_20_4" text:outline-level="4"><text:s/>ANS Locals </text:h>
      <text:p text:style-name="Text_20_body"><text:s/>The ANS Forth provides an extra wordset dedicated to LOCALS which happens to be critized by about every Forth developer around. The problem is the inverse order of declarations compared with the normal stack comment. So, if your word expects three values as input parameters, you would usually declare it with a stack comment like this:</text:p>
      <text:p text:style-name="Preformatted_20_Text"><text:s/>: MY-WORD ( a b c -- x )<text:line-break/> <text:s text:c="4"/>whatever instructions<text:line-break/> ;</text:p>
      <text:p text:style-name="Text_20_body">however if you want these three values to end up in named places on the return-stack, you have to write this one with the following LOCALS syntax:</text:p>
      <text:p text:style-name="Preformatted_20_Text"><text:s/>: MY-WORD LOCALS| c b a | <text:s/>( a b c -- x )<text:line-break/> <text:s text:c="2"/>whatever instructions<text:line-break/> ;</text:p>
      <text:p text:style-name="Text_20_body">To understand this scheme, we have to look at the underlying word “(LOCAL)” which is also provided in the ANS Forth LOCALS EXT wordset. This word is not quite useful for the user, it is meant to be used by compiling words like “LVALUE” to declare new LOCALS to the LOCALS machine in the system. The PFE has such an “LVALUE” word that declares the following name to be a new LOCAL, and it <text:s/>initializes it in the course. To declare three values, we would have to write this:</text:p>
      <text:p text:style-name="Preformatted_20_Text"><text:s/>: MY-WORD ( a b c -- x )<text:line-break/> <text:s text:c="2"/>LVALUE c<text:line-break/> <text:s text:c="2"/>LVALUE b<text:line-break/> <text:s text:c="2"/>LVALUE a<text:line-break/> <text:s text:c="2"/>whatever instructions<text:line-break/> ;</text:p>
      <text:p text:style-name="Text_20_body">and of course, this order is necessary since the first value is the one on top of the stack being the rightmost in the stack comment declaration. The ANS Forth “LOCALS|”-word does simply <text:s/>follow this order, making the name "c" to be in the first place and therefore leftmost in its simple syntax.</text:p>
      <text:p text:style-name="Text_20_body">Please note that PFE does not follow the solution that some other Forth systems implement - using another syntax extension that does the locals declaration in the "correct" order. However, a scheme like the <text:s/><text:a xlink:type="simple" xlink:href="http://ficl.sourceforge.net/ficl_loc.html">John Hopkins Scheme</text:a>" adds a lot of complexity - the declaration must be parsed and reordered to match the internal order of initializations, and in order to provide LOCALS types other than single-value items, they must extend the parsing code even further. Instead, just skip that and follow the forthish style, using the simplest syntax that is still best to read – declare each local-value seperately.</text:p>
      <text:h text:style-name="Heading_20_4" text:outline-level="4"><text:s/>Explicit Locals </text:h>
      <text:p text:style-name="Text_20_body">One of the explicit locals has been describe above - called “LVALUE” to remind you of “VALUE” which has the same stack execution in declaring global values. The same has been <text:s/>done for the other local declarators - their names shall match the declarators that do the same thing for global <text:s/>items with a single "L" prepended. Currently, the following <text:s/>two local declarators are available in PFE</text:p>
      <text:p text:style-name="Preformatted_20_Text"><text:soft-page-break/><text:s text:c="2"/>LVALUE ( a [name] -- ) : [name] ( -- a )<text:line-break/> <text:s/>LBUFFER: ( size [name] -- ) : [name] ( -- addr-of-buffer )</text:p>
      <text:p text:style-name="Text_20_body">feel free add more. I know one project that had a good use for “LFCONSTANT” but there is no floating extensions module so far - although I would like to include one if you have one written.</text:p>
      <text:p text:style-name="Text_20_body">One nice side effect of explicit Locals is the availability of init computations that you can not have with any of the compound declarations. Have a look at this example to get <text:s/>an idea:</text:p>
      <text:p text:style-name="Preformatted_20_Text"><text:s text:c="2"/>: SAVE-BUFFER-TO-FILE ( buffer-addr buffer-len file-name -- done? )<text:line-break/> <text:s text:c="4"/>COUNT R/W OPEN-FILE IF DROP FALSE EXIT THEN<text:line-break/> <text:s text:c="4"/>LVALUE FILE-ID<text:line-break/> <text:s text:c="4"/>LVALUE BUFFER-LEN<text:line-break/> <text:s text:c="4"/>LVALUE BUFFER-ADDR<text:line-break/> <text:s text:c="4"/>whatever needs to be done else<text:line-break/> <text:s text:c="4"/>BUFFER-ADDR BUFFER-LEN FILE-ID WRITE-FILE<text:line-break/> <text:s text:c="4"/>and so on<text:line-break/> <text:s/>;</text:p>
      <text:p text:style-name="Text_20_body">well, this program does nothing so complex that it would require the use of locals to enhance readibility and maintainability. Just get the idea that we did more that the pure ANS Forth locals can provide for. However, be aware that PFE does not do sanity checks so far - putting an “LVALUE” inside a “LOOP” would not be that wrong (it would just reinitialize the value at that point over and over again) but the size argument to “LBUFFER:” is taken at runtime, and the needed space is carved from the return stack just then. Running this one inside a “LOOP” or <text:s/>mixing such a declarator with words that affect the return-stack (like “&gt;R” or “R&gt;”) could lead to undesired effects that are not warned for at compile time. </text:p>
      <text:p text:style-name="Text_20_body">Looking close at “LBUFFER:” a C programmer could compare the functionality to that of alloca(). The declared name is actually a simpel “LVALUE” that will be assigned space carved dynamically <text:s/>form the return-stack - and automatically FREEd on any EXIT point in the function since the LOCALS frame is given back. This can be used to change the habit of many programmers to write non-reentrant Forth words whenever a local buffer is needed, for instance to combine a file name with a prefix in a local string buffer.</text:p>
      <text:p text:style-name="Text_20_body">Looking at the ANS Forth standard, one will find another reason for this habit since the standard does not require the return-stack of Forth to be very large - that was done so the complete return-stack could be left in some hardware on special Forth CPUs - the threading model of Forth does benefit a lot from call/return optimizations on the CPU, making it a lot faster. And if you look through the ANS Forth documents, you will see that there is no requirement for RP@ to exist, or that any item on the return-stack has an address. All this is purely optional. However - all the Forth system running inside a host OS on general-purpose CPUs will provide a proper return-stack plus <text:s/>and the availability to take references of the values put there.</text:p>
      <text:h text:style-name="Heading_20_4" text:outline-level="4"><text:s text:c="2"/>Using POCKETs </text:h>
      <text:p text:style-name="Text_20_body">There is another way to help around the problem of a temporary string buffer to do some concatenations and splitting - it is traditionally called a POCKET. The first Forth systems had just <text:s/>one such global string buffer that was reused in every word. Of course, that could easily to lead to problems with a word using it and calling a word thereafter that uses the POCKET too. <text:s/>Plus you can not have two string buffers with a single POCKET.</text:p>
      <text:p text:style-name="Text_20_body">That's why quite some Forth systems started to provide more than one POCKET, and a developped system like PFE provides a word to automatically access each temporary buffer in a round-robin <text:s/>fashion to lower the potential problems of called-words to overwrite the current buffer. Be aware <text:soft-page-break/>that this can still <text:s/>happen here, and that many of the PFE system words do actually use the dynamic POCKETs internally to lower the return-stack pressure.</text:p>
      <text:p text:style-name="Text_20_body">The word to get a new POCKET is simply called “POCKET-PAD” to remined you that the returned pocket buffer is not exclusive to the function requiring it. And it is sometimes a good idea to put this address directly into a LOCAL value to have name for it. It will look like this:</text:p>
      <text:p text:style-name="Preformatted_20_Text"><text:s text:c="2"/>: MY-WORD ( filename -- )<text:line-break/> <text:s text:c="3"/>POCKET-PAD LVALUE filename<text:line-break/> <text:s text:c="3"/>S" /prefix/path" filename PLACE<text:line-break/> <text:s text:c="3"/>count filename +PLACE<text:line-break/> <text:s text:c="3"/>(USE-WORD)<text:line-break/> <text:s/>;</text:p>
      <text:p text:style-name="Text_20_body">and please notice how used the pocket-pad for just a short <text:s/>time to construct an argument to (USE-WORD). This is the recommended use, since it is hard to guess what some of the called words in MY-WORD will actually do, and whether they request POCKETs too, and finally getting hold of the same one that was used here. In most of the Forth programs one can come up with a good expected value of POCKET allocations in lower words however, and a pocket-pad does lower memory pressure quite a bit. And a POCKET method scheme can be easily ported to systems that have a non-addressable hardware return-stack.</text:p>
      <text:p text:style-name="Text_20_body"/>
      <text:h text:style-name="P7" text:outline-level="3"><text:s/>Internal Decisions </text:h>
      <text:p text:style-name="Marginalia">(P) 2000-2002 Guido U. Draheim &lt;guidod@gmx.de&gt;</text:p>
      <text:p text:style-name="Text_20_body">The following section about the Head.aux field is outdated since the 32.x generation of PFE. Please skip to the next section labelled "non-const &lt;body"</text:p>
      <text:h text:style-name="Heading_20_4" text:outline-level="4"><text:s/>The Head.aux Field </text:h>
      <text:p text:style-name="Text_20_body">this section applies up to and including the 31.x generation of PFE.</text:p>
      <text:p text:style-name="Text_20_body">The ANSI standard on Forth requires that a “DOES&gt;” code changes the CFA-vector of the latest CREATE to the colon's token-list right after the “DOES&gt;”. However, PFE does actually regard the value in the CFA as the address of an actuall C-routine, so it does simply jump there - the bytes at the “DOES&gt;” address need to be actual cpu asm code, but PFE can not compile cpu specific code as it would require knowledge about the cpu beyond that of the C compiler.</text:p>
      <text:p text:style-name="Text_20_body">Actually, the CFA of the last “CREATE” word is changed to a C routine in the standard .text body that shall start to execute the colon's token-list right after “DOES&gt;”. However, if the CFA of CREATE points to a common routine the .text section, how shall the DODOES code know where to start execution?</text:p>
      <text:p text:style-name="Text_20_body">In the Forth-83 and earlier Forth dialects, the address where to actually jump to was stored in the field directly following the CREATE address, i.e. in the first PFA cell. Therefore they used the word “&lt;BUILDS” (defined as “<text:span text:style-name="Source_20_Text">: &lt;BUILDS CREATE 0 , ;</text:span>”) to ALLOT the extra field, and the sequence after “DOES&gt;” did receive the address of “CREATE” plus one cell. The Forth'94 standard does not allow this - the sequence after “DOES&gt;” gets the actual PFA address, and “&lt;BUILDS” is not defined in the standard - just use “CREATE”.</text:p>
      <text:p text:style-name="Text_20_body">All non-asm implementation of Forth do the same trick - they add the extra field <text:span text:style-name="Emphasis">before</text:span> the CFA, in PFE <text:s/>called the AUX-field. It is only used by DOES-words but by its implementation issues it will be allocated for every word. The header size of a word in a non-asm implementation is therefore bigger than in in asm implementations of Forth <text:s/>just for these DOES-words.</text:p>
      <text:p text:style-name="Text_20_body">To sum it up - between the LINK-field and the CODE-field is an AUX-field. All Forth languages base on C do this.</text:p>
      <text:p text:style-name="Text_20_body_20_indent"><text:s/>(the name aux is from older times where this field was also <text:s/>used for some other information instead of the does-address. it isn't now and the field should perhaps be just named <text:s text:c="2"/>Head.does but feel free to use this field if there is a <text:s/>special need)</text:p>
      <text:h text:style-name="Heading_20_4" text:outline-level="4"><text:s/>The Flag.byte Field</text:h>
      <text:p text:style-name="Text_20_body">The Forth'94 does not do any requirements on the structure of a name-field, it does not even need to exists. The Forth'83 implementations had a atleast a header field, and the traditional structure of a name field from FIG-times is a counted string whose upper bits have been (mis-)used for the flag-bits. The highest bit marks it as the the flagfield (it is always set), followed by the immediate-bit and the smudge-bit. This leaves just 5 bit for the actual count of the name in the lower bits, and the names were hence limited to 31 chars.</text:p>
      <text:p text:style-name="Text_20_body">However, 31 chars is clearly inappropriate for names more than <text:s/>twenty years later - the PFE is often used to interface to C-defined API and whereas old implementations of C had a 32-char limit too, they do not now anymore. The limit had to be raised for PFE, and instead of making extremely radical changes to the name-structure, the trick of F-PC was used - to move the the flags just before the count-byte of the name.</text:p>
      <text:p text:style-name="Text_20_body"><text:soft-page-break/>Due to some other implemenation issues (the link-to-name routine looks for the highbit that marks the flag-field) the <text:s/>limit is now 128 chars. As an advantage, the structure of the namefield is now a plain counted string without any flags mangled in. As always, the PFE allows to change back to the traditional ways, and in the source code a macro is used to enhance readability - "_FFA". And the other macro is called "NFACNT" which will return (<text:span text:style-name="Source_20_Text">*nfa&amp;31</text:span>) for the traditional mode to mask out the flag-bits from the count-value - in the default mode of PFE however, it is just (<text:span text:style-name="Source_20_Text">*nfa</text:span>). Use these macros to calm down the #ifdef-noise.</text:p>
      <text:p text:style-name="Text_20_body">To sum it up - the flags live in an extra byte just before the name field which is a normal counted string.</text:p>
      <text:h text:style-name="Heading_20_4" text:outline-level="4"><text:s/>The Head Layout <text:s/></text:h>
      <text:p text:style-name="Preformatted_20_Text"><text:s text:c="2"/>structure Head <text:s text:c="18"/>structure Head<text:line-break/> <text:s text:c="3"/>1 chars field flags <text:s text:c="13"/>1 chars field FFA<text:line-break/> <text:s text:c="3"/>x chars field name <text:s text:c="14"/>x chars field NFA<text:line-break/> <text:s text:c="3"/>1 cells field link <text:s text:c="14"/>1 cells field LFA<text:line-break/> <text:s text:c="3"/>1 cells field aux <text:s text:c="15"/>1 cells field AUX<text:line-break/> <text:s text:c="3"/>1 cells field code <text:s text:c="14"/>1 cells field CFA<text:line-break/> <text:s text:c="3"/>( followed by body) <text:s text:c="13"/>( followed by PFA)<text:line-break/> <text:s/>endstructure <text:s text:c="20"/>endstructure</text:p>
      <text:p text:style-name="Text_20_body">Using ```configure``` options, both the flags-field and the aux-field can be cut out again to arrive at a header-structure that is FIG-Forth compatible. The use of <text:s/>“with-fig” will cut out both fields.</text:p>
      <text:p text:style-name="Text_20_body"><text:s/>...</text:p>
      <text:p text:style-name="Text_20_body_20_indent"><text:s/>(there are a lot more internal decisions to be explained, however they are of not much interest to Forth programmers - they will be added to this document later)</text:p>
      <text:h text:style-name="Heading_20_4" text:outline-level="4"><text:s/>Non-Const &lt;BODY </text:h>
      <text:p text:style-name="Marginalia">This section applies to PFE generation 32.x or later.</text:p>
      <text:p text:style-name="Text_20_body">The first PFE generation took the option to add an extra aux field into the header of a PFE word, and each word in PFE had the exact same layout which did closely follow the FIG model in earlier times. Just the flag.byte was not folded anymore with the count.byte of the name.</text:p>
      <text:p text:style-name="Text_20_body">As explained above, there is a fundamental problem between the FIG Forth and ANS Forth systems about the usage of “&lt;;BUILDS” and “CREATE” related to DOES words. The ANS Forth expects that the code-field of a CREATed word is modified to point to the DOES-field which then contains a trampolin to execute the colon XTs just following it. However, this is impossible to achieve with a traditional indirect-threaded model using no assumptions about the target processor ISA. That's why the PFE does follow the habit of FIG Forth to place a second field near the CFA of the CREATEd word in ANS Forth, which is simply the address of the DOES code. Therefore, the DOES-address does effectivly not need to carry an additional code address.</text:p>
      <text:p text:style-name="Text_20_body">However, there is a problem with compatibility about the second argument, as this one is neither the actual runtime code value of the CREATEd word and it is not data parameter value to be <text:s/>used by the execution of the word. It constitutes its own categorization as a helper field.</text:p>
      <text:p text:style-name="Text_20_body">In FIG Forth, this was different as one was supposed to use the word “&lt;BUILDS” to CREATE new words that could be extended with “DOES&gt;”, and the BUILDS word did boil down to be a combination of a basic “CREATE” followed by " <text:span text:style-name="Source_20_Text">0 , </text:span>" followed by “DOES&gt;” to put its HERE value into the zero just following the CREATE header. The two words CFA and PFA were simply <text:soft-page-break/>constant operators that did always add/substract a CELL which is simply the size of the runtime time vector in an indirected Forth implementation.</text:p>
      <text:p text:style-name="Text_20_body">Well, there is a problem attached to this mode, since there might be words that want to adjust the first parameter for the DOES code <text:s/>to see, however the PFA[0] was occupied by the DOES-vector, so the first real parameter for the DOES-code would be in PFA[1]. The FIG programs knew this, so they added another CELL for those words being derived via a “&lt;BUILDS”/”DOES&gt;” creation. But - ANS Forth does explicitly disallow this, “&lt;BUILDS” is identical to CREATE here, and the word “&lt;BODY” is supposed to convert a CFA (code-field address) into a PFA (parameter-field address), not matter if that is a VARIABLE or a DOES word.</text:p>
      <text:p text:style-name="Text_20_body">There are effectivly three solutions, each having its own derived problems:</text:p>
      <text:p text:style-name="Text_20_body"><text:span text:style-name="Emphasis">code-field is two-cells, always</text:span> - the first cell is the runtime vector, the second cell is the does vector, the <text:s/>second field is empty for non-does words.</text:p>
      <text:p text:style-name="Text_20_body_20_indent"><text:s/>problem: this is a waste of memory, and quite some old FIG programs made an explicit assumption about the size of the codefield, so they did use CELL- directly to end up at the CFA, which is wrong here.</text:p>
      <text:p text:style-name="Text_20_body"><text:span text:style-name="Emphasis">code-field is one plus one cells, always</text:span> - the runtime vector is preceded with a does cell that is left empty for non-does words.</text:p>
      <text:p text:style-name="Text_20_body_20_indent"><text:s/>problem: <text:s/>again a waste of memory, however old FIG problems can still add/substract a CELL to convert between CFA and PFA. The <text:s/>two words “&lt;BODY” and PFA are identical and constant. The ANS Forth words will find the first parameter directly in PFA[0], even for DOES words, as it is written there. This breaks however FIG Forth programs assuming PFA[1] or simply two cells off the CFA to be the first parameter entry for a DOES word</text:p>
      <text:p text:style-name="P12"><text:span text:style-name="Emphasis">code-field has variable size, one cell for non-does words, two-cells for the does-words</text:span>.</text:p>
      <text:p text:style-name="Text_20_body_20_indent">problem: this mode does actually follow directly the size assumptions of FIG Forth programs, a VARIABLE's parameter field is just one cell after the CFA, and for a DOES-word it is two cells. <text:s text:c="5"/>Since ANS Forth's “&lt;BODY” is supposed to convert to the first parameter, no matter which CFA it is given, the to-body execution becomes a non-const word, sometimes addding one cell, sometimes two, depending on the target word.</text:p>
      <text:p text:style-name="Text_20_body">The PFE up to 31.x did use the second option, one-plus-one, which is also the model of many other portable Forth systems, e.g. GForth. Since generation 32.x, we use the third model with a variable to-body execution. Among the advantages is the result of some internal code cleanup - so far the FIG variant of Forth did have another header layout of the words, so there were some defines and ifdefs needed in the PFE Forth implementation. With the non-const to-body variant however, the FIG and ANS header layout is identical, so it makes it easier to port FIG Forth sources to the ANS mode of PFE, and it even opens the possibility to mix ANS-converted code with non-converted code, as it just boils down to replace a wordlist on the search-order. The binary result is identical (unless the flag.byte is used, which is an extra <text:s/>option however).</text:p>
      <text:p text:style-name="Text_20_body">This advantage of the internal binary layout being identical is countered by some disadvantages. First of all, the ANS Forth programs may not have made an assumption that the offset of the parameter field is always the same for both variables and does-words. They must have used “&lt;BODY” in all places, and not memorized the offset of this word somewhere, as if the “&lt;BODY” is a constant function. So far, there was no incident about this, and the people on comp.lang.forth did give their consent to this model as being fair - perhaps some native code Forth systems with direct threading had been using variable size of <text:s text:c="2"/>the code field anyway, to lower memory consumption - that's because in <text:s/>direct threading, the code-field contains native cpu code being <text:soft-page-break/>either just the complete runtime or a trampolin into an external runtime code. For a few things like a variable-runtime, this can be quite short for may cpu ISAs.</text:p>
      <text:p text:style-name="Text_20_body">Secondly, the non-const nature of the to-body execution implies some runtime restrictions. First of all, it definitly needs an if-code, making it a bit slower, and the if-value to be checked is the first <text:s/>cell of the CFA on which to decide what size the complete codefield has, and to add this size of the codefield. The latter implies that there is an additional memory access, which is not only slower than a constant to-body offsetword, but constitutes the availability of a SIGBUS in to-body for bad addresses. The value supplied to that to-body must be a valid CFA, and nothing else. (one can however add some backward compatilibity to check for zero. It returns the size of the variable and colonword codefield).</text:p>
      <text:p text:style-name="Text_20_body">And thirdly, there is some confusion about CREATE - in ANS Forth we must ensure that a DOES vector can be attached, so it must have the two fields ready, while in FIG Forth mode just one cell is needed, and only “&lt;BUILDS” puts the two-cell type of thing. To get around this, the word CREATE is only a SYNONYM - in an ANS-Forth section, it will resolve to “&lt;BUILDS”, and show this word on decompilation. The Forth application writers are furthermore encouraged to use this <text:s/>word directly in their sources, and add a section like</text:p>
      <text:p text:style-name="Preformatted_20_Text"><text:s text:c="2"/>[UNDEFINED] &lt;BUILDS [IF] : &lt;BUILDS CREATE ; [THEN]</text:p>
      <text:p text:style-name="Text_20_body">somewhere in the header of their applications for portability reasons. In a FIG Forth section, the CREATE synonym will resolve to CREATE: which makes a word that is not supposed to be extended with some DOES code <text:s/>later on.</text:p>
      <text:p text:style-name="Text_20_body">The use of a variable codefield size opens new ways to create optimized code (and codefield areas) for use in native-threading systems, and it seems to be a feature well covered by ANS Forth rules. At the same time, the default PFE internal layout does exactly match that of the FIG, so it makes it a lot easier to convert legacy fig applications to the ANS Forth world. This mode is also recommended to all Forth system implementors - do not anymore use the does-field model as it was used in PFE up to 31.x, and adapt your applications to expect the minor restrictions about the usage of words in this mode. It does even save you a few cells in the memory footprint.</text:p>
      <text:h text:style-name="P7" text:outline-level="3">StateSmart Words and POSTPONE </text:h>
      <text:p text:style-name="Marginalia">(P) 2001 Guido U. Draheim [20010308]</text:p>
      <text:p text:style-name="Text_20_body">The ANSI Standard On Forth has ensured that words are usually not state-smart, since it can be a problemwhen trying to POSTPONE execution in self-constructed compiling words. Only two compile-only words exist that have an extra execution-semantics, one is s-quote (for use with INCLUDED, the other is TO. A note in the standard says (near TO, <text:s/><text:a xlink:type="simple" xlink:href="http://forth.sf.net/dpans/dpans13.html#13.6.1.2295">13.6.1.2295</text:a>)</text:p>
      <text:p text:style-name="Text_20_body">Note:</text:p>
      <text:p text:style-name="Text_20_body_20_indent"><text:s/>An ambiguous condition exists if either POSTPONE or [COMPILE] is applied to TO.</text:p>
      <text:p text:style-name="Text_20_body">This note can be seen as a big red warning for anything that is state-smart - state-smart words are one of the widely used implementation tactics to make life easier for the usage of words. It is escpially a bit cumbersone while learning the Forth language. In general, a Forth user can test a little series of words on the command line in interpret mode, and when the things work as expected, just surround it with ":" and ";" to <text:s/>memorize the word-sequence for further reference. It makes one of the strengths of Forth that one can easily factor out command-sequences and attach a nice and readable name to it.</text:p>
      <text:p text:style-name="Text_20_body">The ANS Forth describes a few pairs of words to handle the problems with POSTPONE - one is an immediate compile-only word, the other is just the execution that is done by that word before compiling it into the dictionary - usually to leave a value on the stack. The words are:</text:p>
      <text:p text:style-name="Text_20_body">“<text:span text:style-name="Source_20_Text">CHAR</text:span>” and “<text:span text:style-name="Source_20_Text">[CHAR]</text:span>”</text:p>
      <text:p text:style-name="Text_20_body_20_indent"><text:s/>“[CHAR]“ is compile-only - it will get the (ascii-) value of the next char, and compile it as a LITERAL. It's interpret-semantics are undefined, and the word “CHAR” must be used outside of your colon-definitions. The “CHAR” word is more or less the implementation used by “[CHAR]”, as in </text:p>
      <text:p text:style-name="Preformatted_20_Text">: [CHAR] <text:s/>?comp char postpone literal ; immediate</text:p>
      <text:p text:style-name="Text_20_body_20_indent"><text:s/>In PFE, the “[CHAR]” is state-smart - in interpret-mode, it will only do “CHAR” and it will not call “LITERAL”. The char-value is left on the stack just as it is done in a compiled word that has used “[CHAR]”. </text:p>
      <text:p text:style-name="Preformatted_20_Text">: [CHAR] <text:s/>char state @ if literal then ; immediate</text:p>
      <text:p text:style-name="Text_20_body">“<text:span text:style-name="Source_20_Text">'</text:span>” and “<text:span text:style-name="Source_20_Text">[']</text:span>” <text:s text:c="2"/><text:span text:style-name="Emphasis">(tick and bracket-tick)</text:span></text:p>
      <text:p text:style-name="Text_20_body_20_indent">“[']” (bracket-tick) is compile-only - it will get the execution-token of the next word, and compile it as a LITERAL. It's interpret-semantics are undefined, and the word “'” (tick) must be used outside of your colon-definitions. The “'” tick word is more or less the implementation used by “[']” bracket-tick, as in</text:p>
      <text:p text:style-name="Preformatted_20_Text">: ['] <text:s/>?comp ' postpone literal ; immediate</text:p>
      <text:p text:style-name="Text_20_body_20_indent">In PFE, the “[']” bracket-tick is state-smart - in interpret-mode, it will only do “'” tick and it will not call “LITERAL”`. The tick-value is left on the stack just as it is done in a compiled word that has used “[']” bracket-tick.</text:p>
      <text:p text:style-name="Preformatted_20_Text">: ['] <text:s/>' state @ if postpone literal then ; immediate</text:p>
      <text:p text:style-name="Text_20_body">```."``` and “.(“ and “TYPE” <text:span text:style-name="Emphasis">(dot-quote and dot-paren and do-type)</text:span></text:p>
      <text:p text:style-name="Text_20_body_20_indent"><text:soft-page-break/>``` ." string" ``` (dot-quote a string) is compile-only - it will parse <text:s/>the string, compile it, and when the compiled word is executed, it will print the string to the terminal. The usage of ``` .( string) ``` (dot-paren a string) will run immediatly, to show the string to the terminal in both compile- or interpret-mode, which is good for notifications during compiling of a Forth script. The non-immediate word would be “TYPE” (do-type) that needs to be passed a string which could be compiled with “SLITERAL”.</text:p>
      <text:p text:style-name="Text_20_body_20_indent">In PFE, the ``."``` dot-quote is made state-smart, therefore in interpret-mode, it will instantly print the string to the terminal, just like ```.(``` dot-paren would do. In compile-mode it parses and compiles the string (“SLITERAL”) and POSTPONEs a “TYPE”-execution.</text:p>
      <text:p text:style-name="Preformatted_20_Text"><text:tab/>: .( <text:tab/>postpone " <text:s/>type ; immediate<text:line-break/><text:tab/>: ." <text:s/><text:tab/>postpone " <text:line-break/><text:tab/><text:tab/>state @ 0= if type <text:line-break/><text:tab/><text:tab/>else postpone sliteral postpone type fi<text:line-break/><text:tab/>; immediate</text:p>
      <text:p text:style-name="Text_20_body">```C"``` and ```S"``` -vs- “SLITERAL” and (nonstandard) “PARSE,”</text:p>
      <text:p text:style-name="Text_20_body_20_indent">``` C" string" ``` (counted-string) is compile-only - it will parse the string, compile it, and when the compiled word is executed, the string-address will be avaiable for further usage in the word. There is originally no interpret-semantics for the strings, but ANS Forth has defined one only for the usage with “INCLUDED”. You will find that the ANS Forth standard has two descriptions of ```S"``` (buffer-string), where one is in CORE, the other is in FILE-EXT - only the latter is <text:s/>more or less state-smart. </text:p>
      <text:p text:style-name="Text_20_body_20_indent">The problem with interpreted string constants is the question where the string is stored. In traditional systems, the stringconstant is put into a temporary location called the “POCKET”. Many systems (including PFE) have more than one pocket that are used in a round-robin fashion, but the user should be aware that interpret string-constants are only temporary - they will be overwritten in the pocket by some other call later on.</text:p>
      <text:p text:style-name="Text_20_body_20_indent">The usage of “INCLUDED” from the FILE-EXT wordset however suggests that one does need stringconstants in interpret-mode, and ANS Forth has therefore defined that ```S"``` buffer-string should be <text:s/>extended with an interpret-semantics if “INCLUDED” is available in a Forth system. However, ```S"``` buffer-string is easier for temporary strings than ```C"``` counted-string - an implementation can choose to return the address and length of the charstring in the TIB - the terminal input buffer. In such a system, the use of such an intepret-mode string construct would only last for a single line entered - the following “INCLUDED” call <text:span text:style-name="Emphasis">must</text:span> be on the same line as the <text:s/>```S"``` quoted string constant.</text:p>
      <text:p text:style-name="Text_20_body_20_indent">PFE however is very traditional (it's one of the features of PFE) and in interpret-mode, all these stringconst quote-words will actually parse the string into a pocket whose address is returned. Usually, PFE is configured to have eight pockets, <text:s/>and a maintainer is asked to never configure with less than two pockets to enable move-file and rename-file operations from the <text:s/>commandline. And always remember - interpret-mode stringconstants are temporary, and their number is limited.</text:p>
      <text:p text:style-name="Quotations"><text:s/>(To postpone these words can again be a problem, just as it is with state-smart words. Be sure to use `sliteral` to add a string-constant to a meta-compiled definition, and look into the documentation of the nonstandard word `parse,` to add just the chars of the <text:s/>stringconstant to the dictionary. )</text:p>
      <text:p text:style-name="Text_20_body"><text:s/>“LITERAL”` and “FLITERAL” and “2LITERAL” and “SLITERAL”</text:p>
      <text:p text:style-name="Text_20_body_20_indent"><text:soft-page-break/>All these words are compile-only - they are used to compile a value on the (compile-)stack into the dictionaryand to return their value/address during execution of the compiled word.</text:p>
      <text:p text:style-name="Text_20_body_20_indent">It is easy to add a bit of state-smartness to these words - compilation is only done in compile-mode, while in interpret-mode it will do as if it is already running. “LITERAL” will leave the value on stack, actually a NOOP in PFE. The same for “2LITERAL” that leaves the 2VALUE on stack, and for “FLITERAL” and the F-stack. “SLITERAL” will effectivly do nothing either, leaving you with the pocket-string. In compile-mode, it would ALLOT and copy the string <text:s/>to the defined word leave that address later.</text:p>
      <text:p text:style-name="Text_20_body">If you are interested about the whole topic of postpone, state-smart words and ANS Forth descriptions with differing compile-mode and interpret-mode semantics ("combined words"), then have a look at GForth which uses a truly different approach about compile-only/interpret-only/combined/self-parsing and other immediate/non-immediate words.</text:p>
      <text:p text:style-name="Text_20_body">Anton Ertl (the GForth author) has some more indepth <text:s/>documentation about the topic availabl on the Vienna university server, see</text:p>
      <text:list text:style-name="L2">
        <text:list-item>
          <text:p text:style-name="P19"><text:a xlink:type="simple" xlink:href="http://www.complang.tuwien.ac.at/papers/ertl98.ps.gz">http://www.complang.tuwien.ac.at/papers/ertl98.ps.gz</text:a> </text:p>
        </text:list-item>
        <text:list-item>
          <text:p text:style-name="P19"><text:a xlink:type="simple" xlink:href="http://www.complang.tuwien.ac.at/forth/dpans-html/comment-semantics.html">http://www.complang.tuwien.ac.at/forth/dpans-html/comment-semantics.html</text:a> </text:p>
        </text:list-item>
      </text:list>
      <text:p text:style-name="Text_20_body">also, there was a discussion about this topic on <text:a xlink:type="simple" xlink:href="news:comp.lang.forth">news:comp.lang.forth</text:a> during 6.March.2001 to 7.March.2001, that may give you some hints</text:p>
      <text:p text:style-name="Text_20_body">As far as I can see, state-smart implementations of the string-contant words and literal-words are very very common in the Forth systems around, the state-smart variants of CHAR/[CHAR] and '/['] pair is not so widespread. Be sure to postpone only “CHAR” or ``'``` tick. There is a configure-time default for PFE-compilation that can make all these statesmart words non-smart - if these compile-only words are interpeted on the command-line then a “?COMP” exception is thrown - something like "trying to execute a compile-only word". The compile-default for PFE is however to make them statesmart instead of compile-only-immediate.</text:p>
      <text:p text:style-name="Text_20_body"/>
      <text:h text:style-name="P7" text:outline-level="3">How Uppercased Words Are Found </text:h>
      <text:p text:style-name="Marginalia"><text:s/>(P) 2000-2002 Guido U. Draheim &lt;guidod@gmx.de&gt;</text:p>
      <text:p text:style-name="Text_20_body">The ANS Forth standard describes the words in uppercase notation, <text:s/>and it requires that words must be found atleast in their uppercase notation. Modern Forth systems like PFE allow the user to take the lowercase variant as well, or be even case-insensitive on standard <text:s/>words. At the same there is a need to import symbols from other <text:s/>products that use a case-sensitive list of words.</text:p>
      <text:h text:style-name="Heading_20_4" text:outline-level="4"><text:s/>Historic Approaches</text:h>
      <text:p text:style-name="Text_20_body">Within time of Forth history, a number of approaches have build up to fulfill the need to allow both uppercase and lowercase variants of standard words. Here we remind of three of them.</text:p>
      <text:p text:style-name="Text_20_body"/>
      <text:p text:style-name="Text_20_body">uppercase all input </text:p>
      <text:p text:style-name="Text_20_body_20_indent">While the Forth source text is written in lowercase, all input words are automatically converted to uppercase. Thus a new definition will be created in uppercase in the Forth dictionary, and all references later to that definition will be converted to uppercase too before the Forth dictionary is searched.</text:p>
      <text:p text:style-name="Text_20_body">case-insensitive search</text:p>
      <text:p text:style-name="Text_20_body_20_indent">Each new definition is created in the Forth dictionary in just the way it written in the sourcetext. A lowercase or mixedcase word will therefore be in written like that always. Later references to that word are not caseconverted either but the actual search in the dictionary will try to match input word with saved word in a case-insensitive mode.</text:p>
      <text:p text:style-name="Text_20_body">double definitions</text:p>
      <text:p text:style-name="Text_20_body_20_indent">Each word is created with two name strings in the dictionary, where one is the lowercase variant and the other is the uppercase variant. New user words can be made like that too with one definition name being the original notation (possibly in lowercase) and the other being the uppercased variant - or vice versa, for an original string in uppercase there will be also a secondary definition name in all lowercase letters.</text:p>
      <text:p text:style-name="Text_20_body">The first variant has the advantage that case-conversion is done once at creation and once before searching the dictionary. While walking the Forth dictionary, every string is matched once with a simple bitwise compare of a memory buffer. The second variant will not caseconvert either at creation or before searching but each compare must try to match case-insensitive which is not as fast as a bitwise memory compare.</text:p>
      <text:p text:style-name="Text_20_body">The first variant does not allow two definitions which differ only be case. During definition, an error will be provoked stating that the user tries to redefine a word. The second variant will possibly allow to create two definitions which will differ in memory layout. Different search functions can be picked later where one matches case-insensitive and the other case-sensitive.</text:p>
      <text:p text:style-name="Text_20_body">That can be achieved with a global switch which sets the mode to be "case-sensitive" or "case-insensitive". In the second variant, such a switch does only effect search-time of a word, the words are created "as-is" anyway. Whereas in the first variant, the switch effects definition time: while being in case-insensitive mode the words are created "as-is" but all later sourcetext must also write ANS Standard Forth words in all uppercase. Switching to case-insensitiv later would not allow to find the lowercase variant.</text:p>
      <text:p text:style-name="Text_20_body"><text:soft-page-break/>At that point the third variant might be helpful, even when the global mode has been set to case-sensitive at search-time, all the words are still found that were defined earlier when the global switch was on case-insensitive. The drawback however is the additional memory consumption.</text:p>
      <text:h text:style-name="Heading_20_4" text:outline-level="4">Supporting Import Of Third-Party Symbols</text:h>
      <text:p text:style-name="Text_20_body">Most Forth users will expect Forth words to be case-insensitive and no word would be defined that would differ only case. While that is the choice for new Forth code it is problematic when importing symbols from a third place where some symbols did in fact differ only case. That is not uncommon with C libraries.</text:p>
      <text:p text:style-name="Text_20_body">Most variants in the historic approach have problems to support the import of third-party library symbols that must be called case-sensitive. A global switch would allow to get access to them but switching would also need to write standard Forth words in all uppercase (unless one does accept the additional memory consumption in the third mode).</text:p>
      <text:p text:style-name="Text_20_body">The PFE in generation of 0.29 to 0.32 did try to circumvent the problem with making the case-switch local to each vocabulary. The global switch does also exist but only as an initializer to the vocabulary. Each definition is put in "as-is" and the search-wordlist function later will extract the per-wordlist flag whether it is case-insensitive. </text:p>
      <text:p text:style-name="Text_20_body">That latter approach allows to set the FORTH-WORDLIST to be case-insensitive while it also allows to bundle the symbols of an import library into its own wordlist being marked as case-sensitive. It would be even allowed to modify the per-wordlist flag later, and the global case-sensitivity switch could be taken into account additionally while looking for words including those standard Forth words in uppercase.</text:p>
      <text:p text:style-name="Text_20_body">It happens that such an approach was partly picked up elsewhere. The PFE in generation up to 0.11 were based on the first approach while the newer generations started to use the second approach with the per-wordlist flag.</text:p>
      <text:h text:style-name="Heading_20_4" text:outline-level="4">The Problems Of A Per-Wordlist Flag</text:h>
      <text:p text:style-name="Text_20_body">The new-generation PFE did therefore compile new definitions "as-is" and it did use a mixture of two search-functions per-wordlist depending on how they have been flagged. That allows quick loading of Forth text where no word is case-converted before pushing, and each case-sensitive wordlist can be searched quickly with a bitwise memory compare for each word that needs to be looked for in the wordlist chain.</text:p>
      <text:p text:style-name="Text_20_body">However, the wordlists marked case-insensitive would be searched with a case-insensitive string-compare function which is a slow one. That is a strong penalty as the FORTH-WORDLIST is marked like that and it happens that most words in a Forth source text are references to this standard wordlist of Forth words. (With wordlist chaining (like in PFE) there are enough possibilities to hit the FORTH-WORDLIST).</text:p>
      <text:p text:style-name="Text_20_body">Perhaps it would be beneficial to get around this with a doubled name entry per definition depending on the wordlist type but that is not necessary as we will see later. Note also that each of the per-wordlist approaches has the disadvantage that a single wordlist can not hold both word defintion variants with one being needed to be matched case-sensitive and the other being not.</text:p>
      <text:p text:style-name="Text_20_body">The latter did spawn some Forth system implementations to make up an even more fine-grained flag for case-sensitivity using a per-word flag. That allows to mix case-insensitive definitions and those <text:s/>being case-sensitive - even in the absence of the search-order Forth extension wordset. And it is also better suited for those systems with a single-table hashed wordlist that crosses all wordlists in a system.</text:p>
      <text:h text:style-name="Heading_20_4" text:outline-level="4"><text:soft-page-break/>The Double-Buffer Search</text:h>
      <text:p text:style-name="Text_20_body">Starting with the generation 32/33 of PFE there is another approach that tries to solve the problems described in earlier subsections. Here do create each definition "as-is" once again, and we use again <text:s/>a per-wordlist flag but we exchange the secondary search-wordlist compare-function that would match case-insensitive.</text:p>
      <text:p text:style-name="Text_20_body">The usual case-insensitive search would match character by character allowing each kind of combination - with both sides in uppercase, with both sides in lowercase, with the definition word in uppercase and the referencing word in lowercase (the usual reference to a standard Forth word) or the other way round with an uppercase reference that can match a lowercase word in the Forth dictionary.</text:p>
      <text:p text:style-name="Text_20_body">With that character-by-character approach, even a word written in mixed-case would match either lowercased definitions, or those uppercased or even those in mixed-case but with a slightly different series of which characters in the name are in bigcaps letters.</text:p>
      <text:p text:style-name="Text_20_body">The double-buffer approach does not use a character by character search. Instead, the case-insensitive search-wordlist will make a copy of the input word and convert it to all uppercase. Then <text:s/>the Forth dictionary is searched with two name buffers where one is left in the original lettercasing while the other carries the uppercased variant. Both buffer are compared with a bitwise memory compare which is a fast operation in itself.</text:p>
      <text:p text:style-name="Text_20_body">This mode does match the original need - the ANS standard Forth names are registered in uppercase in the Forth dictionary (and no second definition name around). Each reference later may use another case (lowercase or even mixedcase) with the word being still found as it matches the buffer copy converted to all uppercase. That is a lot faster than pure case-insensivity with a character by character function, and it is only slightly slower than a pure case-sensitive lookup using a single bitwise compare function.</text:p>
      <text:h text:style-name="Heading_20_4" text:outline-level="4">Advantages And Recommended Use</text:h>
      <text:p text:style-name="Text_20_body">As noted this variant is among the fastest variant that can support case-insensitivity - even with the first historic approach the input buffer would need to be converted to all uppercase atleast once. And the third historic variant would never match mixedcase quite well. And with the double-advantage we have still the benefit that a new definition does not need to be converted beforehand, it is just stored "as-is".</text:p>
      <text:p text:style-name="Text_20_body">The doubled bitwise compare does not hit as hard - both names are registered in L1 cache of the cpu, and the name buffers are short. That is different with a character by character function and its on-the-fly conversion where a conversion table must be referenced as well on each character. And while the two buffers are already in L1 cache during the walk through dictionary, each name from the dictionary must be loaded to the cpu - the names are not just in adjascent memory cells. Therefore, the search time with the double-buffer approach is <text:span text:style-name="Emphasis">not </text:span>twice as with a simple and case-insensitive single-buffer search - it is only increased by the fraction that is the speed difference of the memory bus and the cpu L1 frequency, often 1/10 in 2003.</text:p>
      <text:p text:style-name="Text_20_body">With the double-buffer approach it is also possible to mix case-insensitive definitions in the same wordlist with symbols that would need to hold case-sensitive words. And vice-versa. To create a new word that should be found in any lettercasing, simply write the definition name in all uppercase. Any other lettercase is found case-sensitive, so a single lowercase letter and the word is case-sensitive.</text:p>
      <text:p text:style-name="Text_20_body">That matches the usual import libraries which can sometimes carry symbols in all lowercase and the very same symbol name with the first character in uppercase, e.g. "size" and "Size". Those would <text:soft-page-break/>differ even when being imported even on a wordlist that allows case-independent lookup. - The mode also matches the Forth tradition where the original symbol is uppercase-only and that can be found case-insensitive.</text:p>
      <text:p text:style-name="Text_20_body">A third part of reality is about applications written in Forth. There is a choice for each word and the application writer can choose for each word its case-sensitivity without modifying a global case-sensitivity flag - a word defiened all lowercase (or in mixedcase) would be case-sensitive while it would be allowed to create new master words that would match in any case with the help of creating the definition all uppercased.</text:p>
      <text:p text:style-name="Preformatted_20_Text"><text:s text:c="2"/>: myword ." will not be found as MyWord" ;<text:line-break/><text:line-break/> <text:s/>[UNDEFINED] 3DROP [IF]<text:line-break/> <text:s text:c="3"/>: 3DROP 2DROP DROP ; \ will also be found as "3drop" later<text:line-break/> <text:s/>[THEN]<text:line-break/><text:line-break/>GetMyOuterWordlist Search-Wordlist \ this is just fine too</text:p>
      <text:h text:style-name="Heading_20_4" text:outline-level="4">Differences And Pitfalls</text:h>
      <text:p text:style-name="Text_20_body">While the double-buffer approach handles all the usual cases to write Forth applications, some applications might show problems when being ported to the newest generation of PFE. That happens with Forth source where it was assumed that <text:span text:style-name="Emphasis">all </text:span>new definitions will be case-insensitive.</text:p>
      <text:p text:style-name="Preformatted_20_Text"><text:s text:c="2"/>[UNDEFINED] 6drop [IF]<text:line-break/> <text:s text:c="2"/>: 6drop 3drop 3drop ; <text:line-break/> <text:s/>[THEN]<text:line-break/><text:line-break/> <text:s text:c="2"/>: Hello get-it IF 6DROP THEN ;</text:p>
      <text:p text:style-name="Text_20_body">In the above example the PFE interpreter will claim that there is no such word "<text:span text:style-name="Source_20_Text">6DROP</text:span>". That might be annoying especially to Forth users who knew earlier PFE generations where it would compile without any problems. Here we have the case that the new definition "<text:span text:style-name="Source_20_Text">6drop</text:span>" can only be found in that specific lettering - so it can not be found searching for "<text:span text:style-name="Source_20_Text">6DROP</text:span>" or "<text:span text:style-name="Source_20_Text">6Drop</text:span>" or "<text:span text:style-name="Source_20_Text">6droP</text:span>".</text:p>
      <text:p text:style-name="Text_20_body">To get around this, the PFE can be taught to accept the old way of searching them case-insensitve too. The PFE will then choose to match first with the double-buffer approach and if that fails it checks whether a pure character-by-character case-insensitive compare would match. If the latter happens to be true then it would be accepted but a warning message printed to the screen.</text:p>
      <text:p text:style-name="Preformatted_20_Text">: 6drop 3drop 3drop ; <text:line-break/>1 2 3 4 5 6<text:line-break/>6DROP <text:line-break/>&lt;WARN search_thread&gt; oops, input '6DROP' hits '6drop': bad spelling&gt;<text:line-break/>.s<text:line-break/>&lt;stacks empty&gt;</text:p>
      <text:p text:style-name="Text_20_body">In PFE generation 32/33 that two-tier mode has been the default. Porting from earlier PFE generation might show a series of such WARN messages above - and usually the best thing to do is <text:s text:c="2"/><text:span text:style-name="Emphasis">not </text:span>to change the specific reference, i.e. to change "<text:span text:style-name="Source_20_Text">6DROP</text:span>" into a "<text:span text:style-name="Source_20_Text">6drop</text:span>" call. Instead have a look where the word had been defined and change it into uppercase-only, i.e. <text:s/>change "<text:span text:style-name="Source_20_Text">: 6drop ;</text:span>" into "<text:span text:style-name="Source_20_Text">: 6DROP ;</text:span>".</text:p>
      <text:p text:style-name="Text_20_body">Of course that rule-of-thumb has a notable exception - shortly after changing the PFE to double-buffer mode there were a lot of such messages in application code but the referenced symbol was not written on Forth level - instead it was imported from a C library. That symbol is inherently case-sensitive and therefore it would be best to change each reference to that C symbol and make it match <text:soft-page-break/>exactly in lettercasing with the original symbol name. And if that's impossible, create a renaming like "<text:span text:style-name="Source_20_Text">SYNONYM 6DROP 6drop</text:span>".</text:p>
      <text:p text:style-name="Text_20_body">Finally, here is a table of how things match.</text:p>
      <table:table table:name="inputnamemapping" table:style-name="inputnamemapping">
        <table:table-column table:style-name="inputnamemapping.A" table:number-columns-repeated="5"/>
        <table:table-column table:style-name="inputnamemapping.F"/>
        <table:table-header-rows>
          <table:table-row>
            <table:table-cell table:style-name="inputnamemapping.A1" office:value-type="string">
              <text:p text:style-name="Table_20_Heading">definition</text:p>
            </table:table-cell>
            <table:table-cell table:style-name="inputnamemapping.A1" office:value-type="string">
              <text:p text:style-name="Table_20_Heading">reference</text:p>
            </table:table-cell>
            <table:table-cell table:style-name="inputnamemapping.A1" office:value-type="string">
              <text:p text:style-name="Table_20_Heading">PFE 31/32</text:p>
            </table:table-cell>
            <table:table-cell table:style-name="inputnamemapping.A1" office:value-type="string">
              <text:p text:style-name="Table_20_Heading">PFE 32/33</text:p>
            </table:table-cell>
            <table:table-cell table:style-name="inputnamemapping.A1" office:value-type="string">
              <text:p text:style-name="Table_20_Heading">PFE 33/34</text:p>
            </table:table-cell>
            <table:table-cell table:style-name="inputnamemapping.F1" office:value-type="string">
              <text:p text:style-name="Table_20_Heading">note</text:p>
            </table:table-cell>
          </table:table-row>
        </table:table-header-rows>
        <table:table-row>
          <table:table-cell table:style-name="inputnamemapping.A2" office:value-type="string">
            <text:p text:style-name="Tabellen_20_Code">DROPS</text:p>
          </table:table-cell>
          <table:table-cell table:style-name="inputnamemapping.A2" office:value-type="string">
            <text:p text:style-name="Tabellen_20_Code">DROPS</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F2" office:value-type="string">
            <text:p text:style-name="P9">embedded</text:p>
          </table:table-cell>
        </table:table-row>
        <table:table-row>
          <table:table-cell table:style-name="inputnamemapping.A2" office:value-type="string">
            <text:p text:style-name="Tabellen_20_Code">dROPs</text:p>
          </table:table-cell>
          <table:table-cell table:style-name="inputnamemapping.A2" office:value-type="string">
            <text:p text:style-name="Tabellen_20_Code">dROPs</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F2" office:value-type="string">
            <text:p text:style-name="P9">imported</text:p>
          </table:table-cell>
        </table:table-row>
        <table:table-row>
          <table:table-cell table:style-name="inputnamemapping.A2" office:value-type="string">
            <text:p text:style-name="Tabellen_20_Code">drops</text:p>
          </table:table-cell>
          <table:table-cell table:style-name="inputnamemapping.A2" office:value-type="string">
            <text:p text:style-name="Tabellen_20_Code">drops</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F2" office:value-type="string">
            <text:p text:style-name="P9">modernic</text:p>
          </table:table-cell>
        </table:table-row>
        <table:table-row>
          <table:table-cell table:style-name="inputnamemapping.A2" office:value-type="string">
            <text:p text:style-name="Tabellen_20_Code"><text:s/>DROPS</text:p>
          </table:table-cell>
          <table:table-cell table:style-name="inputnamemapping.A2" office:value-type="string">
            <text:p text:style-name="Tabellen_20_Code">dROPs</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F2" office:value-type="string">
            <text:p text:style-name="P9">ironic</text:p>
          </table:table-cell>
        </table:table-row>
        <table:table-row>
          <table:table-cell table:style-name="inputnamemapping.A2" office:value-type="string">
            <text:p text:style-name="Tabellen_20_Code"><text:s/>DROPS</text:p>
          </table:table-cell>
          <table:table-cell table:style-name="inputnamemapping.A2" office:value-type="string">
            <text:p text:style-name="Tabellen_20_Code">drops</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A2" office:value-type="string">
            <text:p text:style-name="P9">match/ok</text:p>
          </table:table-cell>
          <table:table-cell table:style-name="inputnamemapping.F2" office:value-type="string">
            <text:p text:style-name="P9">forthish</text:p>
          </table:table-cell>
        </table:table-row>
        <table:table-row>
          <table:table-cell table:style-name="inputnamemapping.A2" office:value-type="string">
            <text:p text:style-name="Tabellen_20_Code">dROPs</text:p>
          </table:table-cell>
          <table:table-cell table:style-name="inputnamemapping.A2" office:value-type="string">
            <text:p text:style-name="Tabellen_20_Code">drops</text:p>
          </table:table-cell>
          <table:table-cell table:style-name="inputnamemapping.A2" office:value-type="string">
            <text:p text:style-name="P9">match/ok</text:p>
          </table:table-cell>
          <table:table-cell table:style-name="inputnamemapping.A2" office:value-type="string">
            <text:p text:style-name="P9">warn(ok)</text:p>
          </table:table-cell>
          <table:table-cell table:style-name="inputnamemapping.A2" office:value-type="string">
            <text:p text:style-name="P9">-error-</text:p>
          </table:table-cell>
          <table:table-cell table:style-name="inputnamemapping.F2" office:value-type="string">
            <text:p text:style-name="P9">lazyman</text:p>
          </table:table-cell>
        </table:table-row>
        <table:table-row>
          <table:table-cell table:style-name="inputnamemapping.A2" office:value-type="string">
            <text:p text:style-name="Tabellen_20_Code">dROPs</text:p>
          </table:table-cell>
          <table:table-cell table:style-name="inputnamemapping.A2" office:value-type="string">
            <text:p text:style-name="Tabellen_20_Code">DROPS</text:p>
          </table:table-cell>
          <table:table-cell table:style-name="inputnamemapping.A2" office:value-type="string">
            <text:p text:style-name="P9">match/ok</text:p>
          </table:table-cell>
          <table:table-cell table:style-name="inputnamemapping.A2" office:value-type="string">
            <text:p text:style-name="P9">warn(ok)</text:p>
          </table:table-cell>
          <table:table-cell table:style-name="inputnamemapping.A2" office:value-type="string">
            <text:p text:style-name="P9">-error-</text:p>
          </table:table-cell>
          <table:table-cell table:style-name="inputnamemapping.F2" office:value-type="string">
            <text:p text:style-name="P9">kitsch</text:p>
          </table:table-cell>
        </table:table-row>
        <table:table-row>
          <table:table-cell table:style-name="inputnamemapping.A2" office:value-type="string">
            <text:p text:style-name="Tabellen_20_Code">drops</text:p>
          </table:table-cell>
          <table:table-cell table:style-name="inputnamemapping.A2" office:value-type="string">
            <text:p text:style-name="Tabellen_20_Code">DROPS</text:p>
          </table:table-cell>
          <table:table-cell table:style-name="inputnamemapping.A2" office:value-type="string">
            <text:p text:style-name="P9">match/ok</text:p>
          </table:table-cell>
          <table:table-cell table:style-name="inputnamemapping.A2" office:value-type="string">
            <text:p text:style-name="P9">warn(ok)</text:p>
          </table:table-cell>
          <table:table-cell table:style-name="inputnamemapping.A2" office:value-type="string">
            <text:p text:style-name="P9">-error-</text:p>
          </table:table-cell>
          <table:table-cell table:style-name="inputnamemapping.F2" office:value-type="string">
            <text:p text:style-name="P9">oops!!</text:p>
          </table:table-cell>
        </table:table-row>
        <table:table-row>
          <table:table-cell table:style-name="inputnamemapping.A2" office:value-type="string">
            <text:p text:style-name="Tabellen_20_Code">drops</text:p>
          </table:table-cell>
          <table:table-cell table:style-name="inputnamemapping.A2" office:value-type="string">
            <text:p text:style-name="Tabellen_20_Code">dROPs</text:p>
          </table:table-cell>
          <table:table-cell table:style-name="inputnamemapping.A2" office:value-type="string">
            <text:p text:style-name="P9">match/ok</text:p>
          </table:table-cell>
          <table:table-cell table:style-name="inputnamemapping.A2" office:value-type="string">
            <text:p text:style-name="P9">warn(ok)</text:p>
          </table:table-cell>
          <table:table-cell table:style-name="inputnamemapping.A2" office:value-type="string">
            <text:p text:style-name="P9">-error-</text:p>
          </table:table-cell>
          <table:table-cell table:style-name="inputnamemapping.F2" office:value-type="string">
            <text:p text:style-name="P9">sowhat</text:p>
          </table:table-cell>
        </table:table-row>
      </table:table>
      <text:p text:style-name="Text_20_body"/>
      <text:h text:style-name="P7" text:outline-level="3">Special Implementation Strategies </text:h>
      <text:p text:style-name="Marginalia">(P) 2001 Guido U. Draheim</text:p>
      <text:h text:style-name="Heading_20_4" text:outline-level="4"><text:s/>Environment Vocabulary</text:h>
      <text:p text:style-name="Text_20_body">The ANS Forth'94 standard describes a word to detect features of the Forth environment. Forth scripts can use these hints to check whether the Forth system is appropriate, and in some cases the script can try to use a different compilation path. However, the Forth standard does not describe a way to extend the environment-hints - the “ENVIRONMENT?” word can only return the values. This is preventing a Forthscript library to implement missing features, and advertise the newly gained system feature to independent application programs.</text:p>
      <text:p text:style-name="Text_20_body">In December 2000, the developers of GForth (Anton Ertl), Win32Forth (Tom Zimmer) and PFE (Guido U. Draheim) agreed on a common approach for environment-query extensions based on a proper vocabulary named “ENVIRONMENT”. The implementation of “ENVIRONMENT?”-queries is based on a “SEARCH-WORDLIST”-call. If the search fails, “FALSE” is returned, if it succeeds, the returned execution-token is “EXECUTE”d and a “TRUE” flag is placed above.</text:p>
      <text:p text:style-name="Preformatted_20_Text"><text:s/>: ENVIRONMENT?<text:line-break/> <text:s text:c="2"/>['] ENVIRONMENT &gt;WORDLIST SEARCH-WORDLIST<text:line-break/> <text:s text:c="2"/>IF <text:s/>EXECUTE TRUE ELSE <text:s/>FALSE THEN ;</text:p>
      <text:p text:style-name="Text_20_body">The environment hints themselves are implemented by adding word definitions to this vocabulary, in most cases these are “CONSTANT” or “2CONSTANT” definitions.</text:p>
      <text:p text:style-name="Preformatted_20_Text"><text:s/>also environment definitions<text:line-break/> 1994 constant locals-ext<text:line-break/> false constant /floored<text:line-break/> 32 constant max-files<text:line-break/> -1 -1 2constant max-ud<text:line-break/> previous definitions</text:p>
      <text:p text:style-name="Text_20_body">This implementation strategy allows also to place internal variable/values into this vocabulary that can be easily referenced in the actual implementation by simply placing the environment-vocabulary in the search-order (by using the name) and to let the outer interpreter see words like '/hold' and 'max-files' directly. In conjunction with the tool-ext's 'words', the user can get an overview which system features are available.</text:p>
      <text:p text:style-name="Preformatted_20_Text">environment words ( returns: )<text:line-break/> C GFORTH-DIR <text:s text:c="13"/>C SYSTEM-EXT <text:s text:c="12"/>C CLK_TCK <text:line-break/> p PFE-DEBUG <text:s text:c="14"/>C FORTH-83 <text:s text:c="14"/>p PFE-VERSION <text:line-break/> p LICENSE <text:s text:c="16"/>p HOST-SYSTEM <text:s text:c="11"/>C ENVIRON-EXT <text:line-break/> C STRING-EXT <text:s text:c="13"/>C TOOLS-EXT <text:s text:c="13"/>C MEMORY-ALLOC-EXT<text:line-break/> C #LOCALS <text:s text:c="16"/>C LOCALS-EXT <text:s text:c="12"/>p MAX-FLOAT <text:line-break/> p FLOATING-STACK <text:s text:c="9"/>C FLOATING-EXT <text:s text:c="10"/>p MAX-FILES <text:line-break/> C FILE-EXT <text:s text:c="15"/>C FACILITY-EXT <text:s text:c="10"/>C EXCEPTION-EXT <text:line-break/> p MAX-UD <text:s text:c="17"/>p MAX-D <text:s text:c="17"/>C DOUBLE-EXT <text:line-break/> C BLOCK-EXT <text:s text:c="14"/>p RETURN-STACK-CELLS <text:s text:c="4"/>p STACK-CELLS <text:line-break/> C MAX-U <text:s text:c="18"/>C MAX-N <text:s text:c="17"/>C MAX-CHAR <text:line-break/> C FLOORED <text:s text:c="16"/>C ADDRESS-UNIT-BITS <text:s text:c="5"/>C /PAD <text:line-break/> C /HOLD <text:s text:c="18"/>C /COUNTED-STRING <text:s text:c="7"/>C CORE-EXT <text:line-break/> C CHAIN-WORDLISTS <text:s text:c="8"/>C WORDLISTS <text:s text:c="13"/>C SEARCH-ORDER-EXT ok </text:p>
      <text:p text:style-name="Text_20_body">In PFE, the reduced question is also fullfilled by an "-EXT"-hint in the environment-wordlist, i.e. a call like </text:p>
      <text:p text:style-name="Preformatted_20_Text"><text:soft-page-break/><text:s/>s" core" enviroment? . <text:s text:c="3"/>-1 ok </text:p>
      <text:p text:style-name="Text_20_body">returns true since it matches the 'core-ext' hint. This is a kindof convenvience behaviour.</text:p>
      <text:h text:style-name="Heading_20_4" text:outline-level="4">[defined] / [undefined]</text:h>
      <text:p text:style-name="Text_20_body">Another issue in forthscripted librarysections is the question whether a specific word is already present. The ANS Forth'94 standard describes the precompiler-like [IF]-[ELSE]-[THEN] words, howeverit is not described how to reliably deduce flags for these. A discussion on comp.lang.forth revealed, that even the set of 'find' and 'search-wordlist' is not so strictly standardized to accomodate the need for these ifdef-words.</text:p>
      <text:p text:style-name="Text_20_body">Over time, every Forth system has implemented means for a precompiler-type ifdef-section. In PFE, the early Tek-mforth ifdefs are present in a seperate cdecl-ext wordset that does implement a subset of a C-compiler's precompiler words, including '#ifdef-#else-#endif' and '#define'. Other Forth system have implemented '[ifdef]'-words, however these words do all suffer from having no easily portable implementation - with the greatest problem that the standard-implementation of '[if]-[else]' must count [if]'s and [then]'s to detect proper nesting. A system which had no [ifdef]'s does not see a newly-defined [ifdef] in the execution of [if].</text:p>
      <text:p text:style-name="Text_20_body">Therefore the usage of [ifdef] should be depracated. Instead an independent word should be used to construct the flag for [if], and from the reference to the Forth Programmers Handbook (FPH), many Forth system have chosen to use the terms [defined] and [undefined]. Note that some systems still use 'defined' (which is not immediate) or 'defined?' or 'have?', or perhaps they have '[not]' instead of the '[undefined]'-call. </text:p>
      <text:p text:style-name="Text_20_body">However the pair [defined]/[undefined] has found widespread acceptance and it is therefore implemented in PFE along with the [void]-call to place a reliable immediate false-flag for usage by [if].</text:p>
      <text:p text:style-name="Preformatted_20_Text"><text:s/>[void] [if] <text:line-break/> <text:s text:c="3"/>here can be any text as this if can not get true.<text:line-break/> [else]<text:line-break/> <text:s text:c="3"/>[undefined] rdrop [if] \ check for non-existance of a word<text:line-break/> <text:s text:c="6"/>[defined] r&gt;drop [if] \ but found a synonym<text:line-break/> <text:s text:c="8"/>: rdrop postpone r&gt;drop ; immediate<text:line-break/> <text:s text:c="6"/>[else]<text:line-break/> <text:s text:c="8"/>: rdrop r&gt; r&gt; drop &gt;r ; \ this is not standard-conform<text:line-break/> <text:s text:c="6"/>[then]<text:line-break/> <text:s text:c="3"/>[then] \ the standard- bracket-if/then call is properly nested<text:line-break/> [then]</text:p>
      <text:p text:style-name="Text_20_body">Although these words are not (yet) standard, with some knowledge about the target systems search-order implementation, a highlevel definition of [defined]/[undefined] can be created that does properly work with the system-provided [if]/[else] construct. About twothird of the mature Forth systems do already have the [defined]/[undefined] pair, so that their usage is reasonably portable across systems, and application software can be assured to compile in future system implementations.</text:p>
      <text:h text:style-name="Heading_20_4" text:outline-level="4">state-smart over exec-only </text:h>
      <text:p text:style-name="Text_20_body">Older Forth system have often used a single word for doing both, exec-mode and compile-mode. In exec-mode, it would leave the parsed-value of the following word on the stack, while in comp-mode it would compile an execution-token and the value in a way that the value would pop up at runtime again. The ANS Forth'94 does however prefer to define two words, one for exec-mode and the other <text:soft-page-break/>for comp-mode, so they are not state-smart anymore. In some compiling-environments (with preprocessing functionalities) this may eventually be a nice win, however it does sometimes confuse the the average Forth programmer. The programmer can not anymore use a word on the commandline, and when satisfied enclose it into a ":"-";"-pair to memorize it as a colon-sequence.</text:p>
      <text:p text:style-name="Text_20_body">In PFE, some of the immediate or exec-only/comp-only words have been extended to be state-smart. Where the ANS Forth'94 will make the behaviour of the word rather undefined or not applicable, in PFE it is just state-smart, and it will hence behave in traditional ways. The traditional Forth programmer has simply to watch out for the cases where a newly-invented word from the ANS Forth'94 standard has been overloaded instead of the traditional word which had somehow been defined to be just not state-smart.</text:p>
      <text:p text:style-name="Preformatted_20_Text"><text:s text:c="2"/>.( whatever ) \ not state-smart, immediate<text:line-break/> <text:s/>." whatever ) \ state-smart, orginally comp-only<text:line-break/> <text:s/>' <text:s text:c="12"/>\ not state-smart, not immediate<text:line-break/> <text:s/>['] name <text:s text:c="5"/>\ not state-smart, immediate &amp; compiles always<text:line-break/> <text:s/>'&gt; name <text:s text:c="6"/>\ state-smart version<text:line-break/> <text:s/>char woo <text:s text:c="5"/>\ not state-smart, not immediate<text:line-break/> <text:s/>[char] woo <text:s text:c="3"/>\ not state-smart, immediate &amp; compiles always<text:line-break/> <text:s/>ascii <text:s text:c="8"/>\ state-smart, very common in forth systems<text:line-break/> <text:s/>control <text:s text:c="6"/>\ also state-smart and very common. Subtracts 32.</text:p>
      <text:p text:style-name="Text_20_body"/>
      <text:h text:style-name="P7" text:outline-level="3">PFE Threading types </text:h>
      <text:p text:style-name="Marginalia">(P) 2005 Guido U. Draheim</text:p>
      <text:h text:style-name="Heading_20_4" text:outline-level="4"><text:s/>CFA Threaded</text:h>
      <text:p text:style-name="Text_20_body">CFA Indirect Threading is the usual way in PFE and the traditional variant being the only one compatible with the FIG model. A colon word is a list of CFA addresses where the CFA contains the address of a C subroutine and the BODY of this word directly following this Code-Field (where CFA has its name from, the body being referred to as the Parameter-Field (PFA).</text:p>
      <text:p text:style-name="Preformatted_20_Text"><text:s/>NFA <text:s text:c="6"/>LFA <text:s text:c="5"/>CFA <text:s text:c="6"/>PFA<text:line-break/> +---------+--------+---------+-------<text:line-break/> | name[n] | link* <text:s/>| code* <text:s text:c="2"/>| data....<text:line-break/> +---------+--------+---------+-------<text:line-break/> <text:s text:c="11"/>nextNFA <text:s/>C call <text:s text:c="3"/>body(only for non-prims)</text:p>
      <text:p text:style-name="Text_20_body">The DOES words will put a DOES-subroutine into the CFA of a CREATEd word - this DOES-subroutine will use the first PFA[0] field to get the indirect address of the real (modified) behaviour of the word. The DOES_CODE field exhibits itself as just another CFA directly followed by its DOES_BODY. The current TO_BODY will detect the situation for a DOES-word and return DOES_BODY when <text:s/>someone asks for the BODY of a DOES-word - which means to return the address of PFA[1] instead of PFA[0].</text:p>
      <text:p text:style-name="Preformatted_20_Text"><text:s/>NFA <text:s text:c="6"/>LFA <text:s text:c="5"/>CFA <text:s text:c="6"/>PFA[0] <text:s text:c="2"/>PFA[1]<text:line-break/> +---------+--------+---------+--------+-------<text:line-break/> | name[n] | link* <text:s/>| code* <text:s text:c="2"/>| does* <text:s/>| data...<text:line-break/> +---------+--------+---------+--------+-------<text:line-break/> <text:s text:c="11"/>nextNFA <text:s/>do-does()</text:p>
      <text:p text:style-name="Text_20_body">Before the DEFER words (including DOER/MAKE) became part of the inner system, they were just DOES-words who stored the DEFERred execution vector in the DOES_BODY. Therefore, the current implementation will store the IS-vector in PFA[1] of a DEFER-word. This is in contrast with the behaviour of the TO-var word which will store its value into PFA[0]. </text:p>
      <text:p text:style-name="Preformatted_20_Text"><text:s/>NFA <text:s text:c="6"/>LFA <text:s text:c="5"/>CFA <text:s text:c="6"/>PFA[0] <text:s text:c="2"/>PFA[1]<text:line-break/> +---------+--------+---------+--------+-------<text:line-break/> | name[n] | link* <text:s/>| code* <text:s text:c="2"/>| unused | target<text:line-break/> +---------+--------+---------+--------+-------<text:line-break/> <text:s text:c="11"/>nextNFA <text:s/>do-defer()</text:p>
      <text:h text:style-name="Heading_20_4" text:outline-level="4"><text:s/>CALL Threaded </text:h>
      <text:p text:style-name="Text_20_body">Call-Threading is a newer model for execution. The colon word is a list of addresses of C subroutines. As long as theses are primitives (without a BODY area) it will obviously be as double as fast in execution since there is on memory access instead of two in the CFA Threading model - the latter would have to fetch the CFA from the colonword and the C subroutine address from the referenced Code-Field - while in Call-Threading it would just have to fetch the C subroutine address and use a normal indirect function call to get it executed.</text:p>
      <text:p text:style-name="Text_20_body">However this would not quite allow parametric words other than in the Direct-Threading case - in Direct-Threading the BODY would be be prepended with a longer Code-Field which contains a complete subroutine as if assembled by a C subroutine compiler. Therefore in the Direct-Threading case, the inner interpreter could again just jump there as it would for primitives. Most of the Direct- Threading systems would just jump to the real common behaviour of the BODY-word - via the <text:soft-page-break/>typical IP[-1] we still get the original CFA and can derive the PFA = IP[-1]+CodeFieldSize - where the CodeFieldSize is usuall larger than just a pointer since it would consist of cpu-native jump-instruction followed by the behaviour address compiled by the C compiler.</text:p>
      <text:p text:style-name="Text_20_body">Well, this explains the model of Direct-Threading which would <text:span text:style-name="Emphasis">not </text:span>be quite portable since it assumes knowledge about the cpu-native jump-instruction which would have to get pasted into the data-area of the application which gets then executed as code atleast for the CodeField part. On processors with different on-die caches for Data and Code, this would yield to considerable cache-thrashing, and some Forth implementations tried to overcome the problem by ensuring that the corresponding Data-area of a Direct-Threaded BODY-word gets put a bit away - with the distance being the cache-line length in the Instruction-Cache. Which of course assumes another set of knowledge for the underlying native cpu architecture. Therefore: Call-Threading is <text:span text:style-name="Emphasis">not </text:span>Direct-Threading.</text:p>
      <text:p text:style-name="Text_20_body">To enable BODY-words in Call-Threading we use another trick - for each BODY-word, an XT-compile ("compile,") will detect the situation and compile two addresses. The first one is the C-subroutine of the common behaviour of the BODY-word directly followed by the BODY-address of it. The behaviour-subroutine will then just have to fetch that BODY-address away so that the inner-interpreter will have its IP put onto the next real C-subroutine (and not a BODY-address). That's why you will see those POP_RT_BODY in each of the _RT-routines in the Forth-implementation which will be a (<text:span text:style-name="Source_20_Text">*IP++</text:span>) in Call-Threading model. Unlike the Direct-Threading model, the Call-Threading model is portable: the "compile," word will simply copy the address contained in the CFA to the new colonword and then add the BODY-address right thereafter.</text:p>
      <text:p text:style-name="Preformatted_20_Text">VARIABLE XX<text:line-break/>: AA XX @ ;<text:line-break/>n ITC mode (indirected threaded via CFA subroutine calls)<text:line-break/>| name...|link|code'do-colon| cfa'XX | cfa'@ | cfa'; |<text:line-break/>n bytes <text:s/>LFA <text:s/>CFA <text:s text:c="10"/>cell <text:s text:c="4"/>cell <text:s text:c="3"/>cell<text:line-break/><text:line-break/>in CTC mode (call threaded with conditional body pointer comma) <text:line-break/>| name...|link|code'do-colon| code'do-var | pfa'XX | code'@ | code'; |<text:line-break/>n bytes <text:s/>LFA <text:s/>CFA <text:s text:c="10"/>cell <text:s text:c="9"/>cell <text:s text:c="4"/>cell <text:s text:c="4"/>cell</text:p>
      <text:p text:style-name="Text_20_body">One could think that one would be able to mix FIG-style CFA-Threaded colonwords and PFE-style Call-Threaded colonwords - the outer interpreter could in fact do both and runtime switchable - we would just have to swap the behaviour of "compile," while the rest could effectly stay the same. However, we can not do this in full FIG-style mode - the outer interpreter's "compile," word does need an additional information about each word telling whether it is a primitive or a body-word. As a side note: of course, a simplistic approach would just always add a body-field for each call and the inner interpreter fetches the code-address and the data-address (even when the data-adress is just null). But this would simply make two memory-accesses for all words including primitives and there is no benefit over CFA-Threading here.</text:p>
      <text:p text:style-name="Text_20_body">Instead, we use an extra bit in the FlagField of each word which gets set when the word is not-a-primitive. In the PFE C-level sourcecode you will see two words for creating a HEADER: FX_HEADER and FX_RUNTIME_HEADER where the latter is just a combination of FX_HEADER followed by FX_RUNTIME_WORD where this one will just set a bit in the LAST word and this bit being called P4xISxRUNTIME. - Now, the "compile," word will check the FlagField for ISxRUNTIME being set, and only in this case a BODY-address gets compiled. When no word has this FlagBit set then a Call-Threaded colonword will just be a list of C-subroutine addresses.</text:p>
      <text:p text:style-name="Text_20_body">This makes it a very fast implementation - each primitive gets called with just an indirect-functioncall (instead of a double-indirect one), and only BODY-words will use more memory-<text:soft-page-break/>accesses, which they would do anyway since they will surely access the data in their body. However, there is even another surplus - it makes it easier to have Forth integrate with C-level projects since we are now able to construct new colonwords directly in C without the help of an inner interpreter or even "compile,". The C-level app would just have to create a list of function-pointers, adding body-address for each reference to an <text:s/>_RT-named routine. When the C-level-created Forth-colonword has been created (as a ":noname"-colonword) the it can just be p4_call'ed.</text:p>
      <text:p text:style-name="Quotations"><text:s/>(FIXME: stick note about implemenation of DOES-words and DEFER-words in here)</text:p>
      <text:h text:style-name="Heading_20_4" text:outline-level="4"><text:s/>SBR Threading</text:h>
      <text:p text:style-name="Text_20_body">From aboves model for Call-Threading we can now derive the model for SBR-Threading - there is only one difference between the two here: in SBR-Threading each of the CALL-addresses gets prepended with the cpu-native bits for an SBR-functioncall. And be noted: on many RISC- machines these bits are mangled into the CALL-address itself, usually the upper four bits so that on a 32-bit machine only the lower 28-bit addresses are reachable for CODE jumps. On machines like the i386 architecture, the cpu-native SBR-functioncall is a single byte (9E) so the code-size will increase by another 25% (CFA-Threading vs. CALL-Threading had increased the executable size by about 20%).</text:p>
      <text:p text:style-name="Text_20_body">This derivation is largely different than SBR-Threading derived from Direct-Threading - and it does more closely follow the nativecode scheme for creating BODY-words like accessing Variables and Constants. The nativecode would just put another cpu-native bit followed by the address of the Variable to fetch. This leaves room for a nativecode optimizer which could replace the sequence (call-nativecode + varfetch-routine <text:s/>+ vardata-address) by an optimized sequence of (varfetch-nativecode + vardata-address). </text:p>
      <text:p text:style-name="Text_20_body">The same optimizer can be used for DOES-words: the sequence of (call-nativcode + doescall-routine + doescode-address) could get replaced with (indirectcall-nativecode + doescode-address). The doesdata-field is still easily derived as it still follows the <text:s/>doescode-field. </text:p>
      <text:p text:style-name="Text_20_body">And a note about DEFERred words - without Direct-Threading, a deferred <text:s/>word will be executed as a doublyindirect call and there is no <text:s/>cpu-nativecode for that. Actually, this is good since <text:s/>a) we want to have the DEFERred vector to be no in the first paramfield and b) we want to check for null in the defervector and warn instead of segfault (or call a routine that CRASHes).</text:p>
      <text:p text:style-name="Preformatted_20_Text">VARIABLE XX<text:line-break/>: AA XX @ ;<text:line-break/><text:line-break/>in CTC mode (call threaded with conditional body pointer comma) <text:line-break/>| name...|link|code'do-colon| code'do-var | pfa'XX | code'@ | code'; |<text:line-break/>n bytes <text:s/>LFA <text:s text:c="2"/>CFA (a cell) <text:s text:c="2"/>cell <text:s text:c="9"/>cell <text:s text:c="4"/>cell <text:s text:c="4"/>cell</text:p>
      <text:p text:style-name="Text_20_body">in SBR mode (subroutine threaded with cpu-native SBR assembler snippets)</text:p>
      <text:p text:style-name="Preformatted_20_Text">| name...|link| colon-info | SBR-setupcode | .....<text:line-break/>n bytes <text:s/>LFA <text:s/>to infoblock (nothing on x86, 16bytes on powerpc)<text:line-break/><text:line-break/>.. SBR-call + code'do-var | pfa'XX | SBR-call + code'@ | SBR-exitcode|<text:line-break/> <text:s/>1 byte <text:s text:c="2"/>+ cell <text:s text:c="9"/>cell <text:s text:c="3"/>1 byte <text:s text:c="2"/>+ cell <text:s text:c="4"/>1 byte <text:line-break/> <text:s text:c="53"/>(but 12 on ppc!)</text:p>
      <text:h text:style-name="Heading_20_4" text:outline-level="4"><text:soft-page-break/><text:s/>SBR-ARG Threading</text:h>
      <text:p text:style-name="Text_20_body">The above code will make do-var to fetch the following pfa'XX <text:s/>address from the colon-word with an extra call, thereby adjusting the subroutine return-adress to point to just after the body-arg. This will make some CPU variants picky where the L1 cache is divided into Code-cache and Data-cache. In CTC-derived SBR-threading it means alternating access as Code and Data, and some K6 are known to be panicking as soon as they see a Data-access of an address in the Code-L1-cache and do a complete flush of the Code-cache.</text:p>
      <text:p text:style-name="Text_20_body">The solution uses arg-threading. Instead of the do-var code implementation to fetch the body-adress being compiled after its call, the SBR-ARG threading will compile an immediate arg-push <text:s/>before the call - which is actually the pfa-address prepended with an SBR-snippet to push it into the right place. The called do-var routine can then just use the value in place.</text:p>
      <text:p text:style-name="Preformatted_20_Text"><text:s/>in SBR-threading<text:line-break/> ...| to infoblock | .. | SBR-call + code'do-var | pfa'XX |...<text:line-break/> <text:s text:c="5"/>cell <text:s text:c="10"/>0 <text:s text:c="3"/>1 byte <text:s text:c="2"/>+ cell <text:s text:c="9"/>cell<text:line-break/><text:line-break/> in SBR-ARG-threading<text:line-break/> ...| to infoblock | .. | SBR-push + pfa'XX | SBR-call + 'do-var |...<text:line-break/> <text:s text:c="5"/>cell <text:s text:c="10"/>0 <text:s text:c="3"/>1 byte <text:s text:c="4"/>cell <text:s text:c="4"/>1 byte <text:s text:c="2"/>+ cell</text:p>
      <text:p text:style-name="Text_20_body">Even that we consume yet another byte more, the code will actually run faster on many CPU types - but it depends on the actual implementation of the L1 cache. Another problem is to find a place <text:s/>to bring the value from the colon-routine into the do-var routine without the C compiler to trash the place innocently during its SBR setup. Using a register with the gcc fixed register allocation is one means and often a good one.</text:p>
      <text:h text:style-name="Heading_20_4" text:outline-level="4"><text:s/>extra RP or not </text:h>
      <text:p text:style-name="Text_20_body">On a register-starved architecture like x86, it helps greatly to use the CPU-native SBR-code. These are very fast calls specialized to make a subroutine call. However an architecture like powerpc does not have any specialized subroutine-call instruction, and the return-stack can be referenced from any of its CPU registers.</text:p>
      <text:p text:style-name="Text_20_body">The problem with the CPU-native SBR-code and RP-register has to do with the habit of Forth programs to use to-RP and RP-from instructions to move values from and to the return-stack as <text:s/>temporary values. This will require the implementation of these routines to pop-off the return-address, push/pop the value, and put the return-address back. That can heavily interfere with what <text:s/>the C compiler assumes about the RP depth, not to speak of some CPU architectures to have a special return-address cache that will get flushed hereon.</text:p>
      <text:p text:style-name="Text_20_body">Instead one make up a three-stack machine, where colon-word return-address are stored on another stack than the C compiler will assume them for. It makes it quite the same as the normal token-threading but the address-tokens are interpreted with <text:s/>some native-code snippet - just not the SBR-call snippet but some other - and it is still native-code SBR threading.</text:p>
      <text:p text:style-name="Text_20_body"/>
      <text:h text:style-name="P7" text:outline-level="3">Porting SBR-Threading</text:h>
      <text:p text:style-name="Marginalia">(P) 2005 Guido U. Draheim</text:p>
      <text:p text:style-name="Text_20_body">This part does not deal with simple SBR-CALL threading and concentrates on the fast-threading mode using SBR-CALL-ARG threading where it is assumed that the called C-routine will get the BODY-ptr as an argument and the CODE-ptr can be given as an argument via the same way.</text:p>
      <text:h text:style-name="Heading_20_4" text:outline-level="4"><text:s/>Choosing an ARG-register</text:h>
      <text:p text:style-name="Text_20_body">The ARG-register should be a scratch-register in the local ABI (application binary interface - the description about the <text:s/>structure of call-frames and the registers possibly affected by all into a routine) - if you choose a callee-saved register then it has the effect that the compiler will generate some code in the procedure header to save away that register to the return stack which is absolulty unncessary and possibly <text:s/>counterproductive. </text:p>
      <text:p text:style-name="Text_20_body">About all cpu ABI do know some scratch register for local computations whose value must not be saved with a procedure and whose value may also not be assumed to be left untouched with an intervening function call. The latter limits the possible use of the value in that register and one should better check if the compiler is clever enough to save value around function calls - there are numourous bugs in compilers for such explicit register allocations.</text:p>
      <text:p text:style-name="Text_20_body">When looking for a scratch register, the ABI's return register is often a good choice since all the Forth words are void-routines. The return-register is generally considered to be touched by function calls, so it falls into the category of a real scratch register. However, the return-register is often the accumulator of traditional cpus, and in many cases that cpu ISA (instruction set architecture - the possible instructions and which registers they can take for operands) must take this register for some instructions to be possible. In most such cases, the displacement-register might be an alternative.</text:p>
      <text:p text:style-name="Text_20_body">Looking at the current choice, the "%eax" accumulator register is chosen on i386 which actually works, so one does not need to look at the "%edx" register. For the m68k, the return-register "%d0" is not a good choice as the ARG to the routines is always a pointer that points to the actual data - the pointer is used to fetch data with constant displacements, and it is incremented by one cell in many cases - the m68k has some optimized opcodes for these address operations but which work on "%a*" registers only. The compiler would therefore move the "%d0" arg to the scratch "%a0" register for operations. The latter however is not a good choice either, since the compiler does want to use it for indirection function calls like "(*)()" on C level, and does not push it elsewhere. However, the "%a1" register showed to be also a scratch register in this ABI, and it works. Similar decision chains can be made for the powerpc ABI where the "r0" register is used for many hardcoded temporaries, and "r1" is used for the program return stack. Using "r2" succeeds here.</text:p>
      <text:p text:style-name="Text_20_body">Be aware of the diffences between an ABI and an ISA for a given cpu - in the def-regs section, we do currently one differentiate by cpu-type, which does match with the ISA type. Most cpu makers hand out docs about the recommended ABI for their processor, and in most cases they are overtaken - which leads to a single matching ABI. But this one-to-one relationship can not be assured, see as an example the powerpc ISA which has no dedicated register for the return-stack (it does not even have a dedicated instruction for subroutine calls) and any of the 32 general registers can be used as the stack pointer for an ABI on top of this ISA.</text:p>
      <text:h text:style-name="Heading_20_4" text:outline-level="4">Traditional CPU</text:h>
      <text:p text:style-name="Text_20_body">A traditional CPU however has a dedicated CALL instruction, a register to save the return address, and a RTS instruction to return-from-subroutine. In this mode, it is best to alias the Forth RP and <text:soft-page-break/>the cpu RP - the current IP in the caller's routine can be deduced by looking at the value in the return-stack. This mode saves these two registers from being needed to be assigned globally.</text:p>
      <text:p text:style-name="Text_20_body">The RP is declared locally within the USE_CODE_ADDR macro in the C-sources, and the RP value is given as the ARG to this routine (_XE routines in the sources). The current Forth-RP is simply the value of the cpu-RP <text:span text:style-name="Emphasis">before </text:span>the call instruction which pushes the IP on the very same stack. Within the _XE routine, the IP can therefore be modified and by using RP[-1] (in general, the offset is indeed just minus one - but most ISAs know some flavour of calls that saves more data to the stack, e.g. call-interrupt-handler).</text:p>
      <text:p text:style-name="Text_20_body">In this mode, the RP-pointer itself must be left constant since otherwise the CPU will not find its return-adress on the stack. When some _XE routine needs to modify the RP, it must ensure to save the return-address (the IP value), then modify the RP (PUSH, POP, ROOM, DROP), and then restore the return-address as the uppermost value of the real cpu-RP. See the _NEW_RP macros around that handle this problem.</text:p>
      <text:p text:style-name="Text_20_body">To change the IP alone, one can simply write to the value inside the call-frame - the next RTS will find that value. As an example, take a look at this m68k assembler of the IF-execution <text:s/>which knows that directly after <text:s/>the IF-call a target-address follows which points to the resp ELSE. Here we chose the "%a5" register to hold the Forth parameter-stack:</text:p>
      <text:p text:style-name="Preformatted_20_Text">0000095e _p4_if_execution_:<text:line-break/> <text:s text:c="4"/>95e: <text:s text:c="6"/>4a9d <text:s text:c="11"/>tstl %a5@+<text:line-break/> <text:s text:c="4"/>960: <text:s text:c="6"/>660a <text:s text:c="11"/>bnes 96c<text:line-break/> <text:s text:c="4"/>962: <text:s text:c="6"/>2069 fffc <text:s text:c="6"/>moveal %a1@(-4),%a0<text:line-break/> <text:s text:c="4"/>966: <text:s text:c="6"/>2350 fffc <text:s text:c="6"/>movel %a0@,%a1@(-4)<text:line-break/> <text:s text:c="4"/>96a: <text:s text:c="6"/>4e75 <text:s text:c="11"/>rts<text:line-break/> <text:s text:c="4"/>96c: <text:s text:c="6"/>58a9 fffc <text:s text:c="6"/>addql #4,%a1@(-4)<text:line-break/> <text:s text:c="4"/>970: <text:s text:c="6"/>4e75 <text:s text:c="11"/>rts</text:p>
      <text:p text:style-name="Text_20_body">reading it: pop the value and test it, if it is non-zero, jump to 96c which skips the target-address by advancing the IP by one cell. The %a1 register has been given as an argument and points into the real return-stack just below the return-address of this function - the add-instruction on "%a1@(-4)" is therefore identical with "%sp@" and you can read the code as “addql #4,%sp@” to modify the address that the following "rts" will jump to. The same accounts for the false-case - here we just fetch the value at the caller's IP which has the target-address, and then store this value into the IP so that the following "rts" will find the new value and BRANCH to it.</text:p>
      <text:p text:style-name="Text_20_body">One might be tempted here to tell the compiler to just use "sp@" as the IP value, but this is only true if the compiler did not generate a local variable frame - in which case the "sp" would be well above the address of the return-address. The gcc supports the __builtin_return_address but it is not an lvalue, so it can not be modified nor can one take the address of it, and the other __builtin_frame_address is known to carry wrong values when compiled as -fomit-frame-pointer and the local function did not need a frame for real. Therefore, it is safest to just pass down the <text:s/>sp-value from just before the call to the routine and get the IP as RP[-1]. It just needs to put another opcode before the CALL-part to the _XE routine, representing "movl sp, a1" on m68k.</text:p>
      <text:h text:style-name="Heading_20_4" text:outline-level="4"><text:s/>RISC w/ LR type CPU</text:h>
      <text:p text:style-name="Text_20_body">The powerpc architecture does no have a dedicated return-stack or instructions to call a subroutine or return from a subroutine. Instead it has a special Link Register (LR) and the subroutine calls are derived from the branch-instructions. The branch-instruction (with the L-bit set), will first copy the next code address to the LR and <text:span text:style-name="Emphasis">then</text:span> jump to the target. The code at the target address will then be responsible to fetch the value from the LR and store it on the stack - in the presented case, this stack <text:soft-page-break/>is referenced by the "r1" global register. The same is done on return-from-subroutine - the <text:s/>return-address is restored into the LR and then a "blr" = branch to address in link-register is compiled.</text:p>
      <text:p text:style-name="Text_20_body">Therefore, the setup sequence for a new procedure is quite long and simulates the behaviour of a single CALL-instruction on traditional CISC architectures - the same happens as a simulation for the RTS-instruction. This is good practice but imposes a serious problem: how to define <text:s/>the IP. On traditional ISAs, the IP will always be right above the last good RP value, but in <text:s/>this mode, the return-address is nothing more <text:s/>than a local variable of the called routine.</text:p>
      <text:p text:style-name="Text_20_body">Furthermore, even very simple functions will actually have a local-frame, where they will store the RP of the previous caller, so that the current cpu-RP value is not actually the pointer to the Forth-RP data - again, some assumptions may break here if just adding a displacement or trying to fiddle with that <text:span text:style-name="Source_20_Text">__builtin_frame_address</text:span> - and an RP-change is even more problematic as not just one cell must be saved before the change, but the whole locals-frame of the caller <text:span text:style-name="T3">and</text:span> the callee routine. </text:p>
      <text:p text:style-name="Text_20_body">It took several hours of experimenting that there are always cases that it will fail to describe the Forth-RP as an alias of the cpu-RP. Instead, it is best to <text:span text:style-name="T3">not</text:span> alias the two, and allocate a separate Forth-RP as a global register allocation</text:p>
      <text:p text:style-name="Text_20_body">It turns out that this makes the setup-code for a colon-routine even shorter and faster as we are not bound to the system ABI - in the example powerpc ABI it became visible that the system ABI did usually save the <text:s/>return-address into a place in the callers stack-frame - that simply means that such RP space must be reserved when calling any of the primitives compiled by the C compiler. Using an extra Forth RP, we do not need to deal with these specialties, and keep the setup-code down to the minimum.</text:p>
      <text:p text:style-name="Text_20_body">Since the Forth-RP is an extra independent global register on the powerpc, another question must be answered - where to get the callers IP from. One way might be to give it as an ARG to the routine, in the place of the RP that would be normally pushed down, but it happens to be not necessary - instead of suppling some setup-code in the colon-routine just before the call into the Forth-subroutine, the IP arg can be setup <text:span text:style-name="Emphasis">within </text:span>the Forth-subroutine by creating a copy of the special LR-register in a general-purpose register where it can be easily accessed and modified. The lead-out code then pastes move-arg-to-lr and branch-via-lr into the C-routine (you may notice some garbage left over in the assembler output since the C <text:s/>compiler will then still compile its own lead-out code containing another branch-via-lr).</text:p>
      <text:h text:style-name="Heading_20_4" text:outline-level="4"><text:s/>Summary</text:h>
      <text:p text:style-name="Text_20_body">To alias the Forth-RP and the cpu-RP has the advantage of saving another cpu register for local computations - and on a register-starved ISA like intel-32bit, this happens to an essential requirement for good native speed. The contrary is true for an LR-type RISC cpu where the ABI's locals-frame interferes with the Forth-operations on an RP-stack. A CPU with enough cpu general registers and traditional return-stack ISA might choose either way.</text:p>
      <text:h text:style-name="P7" text:outline-level="3">Interfacing directly with POSIX File I/O</text:h>
      <text:p text:style-name="Marginalia">(P) 2005 Guido U. Draheim</text:p>
      <text:h text:style-name="Heading_20_4" text:outline-level="4"><text:s/>History </text:h>
      <text:p text:style-name="Text_20_body">In March 2004 there was a lengthy discussion between Krishna Myneni (of kForth fame) and me. Krishna had been introducing an IOCTL word to his system - trying to get other Forth system makers to do something as well as it will prove very useful on the application level. That <text:s/>is true - but there are a number of problems attached.</text:p>
      <text:p text:style-name="Text_20_body">The first problem is that no Forth system maker uses the posix integer file descriptors as a file reference on the Forth application level. Instead it is a wrapper around whatever is being used internally, for PFE that is usually the stdio file handle (called FILE). The second and perhaps bigger problem: the commands to IOCTL are usually defined as C preprocessor macros and they value differs from system to system. Therefore the bitvalues must be exported as named constants to the Forth application level.</text:p>
      <text:h text:style-name="Heading_20_4" text:outline-level="4"><text:s/>Other Systems</text:h>
      <text:p text:style-name="Text_20_body">So, what is it like on other languages - we can easily compare with Perl, Python and PHP here which all provide a POSIX module for some more direct interaction with the underlying operating system. Basically we see that the best thing is to have a separate module that does not overload the native "open" and "file" semantics - especially the "open" word name should be left intact for applications to use them as their own method name.</text:p>
      <text:p text:style-name="Text_20_body">In Perl the functions not in extra module but they are builtin as sysopen, dbmopen and opendir alongside the "open" function for the native file handles of Perl. In Python there is a definite module concept that allows to put the function as os.open. (matching a name like OS-OPEN in Forth? no, I don`t like that either). In PHP, there are many open functions from their respective modules like bzopen, dba_open, dbmopen, dio_open, fopen, fsockopen, opendir, popen, zip_open.</text:p>
      <text:p text:style-name="Text_20_body">Consequently, it would be sys-ioctl? Well, perhaps it should be more Forthish in its name, where we do not abbreviate as <text:s/>much as this one. Perhaps the "io*" has something to it, what about OPEN-IO / WRITE-IO / CLOSE-IO / SET-IO ? Oh, by the way, there are actually two ioctl names, ioctl and fcntl, that can be used for the module name for system interaction. Which would also need to export as many #defs as possible</text:p>
      <text:h text:style-name="Heading_20_4" text:outline-level="4"><text:s/>Sockets </text:h>
      <text:p text:style-name="Text_20_body">Most operations about files can be achieved as well through the Forth filehandle wrappers. For some special circumstances one might consider the addition of "fileno" (which is a call in C stdio) <text:s text:c="2"/>that returns the underlying file descriptor of the operating system. However we find that in reality the task of access to the posix file descriptors comes from the need to use a SOCKET.</text:p>
      <text:p text:style-name="Text_20_body">The socket interface is somewhat distinct from posix device files. As far as I am concerned, I'd vote for a forthish module like OPEN-SOCKET, LISTEN-SOCKET etc. The reason for the posix way had been always to use the socket descriptor handle as a means to a select() call - however a similarity to that would need to wrapped in highlevel Forth anyway simply for the FILE-EXT interface, and also since win32 has a waitobject functionality truly different than unix select() - in fact the win32 sockets are not filehandle (on some versions of windows).</text:p>
      <text:p text:style-name="Text_20_body"><text:soft-page-break/><text:s/>Have a look at gforth/unix/socket.fs which imports the libc names with building an open-socket around it that does actually return a Forth file-ext descriptor. That is surely a good means to it, so that a Forth SOCKET should be used with the Forth WRITE-FILE calls and not with SYSWRITE. If one wants to export the raw interface then it should be again with a sys-prefix like SYSSOCKET, to allow to wrap the actual open-socket/write-socket calls to either a file-ext based system or the sys-ext based.</text:p>
      <text:h text:style-name="P7" text:outline-level="3">Quoted-Parse Idea </text:h>
      <text:p text:style-name="Marginalia">Part of the LGPL:ed PFE</text:p>
      <text:p text:style-name="Marginalia">(P) 2002 Guido U. Draheim &lt;guidod@gmx.de&gt;</text:p>
      <text:p text:style-name="Text_20_body">Trying to get new people into the Forth arena has a big problem: Forth is an unusual language. That makes people afraid to get in contact with it. Some people that I've talked to said that they can not program very well but they've learned some language once and now they can atleast "read" program sources and understand what is going on, perhaps even fix little bugs and correct misleading comment blocks.</text:p>
      <text:p text:style-name="Text_20_body">In today's world, most people will have learned a language being somewhat C style - may that be even Java or Javascript or C++, even Perl has borrowed some syntax from this arena. That lowers the fences to get involved - so people just see the source code and ask "what's different".</text:p>
      <text:p text:style-name="Text_20_body">When people look at a Forth program first, they won't see much things they already know. They will feel some more comfortable if you remind them of a programmable desktop calculator (including <text:s/>the unix standard program "dc"/"bc") with its numbers and the operators in postfix position. People will then be able to grasp the idea of values on a stack. So far so good - soon they can read Forth sources, as they see "3 2 *" and know it's 6.</text:p>
      <text:p text:style-name="Text_20_body">However, at one point they are strongly mislead - with the Forth string literals. Even languages being not C have gone to adopt a common notion of writing string literals - being enclosed in <text:s/>quotes and non-printables (and quotes themselves) can be embedded by prepending that char with a backslash. One has to point that this is the case for almost all contemporary programming languages in use.</text:p>
      <text:p text:style-name="Text_20_body">But Forth is different. One of the most Frequently Asked Question is "how can I embed a doublequote into a string literal". And the other is that people to constantly make programming errors as they forget to include the leading space after the leading doublequote. It is pretty obvious that Forth as a builtin notion of integer literals but not of string literals - string literals are not in <text:s/>fact outer-interpreter literals but the result of parsing words.</text:p>
      <text:p text:style-name="Quotations"><text:s/>(hint: openboot presented "H# F01A" to express hex number literals <text:s/>with parsing words, so it was a deliberate choice to include the integer literals into the outer-interpreter but leaving out the string literals).</text:p>
      <text:p text:style-name="Text_20_body">Well, the deed is done. Including a string-literal notion into the outer-interpreter woulf make Forth not being quite Forth anymore but just another forthish variant. After some attempts of extending the outer-interpreter, I came up with the idea of a quoted-parse extension that can be even switched on/off as one wishes.</text:p>
      <text:p text:style-name="Text_20_body">The normal PARSE word ist left as is. But for the use in the outer interpreter, most ANS Forth system will have implemented a form of PARSE-WORD (described in the annex of the Forth94 standard) which skips leading spaces and parses away the next word. This word is extended with the quoted-parse idea. Currently, a PARSE-WORD will stop at (a) the end-of-line, leaving IN just after the last valid char (b) the next whitespace, leaving IN just after the whitespace (and one char beyond the last valid char). With Quoted-Parse it will also (c) stop just after the next doublequote char returning including it into the returned string - which is different from the whitespace handling which is not returned even that the IN pointer is left pointer after it.</text:p>
      <text:p text:style-name="Preformatted_20_Text"><text:soft-page-break/><text:s text:c="2"/>S" hello world" cr type<text:line-break/> <text:s/>hello world ok<text:line-break/> <text:s/>true to QUOTED-PARSE?<text:line-break/> <text:s/>S" hello world" cr type<text:line-break/> <text:s/>hello world ok</text:p>
      <text:p text:style-name="Text_20_body">One can of course make-over the S" and C" implementation to chop away the leading blank they get when the Quoted-Parse mode is enabled, just to be fully backward compatible with traditional Forth sources. However, one is free to define similar words that will leave the space that follows the opening doublequote, so they people "will get what they see" between the doublquotes.</text:p>
      <text:p text:style-name="Text_20_body">Many Forth systems implement zero-terminated string literals to make it easier to interface with a C-based operating environment. They even implement backslash-interpretation - the two words are mostly called Z" and Z\" respectivly. Now imagine that we make a word similar to the latter one, and let it do a true Quote-Parse. A text could then look like</text:p>
      <text:p text:style-name="Preformatted_20_Text"><text:s/>cr 1 .H "x" ztype 2 .H<text:line-break/> 1x2 ok<text:line-break/> cr "hello\nworld" ztype<text:line-break/> hello<text:line-break/> world ok<text:line-break/> cr " you see \t this?" ztype<text:line-break/> you see <text:s text:c="6"/>this? ok</text:p>
      <text:p text:style-name="Text_20_body">All this is compatible with traditional Forth - the ["]-word is not part of the outer-interpreter, it is still a parsing word but one with a name that ends in a doublequote and therefore ensures that the next char in the input buffer to the outer-interpreter is not chopped away automatically, so that the next PARSE can still find it there ready to be taken.</text:p>
      <text:p text:style-name="Text_20_body">The only incompatibility that arises: you can not define colon-words with a doublequote in the middle or starting with it. You can only define new colon-words that end with a doublequote and all these do have the implication that the outer-interpreter will leave the IN pointer just after that word when being encountered in the input stream. That will affect a (small?) fraction current Forth programs but it should be easy to fix the places that are in conflict with the Quoted-Parse idea.</text:p>
      <text:p text:style-name="Text_20_body">On the upside you are free to implement a whealth of new parsing words that will look like type-prefixed string-literals. Even newer C-type languages know the U-prefix for strings to denote unicode- encoded string literals. That can be achieved with a parsing word in Forth - no need to extend the outer interpreter and you still can make it look just alike the model in those languages that <text:s/>known unicode string literals in its basic syntax.</text:p>
      <text:p text:style-name="Preformatted_20_Text"><text:s text:c="2"/>: U" [char] " PARSE (unicode-literal) COMPILE, DUP W,<text:line-break/> <text:s text:c="6"/>DO DUP I + C@ W, LOOP DROP ; IMMEDIATE<text:line-break/> <text:s/>true to QUOTED-PARSE?<text:line-break/> <text:s/>U"hello world" cr wTYPE<text:line-break/> <text:s/>hello world<text:line-break/><text:line-break/> ( and a definition for H" to bring in a hex-literal )<text:line-break/> <text:s/>H"F01A" cr .H<text:line-break/> <text:s/>F01A</text:p>
      <text:p text:style-name="Text_20_body">As a last note: when you have enabled Quoted-Parse, be sure to remember it also on creating new colon-words as the ":"-word will usually not call PARSE but a form of PARSE-WORD to have all <text:s/>leading <text:s/>spaces be skipped and not included in the resulting NAME <text:s/>of the created word. It stops after the first doublequote.</text:p>
      <text:p text:style-name="Preformatted_20_Text"><text:soft-page-break/><text:s text:c="2"/>: add"1 + ;<text:line-break/> <text:s/>( this is not similar to )<text:line-break/> <text:s/>: add-1 + ;<text:line-break/> <text:s/>( but it is similar to )<text:line-break/> <text:s/>: add- 1 + ;<text:line-break/> <text:s/>( and here you might get a "redefined" warning )<text:line-break/> <text:s/>: C":: [char] ; PARSE ... ;</text:p>
      <text:p text:style-name="Text_20_body">The question is now: when leaving quoted-parse the default on startup of a system, can it be called still to be basically a normal Forth? Do some propaganda to make it the default? A default that can be checked for with an environment-query in Standard-Forth of 2006 ?</text:p>
      <text:p text:style-name="Text_20_body"/>
      <text:h text:style-name="P7" text:outline-level="3">Known Problems</text:h>
      <text:p text:style-name="Marginalia">Part of the LGPL:ed PFE </text:p>
      <text:p text:style-name="Marginalia">(P) 2000-2002 Guido U. Draheim &lt;guidod@gmx.de&gt;</text:p>
      <text:p text:style-name="Text_20_body">There are a few problems that are reported by some users, and which are not that easy to fix for specific reasons explained here. In the tradition of other software makers, I'll call these problems to be problematic features, not bugs.</text:p>
      <text:h text:style-name="Heading_20_4" text:outline-level="4">The Underline on ABORT</text:h>
      <text:p text:style-name="Text_20_body">In the traditional PFE and in the case of an ABORT (or any other THROW that is not CATCHed), the simple approach was use that the current input-buffer was printed and a single "^" did mark the current position of the "&lt;IN" pointer, which is the index within the input-buffer where the next PARSE will start off.</text:p>
      <text:p text:style-name="Text_20_body">However, the GForth showed that it is better for the user to see the last WORD being PARSEd last from the input - that is, the whole last charlenght shall be underlined. That is almost simple since there is an internal SPAN variable in Forth that gives us the length of the last PARSE value, and this SPAN variable is not transient (temporary in a way).</text:p>
      <text:p text:style-name="Text_20_body">Now, what's the problem - the outer interpreter will PARSE the next word from the input buffer using a BL space. The PARSE will read from the input buffer until it hits either that space OR the end of the input buffer. If there is a space then the "&lt;IN" index will be left pointing to the point one beyond that space, that is two chars beyond the last valid character of the WORD just parsed out. However, if the PARSE hits the end of the input-area, the "&lt;IN" pointer will be just after the end of the input-area, that is one char beyond the last valid character of the word just parsed out.</text:p>
      <text:p text:style-name="Text_20_body">Now, how to detect the difference - the difference whether an additional delimiter has been parsed away that was not seen by the word calling PARSE (or any other special purpose parsing function) and which therefore does not add to the SPAN returned. The answer is that it is very hard - we could <text:s/>add the heuristic that at the end of the input buffer we just add one, but there are very different input SOURCEs each having a different idea of the actual end (think of a block file that is read in one go), and it we would <text:s/>have to check the buffer whether there might be a single delimiter just before the actual end. </text:p>
      <text:p text:style-name="Text_20_body">So actually, the real answer would be to place additional variables to the parsing functions that can be checked at the next THROW. However, it simply means to slow down the parsing functions a bit, and all of them must follow this standard to publish what they've been returning from the input buffer.</text:p>
      <text:p text:style-name="Text_20_body">Here I took the decision to not add either of additional complexity in the internal parsing or execption facilities. Instead, (at an ABORT) the underline of the last PARSE simply shows SPAN+1 characters - inside the input buffer, that will include the delimiter just after the last WORD, and if we had been at the end of the input buffer, it will underline the word plus the delimiter just before the last WORD. That is good enough to give the user an idea what characters in the input buffer had been affected in the last PARSE - a human mind can easily subtract addtional delimiters before and after such a word, which is usually a space or a doublequote.</text:p>
      <text:p text:style-name="Text_20_body">In the end, the PFE does now show the complete SPAN of the last PARSEd word without adding much of additional algorithmic complexity to the Forth engine. That keeps the PFE code readable and maintainable at the cost of users who sometimes wonder why the space after word is underlined too. Well, now you know...</text:p>
      <text:h text:style-name="Heading_20_4" text:outline-level="4"><text:soft-page-break/><text:s/>loading an INCLUDE-file at boot or on the command line</text:h>
      <text:p text:style-name="Text_20_body">There is a difference between an include-file that is given as the bootscript to the PFE binary via the shell commandline, and the loading of the same file via "INCLUDE &lt;file&gt;" directly from the Forth commandline. This is most obvious with the <text:s/>ORDER that is forgotten when being set in a bootscript as soon as it hits the the mainloop - when the bootscript has finished, the inner endless loop is setup and will run first through the QUIT-word and ABORT-word initialization sequences which includes a RESET-ORDER.</text:p>
      <text:p text:style-name="Text_20_body">To give you an idea, here is what is going on: first the the Forth dictionary is allocated, then it gets initialized from the wordsets being compiled into the main Forth binary, then the bootimage is loaded, then the bootscript is loaded, then we look for APPLICATION and jump into it. The default <text:s text:c="2"/>APPLICATION is the Forth-internal MAINLOOP. The mainloop does build a CATCH-domain around the traditional Forth-routine QUIT. Calling QUIT will first go through some initializations <text:s/>that will ensure that the Forth machine is in a sane state even when it is run again explictly or implictly from an ABORT that did end in the CATCH-domain of the MAINLOOP.</text:p>
      <text:p text:style-name="Text_20_body">That's why you can not leave values from the bootscript on the parameter stack - they will be lost. There can not be any files left open from the bootscript either, they will be closed automatically. While that does not hurt many people, the case about the order-reset can be problematic in some cases as it might change the parsing behaviour of the outer interpreter as soon as the mainloop's QUIT is reached. To get around this, you can use the PFE-specific word DEFAULT-ORDER to explictly set the order that RESET-ORDER will see.</text:p>
      <text:p text:style-name="Text_20_body">Shall we implicitly do a DEFAULT-ORDER after loading the bootscript? That might help us but in the real world there are far too many Forth scripts that change the ORDER via a lot of "ALSO" additions starting off with an "ONLY FORTH" but they never call any "PREVIOUS" at the end as they expect that the next module script will do the same and start off at "ONLY FORTH". Furthermore, there is a basic differene between a bootscript and a normal include-file since the APPLICATION variable is only checked after the bootscript but not after each include-file. In a way the include-script on the shell commandline will not be loaded through INCLUDE but through BOOTFROM which builds on top of INCLUDE.</text:p>
      <text:p text:style-name="Text_20_body">Just make sure that an application bootscript is ready to take this difference - one of the differences is also that any error in a bootscript will let the PFE instance simply die since there is no CATCH-domain inside an endless loop, and it is up to the APPLICATION to create a CATCH-domain and a PARSE-loop if needed. It could be that a Forth program is only used as a filter for some input from the shell commandline so that it shall never reach the Forth commandline. That is up to the bootscript to flag (well, you can also use the comandline option "-y"/"--bye" to let APPLICATION point to BYE instead of MAINLOOP).</text:p>
      <text:p text:style-name="Text_20_body">After all - the forthscript on the shell commandline is not exactly the same as loading the same file from within the Forth commandline. In general, there should be no difference, in other cases it might lead to some unexpected differences. Now you know why...</text:p>
      <text:p text:style-name="Text_20_body">P.S. in the Tek embedded variant, there is no use for a PFE that quits immediatly, in fact it doesn't know BYE, it can just do a COLD reboot. Here the bootscript is sent to the PFE process via putting the resp. Forth commands into the terminal input queue, so it is seen within the endless-loop, and all scripts will make use of the PFE-specific DEFAULT-ORDER word to ensure a good <text:s/>state at an ABORT.</text:p>
      <text:h text:style-name="Heading_20_4" text:outline-level="4"><text:s text:c="2"/>Problems in 0.32.x </text:h>
      <text:p text:style-name="Text_20_body"/>
      <text:p text:style-name="Text_20_body"><text:soft-page-break/>COLD does not reset ORDER ... A problem that existed since a change in 0.32.x and which should go away. It has to do with COLD going not deep enough due to the bootscript mechanics vs include-files.</text:p>
      <text:p text:style-name="Text_20_body">Call-threading has no debugger ... new to 0.32.x are some more threading modes including SBR-threading. While the latter is largely unstable and not available on all platforms, the CTC threading however is completly portable and should be supported by a debugger too.</text:p>
      <text:h text:style-name="P7" text:outline-level="3">Dirk Zoller's README</text:h>
      <text:p text:style-name="Quotations">Here is the README file that belongs to version 0.9.10 of November, 24 1994 of the Portable Forth Environment. (written by Dirk Zoller)</text:p>
      <text:h text:style-name="Heading_20_4" text:outline-level="4"><text:s/>What is it?</text:h>
      <text:p text:style-name="Text_20_body">This package contains all neccessary ANSI-C source files to build a running Forth-environment on most UNIX machines, on DOS and on OS/2.</text:p>
      <text:p text:style-name="Text_20_body">The Forth-system is closely modeled along the new American National Standard for the programming language Forth. With the exception of the assembler words I implemented every word of every word set mentioned in the dpANS-6 document of june 1993. <text:s/>Additionally it is compatible to Forth-83.</text:p>
      <text:h text:style-name="Heading_20_4" text:outline-level="4"><text:s/>Legalese</text:h>
      <text:p text:style-name="Text_20_body">This set of source files is distributed under the GNU general public license for libraries. See the file <text:s/>COPYING.LIB for conditions.</text:p>
      <text:p text:style-name="Text_20_body">I chose that one to point out that I don't consider programs you write on top of it a `derived work' of the portable Forth environment. To violate these conditions you have to do two things together:</text:p>
      <text:list text:style-name="L3">
        <text:list-item>
          <text:p text:style-name="P20">you use a modified PFE to run your program</text:p>
        </text:list-item>
        <text:list-item>
          <text:p text:style-name="P20"><text:s/>you distribute this program keeping the modification secret</text:p>
        </text:list-item>
      </text:list>
      <text:p text:style-name="Text_20_body"><text:s/>Should be easy to avoid.</text:p>
      <text:h text:style-name="Heading_20_4" text:outline-level="4"><text:s/>Why did I do it?</text:h>
      <text:p text:style-name="Text_20_body">For fun. As an excercise in unix programming. And there was no such thing. See below, design objectives.</text:p>
      <text:h text:style-name="Heading_20_4" text:outline-level="4"><text:s/>Design objectives</text:h>
      <text:p text:style-name="Text_20_body">With two elaborate standards at hand, one for C, one for Forth, it should be possible to build one language in terms of the other and thus provide both where at least one is available.</text:p>
      <text:p text:style-name="Text_20_body">While I leave the writing of an ANSI-C compiler in Forth to those who really believe in Forth's superiority and universality, I concentrated on the manageable part: Providing a Forth-system in ANSI-C that is</text:p>
      <table:table table:name="DesignObjectives" table:style-name="DesignObjectives">
        <table:table-column table:style-name="DesignObjectives.A"/>
        <table:table-column table:style-name="DesignObjectives.B"/>
        <table:table-row>
          <table:table-cell table:style-name="DesignObjectives.A1" office:value-type="string">
            <text:p text:style-name="P8"><text:span text:style-name="Emphasis">CORRECT</text:span></text:p>
          </table:table-cell>
          <table:table-cell table:style-name="DesignObjectives.A1" office:value-type="string">
            <text:p text:style-name="P8">this means not just "no bugs" -- it means all<text:tab/>the interaction of all parts works as specified by the standard AND by traditions as far as I know about them.</text:p>
          </table:table-cell>
        </table:table-row>
        <table:table-row>
          <table:table-cell table:style-name="DesignObjectives.A1" office:value-type="string">
            <text:p text:style-name="P8"><text:span text:style-name="Emphasis">COMPLETE</text:span></text:p>
          </table:table-cell>
          <table:table-cell table:style-name="DesignObjectives.A1" office:value-type="string">
            <text:p text:style-name="P8">with powerful computers on the desk and powerful programming environments there is no need to and no use in strategies like "here kernel, there xyz word set" that might be appropriate on a microcontroller.</text:p>
          </table:table-cell>
        </table:table-row>
        <table:table-row>
          <table:table-cell table:style-name="DesignObjectives.A1" office:value-type="string">
            <text:p text:style-name="P8"><text:span text:style-name="Emphasis">PORTABLE</text:span></text:p>
          </table:table-cell>
          <table:table-cell table:style-name="DesignObjectives.A1" office:value-type="string">
            <text:p text:style-name="P8">I hate to rewrite code because of environmental dependencies. Most of the system should be a mere interface between two well defined languages. There are of course such dependencies. I tried to resort to a common subset of all UNIX bahavior known to me. Fortunately this in fact allowedporting to DOS and OS/2 thanks to the great emx-package.</text:p>
          </table:table-cell>
        </table:table-row>
        <table:table-row>
          <table:table-cell table:style-name="DesignObjectives.A1" office:value-type="string">
            <text:p text:style-name="P8"><text:span text:style-name="Emphasis">USABLE</text:span></text:p>
          </table:table-cell>
          <table:table-cell table:style-name="DesignObjectives.A1" office:value-type="string">
            <text:p text:style-name="P8">A sole kernel helps noone. It should be a development environment. You should be <text:soft-page-break/>able to manage multiple-source-file-projects from within.</text:p>
          </table:table-cell>
        </table:table-row>
        <table:table-row>
          <table:table-cell table:style-name="DesignObjectives.A1" office:value-type="string">
            <text:p text:style-name="P8"><text:span text:style-name="Emphasis">SIMPLE</text:span></text:p>
          </table:table-cell>
          <table:table-cell table:style-name="DesignObjectives.A1" office:value-type="string">
            <text:p text:style-name="P8">or transparent. At least to my taste.</text:p>
          </table:table-cell>
        </table:table-row>
      </table:table>
      <text:p text:style-name="Text_20_body">Maybe you miss the design objective <text:span text:style-name="Emphasis">SPEED</text:span>. It was not my goal to provide the fastest C-based Forth-environment. <text:s/>This would have led to conflicts with more important goals. We all have fast computers, haven't we?</text:p>
      <text:p text:style-name="Text_20_body">After all PFE isn't slow. With a little tuning using GNU-C's global register variable feature it is pretty fast. On an ix86-based system it seems to run with about two thirds the speed of a direct threaded assembler Forth (eForth) i.e. benchmarks take 50% more time.</text:p>
      <text:h text:style-name="Heading_20_4" text:outline-level="4"><text:s/>Status</text:h>
      <text:p text:style-name="Text_20_body">Did I achieve the above objectives? Some of them. I'll continue -- slowly -- working on it.</text:p>
      <text:p text:style-name="Text_20_body">The system is in use for eighteen month now. <text:s/>Several quite obvious and several quite subtle bugs have been fixed. While there surely are some more, they are not as obvious since the system passes several test programs, some of them rather sophisticated.</text:p>
      <text:p text:style-name="Text_20_body">Once you get the system running, you'll have</text:p>
      <text:list text:style-name="L4">
        <text:list-item>
          <text:p text:style-name="P21">All ANSI Forth word sets with the exception of the assembler hooks `CODE', `END-CODE' etc. Nothing else is missing.</text:p>
        </text:list-item>
        <text:list-item>
          <text:p text:style-name="P21">Several more words provided for compatibility and convenience.</text:p>
        </text:list-item>
        <text:list-item>
          <text:p text:style-name="P21">An interface to a text editor to edit plain text sources and the ability to include them.</text:p>
        </text:list-item>
        <text:list-item>
          <text:p text:style-name="P21">A word star lookalike block file editor to write source in the old style block format.</text:p>
        </text:list-item>
        <text:list-item>
          <text:p text:style-name="P21">A simple source level debugger -- maybe I should better say "single stepper".</text:p>
        </text:list-item>
      </text:list>
      <text:p text:style-name="Text_20_body">Thus you'll be able to edit, compile an run programs in a moderately comfortable way. For the final design of the development environment your suggestions still are welcome!</text:p>
      <text:p text:style-name="Text_20_body">If you try this system, please keep in mind that it is still under development. Sometimes new --even stupid-- bugs are introduced while enhancing functionality or while fixing old ones. I appreciate every hint to a bug and I fixed every bug I've been told about in the last months. So please don't hesitate to tell me about whatever seems wrong. Please check for the latest version via anonymous ftp from</text:p>
      <text:p text:style-name="Preformatted_20_Text"><text:s text:c="3"/>roxi.rz.fht-mannheim.de:/pub/languages/forth/pfe-?.?.?.tar.gz</text:p>
      <text:p text:style-name="Text_20_body">(accessible from germany only) or</text:p>
      <text:p text:style-name="Preformatted_20_Text"><text:s text:c="3"/>sunsite.unc.edu:/pub/linux/devel/forth/pfe-?.?.?.tar.gz</text:p>
      <text:p text:style-name="Text_20_body">Please send suggestions and bug reports via e-mail to</text:p>
      <text:p text:style-name="Preformatted_20_Text"><text:s text:c="3"/>duz @ roxi.rz.fht-mannheim.de</text:p>
      <text:h text:style-name="Heading_20_4" text:outline-level="4"><text:s/>Usage</text:h>
      <text:p text:style-name="Text_20_body">For installation refer to the files `<text:span text:style-name="User_20_Entry">INSTALL</text:span>' and `<text:span text:style-name="User_20_Entry">TUNING</text:span>'. <text:line-break/>(<text:span text:style-name="Emphasis">update</text:span>: the new PFE uses autoconf/automake, i.e. gnu-style)</text:p>
      <text:p text:style-name="Text_20_body">Once you have it running and see the "ok" prompt after typing return you can interactively type in Forth words. If you mistype, you can edit the command line and recall old command lines with the arrow keys. (If you can't then your termcap doesn't work all right and you can resort to wordstar-like control keys.)</text:p>
      <text:p text:style-name="Text_20_body"><text:soft-page-break/>To write some more statements try "<text:span text:style-name="User_20_Entry">EDIT-TEXT filename</text:span>". This will invoke your favorite text-file editor on the given file. If it doesn't, first check the environment variable <text:span text:style-name="User_20_Entry">EDITOR</text:span>, then check the file "<text:span text:style-name="Source_20_Text">const.h</text:span>" for the <text:span text:style-name="Source_20_Text">#defined</text:span> symbol "<text:span text:style-name="User_20_Entry">EDITOR</text:span>".<text:line-break/>(<text:span text:style-name="Emphasis">update</text:span>: the new PFE has the editor not builtin by default)</text:p>
      <text:p text:style-name="Text_20_body">Having written some code you can load it by "<text:span text:style-name="User_20_Entry">INCLUDE filename</text:span>".</text:p>
      <text:p text:style-name="Text_20_body">If you prefer the old style block files, give a file to use as block-file with the -b commandline option. Alternatively you can say `<text:span text:style-name="User_20_Entry">USING filename</text:span>' or if the file doesn't exist yet: `<text:span text:style-name="User_20_Entry">USING-NEW filename</text:span>'. <text:s/>Then you can edit a block by `<text:span text:style-name="User_20_Entry">n EDIT-BLOCK</text:span>'.</text:p>
      <text:p text:style-name="Text_20_body">If your termcap-mechanism works well, the arrow keys and some other function keys should be active. Quit the editor with<text:span text:style-name="User_20_Entry"> ^U</text:span> and load blocks with "<text:span text:style-name="User_20_Entry">n LOAD</text:span>". If it doesn't work well you might not even get a picture.</text:p>
      <text:p text:style-name="Text_20_body">For more commandline options try the option -h.</text:p>
      <text:p text:style-name="Text_20_body">The interrupt key is remapped to ^U (normally it's ^C) and leads back to the <text:span text:style-name="Source_20_Text">FORTH</text:span> input loop. Use it to break out of infinite loops. If you find the ^U annoying see src/options.h for how to change it. I needed the ^C for the Wordstar look-and-feel.</text:p>
      <text:p text:style-name="Text_20_body">To terminate the system, type <text:span text:style-name="User_20_Entry">BYE</text:span> at the command-prompt or press the keyboard quit key of your system (usually ^\).</text:p>
      <text:h text:style-name="Heading_20_4" text:outline-level="4">Documentation</text:h>
      <text:p text:style-name="Text_20_body">I started writing a documentation in texinfo format. This will allow you to view it online or print it in good quality. <text:s/>There's also an outdated and hopefully soon superseded man-page that explains some of the command line options. <text:s/>All documentation is highly unfinished.<text:line-break/>(<text:span text:style-name="Emphasis">update</text:span>: the new PFE uses docbook format to achieve the same)</text:p>
      <text:p text:style-name="Text_20_body">For more information please try to get the dpANS-document, which is an EXCELLENT REFERENCE to this system! <text:s/>You can (could?) ftp it at ftp.uu.net in the directory /vendor/minerva/x3j14.</text:p>
      <text:p text:style-name="Text_20_body">Recently the ANSI standard (or the last draft) bacame available as Word document and in HTML format. From a post of Norm Smith to c.l.f:</text:p>
      <text:p text:style-name="Quotations"><text:s/>"I have uploaded a new HTML version of the DPANS94 document to Taygeta.oc.nps.navy.mil. The contents are identical to the original posting. The new version, V2.0, has many more hyperlinks. Specifically, all (well, at least most :-) of the See: references are now linked. Anchors have been added for each section in my working copy. This will faculitate filling in many additional <text:s text:c="2"/>links in the next version of the document."</text:p>
      <text:p text:style-name="Text_20_body">(<text:span text:style-name="Emphasis">update</text:span>: the best place to view the dpans is the FIG's website at <text:a xlink:type="simple" xlink:href="http://www.forth.org/">http://www.forth.org</text:a> – see <text:a xlink:type="simple" xlink:href="http://www.forth.org/dpans/dpans.html">http://www.forth.org/dpans/dpans.html</text:a> htmlpage.)</text:p>
      <text:h text:style-name="Heading_20_4" text:outline-level="4">Contributions</text:h>
      <text:p text:style-name="Text_20_body">are welcome! After the kernel is finished now it makes much sense to share the burden of creating and improving a well rounded programming environment for all tasks a Forth programmer wants to do. PFE is YOUR tool. Get involved in it's design!</text:p>
      <text:p text:style-name="Text_20_body">There is a mailing list on PFE which you should subscribe to if you want to be up to date with the development of the system. Send e-mail to duz@roxi.rz.fht-mannheim.de if you want to subscribe to <text:soft-page-break/>that mailing list.<text:line-break/>(<text:span text:style-name="Emphasis">update</text:span>: there is a new maintainer and a new mailinglist at <text:a xlink:type="simple" xlink:href="http://pfe.sourceforge.net/">http://pfe.sourceforge.net</text:a>)</text:p>
      <text:h text:style-name="Heading_20_4" text:outline-level="4">Acknowledgments</text:h>
      <text:p text:style-name="Text_20_body">I want to express my gratitude to the people who put their efforts in the precise descriptions I found in these documents:</text:p>
      <text:list text:style-name="L5">
        <text:list-item>
          <text:p text:style-name="P22">draft proposed American National Standard -- Programming Languages <text:tab/>-- Forth (X3J14 dpANS-6, June 30, 1993)</text:p>
        </text:list-item>
        <text:list-item>
          <text:p text:style-name="P22">FORTH-83 Standard (August 1983)</text:p>
        </text:list-item>
        <text:list-item>
          <text:p text:style-name="P22">fig-FORTH Installation Manual -- Glossary, Model, Editor (Version 1.3, November 1980)</text:p>
        </text:list-item>
      </text:list>
      <text:p text:style-name="Text_20_body">Thanks for providing superb development tools:</text:p>
      <text:list text:style-name="L6">
        <text:list-item>
          <text:p text:style-name="P23">Richard Stallman and the FSF, Linus Thorvalds and all who contribute to Linux and Eberhard Mattes.</text:p>
        </text:list-item>
      </text:list>
      <text:p text:style-name="Text_20_body">Several nice people on the net continuously gave me valuable hints to bugs and possible improvements, were patient enough to try the very first releases, made ports to machines I never saw myself and thus kept me from frustration. If PFE is stable now it is thanks to it's users. Most notably:</text:p>
      <text:p text:style-name="Text_20_body_20_indent">Lennert Benschop, Sean Conner, Holger Dietze, Kevin Haddock,<text:line-break/>Rob Hooft, Giorgio Richelli, Marko Teiste, Guenther Thomsen.</text:p>
      <text:p text:style-name="Text_20_body">Thank You.</text:p>
      <text:p text:style-name="Text_20_body"/>
      <text:h text:style-name="P7" text:outline-level="3">License</text:h>
      <text:p text:style-name="Text_20_body">So, you want to know about the license. Well, no need to worry, the PFE sources themselves are under LGPL - the <text:a xlink:type="simple" xlink:href="http://www.OpenSource.org/licenses/lgpl-license.html">Lesser GNU General Public License</text:a> - which gives you lots of freedom just as long as you ensure that the library itself compiles from sources that are completly under LGPL - whatever changes you do and whatever other code you link the binary version of it to. An often used feature is the ability to add binary modules that extend the Forth system, there are enough hooks in the PFE system to allow to change many internal characteristics of PFE, good ways to add closed source functionality through a backdoor. And that's okay as long as PFE can start up and work correctly without it.</text:p>
      <text:p text:style-name="Text_20_body">For the documentation, I think the FDL (the Free Documentation License) is more appropriate. Oh well, please now, let's stop about all these license issues - if you have a cool application for the library, just ask and we can arrange for a special permission. No need to do like GForth, where 10% of the documentation file is just for explaining the "protection" from licenses - well, some people <text:s/>would even copyright garbage just to protect you from using it in the wrong places. (and don't do that at home).</text:p>
      <text:p text:style-name="Text_20_body"><text:s/>The only thing that needs some explanation goes about the question who does actually have a opyright. The answer is simple - every file in the library does usually bear a copyright/author line near the top of the actual source file. This is the owner. The owner may even give another license to the file - there is just the implicit right to link it into an LGPL library that the PFE as whole represents. Some files don't have an explicit copyright statement, which will not make them public domain, just some <text:s/>appropriate license is imposed from the overall PFE package. And the whole of the PFE has three copyright holders - where <text:s/>acutally the history of the project defines these relationships, and not some legalese.</text:p>
      <text:p text:style-name="Text_20_body">The first author of the PFE has been Dirk-Uwe Zoller, the inventor of the project. He did start with PFE around 1992 and he did work on PFE up to about 1995 with 0.9.14 being the last version. Well, Stephan Wenk of Siemens did some patches up to 0.9.22 however his version had not been seen widely, and in fact the newer PFE stems from duz' 0.9.14. In fact, I did contact Dirk a few times over the years but he does not have an actual interest about developing a Forth system anymore, however he sometimes checks the comp.lang.forth newsgroup for references. Lately he opened an extra website, just have a look at <text:a xlink:type="simple" xlink:href="http://www.dirk.zoller.de/">http://www.dirk.zoller.de.</text:a> </text:p>
      <text:p text:style-name="Text_20_body">The second author of PFE is Guido U. Draheim, however he did choose the PFE for a project request by Tektronix Berlin in 1998, and he is paid by Tektronix Berlin to work on PFE - and therefore the <text:s/>second copyright goes to Tektronix. In the year 2000, the PFE had been actually released to customers of Tektronix, and since the PFE is under LGPL, the customers have a right to get access to the PFE sources themselves. Guido did now take the chance to ask the Tektronix License Manager to be allowed to maintain an open-PFE version of the library - starting with the year 2000 release. Over time, quite some work has been done outside of the Tek Labs and the open-PFE project found a home at its own website at <text:a xlink:type="simple" xlink:href="http://pfe.sourceforge.net/">http://pfe.sourceforge.net</text:a>. From time to time, both the Tek-PFE and Open-PFE get merged together, just be aware that for both versions Guido U. Draheim is the main developer. In the Changelog file, the two roles are distinguished by using two mail-addresses - guidod@tek.com and guidod@gmx.de - and these flag also the two different copyrights <text:s/>involved.</text:p>
      <text:p text:style-name="Text_20_body">That's it. Any problems? Just contact me: <text:a xlink:type="simple" xlink:href="mailto:guidod@gmx.de">mailto:guidod@gmx.de</text:a> </text:p>
      <text:p text:style-name="Text_20_body"/>
      <text:h text:style-name="P7" text:outline-level="3">The GNU Lesser General Public License (LGPL)</text:h>
      <text:h text:style-name="Heading_20_4" text:outline-level="4"><text:s/>GNU LESSER GENERAL PUBLIC LICENSE</text:h>
      <text:p text:style-name="Text_20_body">Version 2.1, February 1999</text:p>
      <text:p text:style-name="Quotations">(The master copy of this license lives on the <text:a xlink:type="simple" xlink:href="http://www.gnu.org/copyleft/lesser.html">GNU Website</text:a>.)</text:p>
      <text:p text:style-name="Preformatted_20_Text">Copyright (C) 1991, 1999 Free Software Foundation, Inc.<text:line-break/>59 Temple Place, Suite 330, Boston, MA <text:s/>02111-1307 <text:s/>USA<text:line-break/>Everyone is permitted to copy and distribute verbatim copies<text:line-break/>of this license document, but changing it is not allowed.<text:line-break/><text:line-break/>[This is the first released version of the Lesser GPL. <text:s/>It also counts<text:line-break/> as the successor of the GNU Library Public License, version 2, hence<text:line-break/> the version number 2.1.]</text:p>
      <text:h text:style-name="Heading_20_4" text:outline-level="4"><text:s/>Preamble</text:h>
      <text:p text:style-name="Text_20_body">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text:s/>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text:s/>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ext:s/>These restrictions translate to certain responsibilities for you if you distribute copies of the library or if you modify it. </text:p>
      <text:p text:style-name="Text_20_body">For example, if you distribute copies of the library, whether gratis or for a fee, you must give the recipients all the rights that we gave you. <text:s/>You must make sure that they, too, receive or can get the source code. <text:s/>If you link other code with the library, you must provide complete object files to the recipients, so that they can relink them with the library after making changes to the library and recompiling it. <text:s/>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text:s/>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Finally, software patents pose a constant threat to the existence of any free program. <text:s/>We wish to make sure that a company cannot effectively restrict the users of a free program by obtaining a <text:soft-page-break/>restrictive license from a patent holder. <text:s/>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ext:s/>This license, the GNU Lesser General Public License, applies to certain designated libraries, and is quite different from the ordinary General Public License. <text:s/>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ext:s/>The ordinary General Public License therefore permits such linking only if the entire combination fits its criteria of freedom. <text:s/>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text:s/>It also provides other free software developers Less of an advantage over competing non-free programs. <text:s/>These disadvantages are the reason we use the ordinary General Public License for many libraries. <text:s/>However, the Lesser license provides advantages in certain special circumstances.</text:p>
      <text:p text:style-name="Text_20_body">For example, on rare occasions, there may be a special need to encourage the widest possible use of a certain library, so that it becomes a de-facto standard. <text:s/>To achieve this, non-free programs must be allowed to use the library. <text:s/>A more frequent case is that a free library does the same job as widely used non-free libraries. <text:s/>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text:s/>For example, permission to use the GNU C Library in non-free programs enables many more people to use the whole GNU operating system, as well as its variant, the GNU/Linux operatingsystem.</text:p>
      <text:p text:style-name="Text_20_body">Although the Lesser General Public License is Less protective of the users' freedom, it does ensure that the user of a program that is linked with the Library has the freedom and the wherewithal to runthat program using a modified version of the Library.</text:p>
      <text:p text:style-name="Text_20_body">The precise terms and conditions for copying, distribution and modification follow. <text:s/>Pay close attention to the difference between a "work based on the library" and a "work that uses the library". <text:s/>The former contains code derived from the library, whereas the latter must be combined with the library in order to run.</text:p>
      <text:h text:style-name="Heading_20_4" text:outline-level="4">TERMS AND CONDITIONS FOR COPYING, DISTRIBUTION AND MODIFICATION</text:h>
      <text:p text:style-name="Text_20_body"><text:s/>0. <text:s/>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text:soft-page-break/>"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You may charge a fee for the physical act of transferring a copy, and you may at your option offer warranty protection in exchange for a fee.</text:p>
      <text:p text:style-name="Text_20_body"><text:s text:c="2"/>2. <text:s/>You may modify your copy or copies of the Library or any portion of it, thus forming a work based on the Library, and copy and distribute such modifications or work under the terms of Section 1 above, provided that you also meet all of these conditions:</text:p>
      <text:p text:style-name="Text_20_body_20_indent"><text:s/>a) <text:s/>The modified work must itself be a software library. </text:p>
      <text:p text:style-name="Text_20_body_20_indent"><text:s/>b) <text:s/>You must cause the files modified to carry prominent notices stating that you changed the files and the date of any change.</text:p>
      <text:p text:style-name="Text_20_body_20_indent"><text:s/>c) <text:s text:c="2"/>You must cause the whole of the work to be licensed at no <text:s/>charge to all third parties under the terms of this License.</text:p>
      <text:p text:style-name="Text_20_body_20_indent"><text:s text:c="2"/>d) <text:s text:c="2"/>If a facility in the modified Library refers to a function or a table of data to be supplied by an application program that uses the facility, other than as an argument passed when the facility <text:s text:c="4"/>is invoked, then you must make a good faith effort to ensure that, in the event an application does not supply such function or table, the facility still operates, and performs whatever part of its purpose remains meaningful.</text:p>
      <text:p text:style-name="Text_20_body">(For example, a function in a library to compute square roots has <text:s/>a purpose that is entirely well-defined independent of the application. <text:s/>Therefore, Subsection 2d requires that any <text:s text:c="4"/>application-supplied function or table used by this function must be optional: if the application does not supply it, the square root function must still compute square roots.)</text:p>
      <text:p text:style-name="Text_20_body">These requirements apply to the modified work as a whole. <text:s/>If <text:s text:c="2"/>identifiable sections of that work are not derived from the Library, <text:s/>and can be reasonably considered independent and separate works in themselves, then this License, and its terms, do not apply to those <text:s/>sections when you distribute them as separate works. <text:s/>But when you <text:s/>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text:s/>your rights to work written entirely by you; rather, the intent is to exercise the right to control the distribution of derivative or <text:s text:c="3"/>collective works based on the Library.</text:p>
      <text:p text:style-name="Text_20_body"><text:soft-page-break/>In addition, mere aggregation of another work not based on the Library with the Library (or with a work based on the Library) on a volume of a storage or distribution medium does not bring the other work under the scope of this License.</text:p>
      <text:p text:style-name="Text_20_body"><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p text:style-name="Text_20_body"><text:s text:c="2"/>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text:s text:c="2"/>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text:s text:c="2"/>6. <text:s/>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Text_20_body"><text:soft-page-break/>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Text_20_body_20_indent"><text:s/>a) <text:s/>Accompany the work with the complete corresponding <text:s/>machine-readable source code for the Library including whatever changes were used in the work (which must be distributed under <text:s/>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Text_20_body_20_indent"><text:s/>b) Use a suitable shared library mechanism for linking with the Library. <text:s/>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text:s text:c="2"/>interface-compatible with the version that the work was made with.</text:p>
      <text:p text:style-name="Text_20_body_20_indent"><text:s/>c) Accompany the work with a written offer, valid for at least three years, to give the same user the materials specified in Subsection 6a, above, for a charge no more than the cost of performing this distribution.</text:p>
      <text:p text:style-name="Text_20_body_20_indent"><text:s/>d) If distribution of the work is made by offering access to copy from a designated place, offer equivalent access to copy the above specified materials from the same place.</text:p>
      <text:p text:style-name="Text_20_body_20_indent"><text:s/>e) <text:s/>Verify that the user has already received a copy of these materials or that you have already sent this user a copy.</text:p>
      <text:p text:style-name="Text_20_body">For an executable, the required form of the "work that uses the Library" must include any data and utility programs needed for reproducing the executable from it. <text:s/>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text:s text:c="2"/>7. <text:s/>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Text_20_body_20_indent">a) <text:s/>Accompany the combined library with a copy of the same work based on the Library, uncombined with any other libraryfacilities. <text:s/>This must be distributed under the terms of the <text:s text:c="2"/>Sections above. </text:p>
      <text:p text:style-name="Text_20_body_20_indent"><text:s/>b) <text:s/>Give prominent notice with the combined library of the fact that part of it is a work based on the Library, and explaining where to find the accompanying uncombined form of the same work.</text:p>
      <text:p text:style-name="Text_20_body"><text:s/>8. <text:s text:c="2"/>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text:soft-page-break/>However, parties who have received copies, or rights, from you under this License will not have their licenses terminated so long as such parties remain in full compliance.</text:p>
      <text:p text:style-name="Text_20_body"><text:s/>9. <text:s/>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text:s text:c="2"/>10. <text:s/>Each time you redistribute the Library (or any work based on the 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with this License.</text:p>
      <text:p text:style-name="Text_20_body"><text:s text:c="3"/>11. <text:s/>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text:s/>12. <text:s/>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text:s text:c="2"/>13. <text:s/>The Free Software Foundation may publish revised and/or new versions of the Lesser General Public License from time to time. Such new versions will be similar in spirit to the present version, but may differ in detail to address new problems or concerns.</text:p>
      <text:p text:style-name="Text_20_body">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text:soft-page-break/>Foundation. <text:s/>If the Library does not specify a license version number, you may choose any version ever published by the Free Software Foundation.</text:p>
      <text:p text:style-name="Text_20_body"><text:s text:c="2"/>14. <text:s/>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h text:style-name="Heading_20_4" text:outline-level="4"><text:s text:c="2"/>NO WARRANTY</text:h>
      <text:p text:style-name="Text_20_body"><text:s/>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text:s text:c="2"/>16. <text:s/>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Marginalia"><text:s/>END OF TERMS AND CONDITIONS</text:p>
      <text:p text:style-name="Text_20_body"/>
      <text:h text:style-name="P7" text:outline-level="3">Literature</text:h>
      <text:p text:style-name="Quotations"><text:s text:c="3"/>A few references to to helpful information.</text:p>
      <text:p text:style-name="Text_20_body">The Forth Programming Webring</text:p>
      <text:p text:style-name="Text_20_body_20_indent">starting at <text:a xlink:type="simple" xlink:href="http://www.zForth.com/">http://www.zForth.com</text:a> currently a <text:a xlink:type="simple" xlink:href="http://nav.webring.yahoo.com/hub?ring=forth&amp;list">Yahoo Webring</text:a></text:p>
      <text:p text:style-name="Text_20_body">The Comp.Lang.Forth Newsgroup</text:p>
      <text:p text:style-name="Text_20_body_20_indent">where all Forth system implementors are. The <text:a xlink:type="simple" xlink:href="http://www.deja.com/group/comp.lang.forth">newsgroup archive</text:a> <text:tab/>is a very useful resource. From time to time, people extractsome relevant information, e.g. at the sourceforge' <text:s text:c="2"/><text:a xlink:type="simple" xlink:href="http://forth.sourceforge.net/">comp.lang.forth.repository</text:a> <text:s/>or Peter Knaggs' <text:s/><text:a xlink:type="simple" xlink:href="http://dec.bournemouth.ac.uk/forth">Forth Research Page.</text:a></text:p>
      <text:p text:style-name="Text_20_body">The 4TH tutorial</text:p>
      <text:p text:style-name="Text_20_body_20_indent">A very good online tutorial - 4TH is an ANS Forth compatible Forth system, so the tutorial should work fine for PFE users too. <text:s/><text:a xlink:type="simple" xlink:href="http://www.geocities.com/SiliconValley/Bay/2334/4thtutor.htm">see 4THtutor</text:a></text:p>
      <text:p text:style-name="Text_20_body">Taygeta Forth</text:p>
      <text:p text:style-name="Text_20_body_20_indent">Taygeta has taken over much of the work what <text:a xlink:type="simple" xlink:href="http://www.forth.org/">FIG' forth.org</text:a> should have been for - it will provide you with a lot of information about Forth, and the ftp-space hosts about every piece of free Forth snippets you can find. <text:a xlink:type="simple" xlink:href="http://www.taygeta.com/forth.html">see taygeta.com/forth</text:a></text:p>
      <text:p text:style-name="Text_20_body">Koopmann's Stack Computers</text:p>
      <text:p text:style-name="Text_20_body_20_indent">The book is a little older and definitly not for newbies but it still serves as good reference to stack computer theory. see his website <text:a xlink:type="simple" xlink:href="http://www.cs.cmu.edu/~koopman/stack.html">http://www.cs.cmu.edu/~koopman/stack.html</text:a> and download the book.</text:p>
      <text:p text:style-name="Text_20_body">Structure And Interpretation Of Computer Programs</text:p>
      <text:p text:style-name="Text_20_body_20_indent">a more general book <text:s/><text:a xlink:type="simple" xlink:href="http://mitpress.mit.edu/sicp/full-text/book/book.html">http://mitpress.mit.edu/sicp/full-text/book/book.html</text:a><text:line-break/>ISBN 0-262-01153-0 (MIT Press hardcover)<text:line-break/>ISBN 0-07-000484-6 (McGraw-Hill hardcover)</text:p>
      <text:p text:style-name="Text_20_body"/>
      <text:list text:style-name="L7">
        <text:list-item>
          <text:p text:style-name="P15">a</text:p>
        </text:list-item>
        <text:list-item>
          <text:p text:style-name="P13">b</text:p>
        </text:list-item>
        <text:list-item>
          <text:p text:style-name="P14">c</text:p>
        </text:list-item>
      </text:list>
      <text:p text:style-name="P5"/>
      <text:h text:style-name="Heading_20_1" text:outline-level="1">Wordset Reference</text:h>
      <text:p text:style-name="Text_20_body"><text:span text:style-name="Definition">Initial</text:span> Section for <text:span text:style-name="Endnote_20_anchor">This</text:span> <text:span text:style-name="Internet_20_link">Link</text:span></text:p>
      <text:p text:style-name="Signature">Giving <text:span text:style-name="Source_20_Text">Details</text:span> for Everything</text:p>
      <text:p text:style-name="Text_20_body"/>
      <text:p text:style-name="Text_20_body">And a real <text:a xlink:type="simple" xlink:href="http://example.com/" office:name="examplelink">Link</text:a></text:p>
      <text:p text:style-name="Text_20_body">Here is an <text:bookmark-start text:name="anchor1"/>Anchor<text:bookmark-end text:name="anchor1"/></text:p>
      <text:p text:style-name="Text_20_body">And here is a link to the Anchor at page <text:bookmark-ref text:reference-format="page" text:ref-name="anchor1">72</text:bookmark-ref></text:p>
      <text:p text:style-name="Text_20_body">We can also link to the definition at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FreeMono" svg:font-family="FreeMono" style:font-adornments="Normal"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top="0cm" fo:margin-bottom="0.212cm" fo:text-align="start" style:justify-single-word="false" fo:orphans="2" fo:widows="2" style:page-number="auto"/>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text-properties fo:font-style="italic"/>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left="1cm" fo:margin-right="1cm" fo:margin-top="0cm" fo:margin-bottom="0.499cm" fo:orphans="6" fo:widows="6" fo:text-indent="0cm" style:auto-text-indent="false" style:page-number="auto"/>
      <style:text-properties style:font-name="Courier New" fo:font-size="10pt" style:font-name-asian="Courier New"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len_20_Code" style:display-name="Tabellen Code" style:family="paragraph" style:parent-style-name="Table_20_Contents">
      <style:text-properties style:font-name="FreeMono"/>
    </style:style>
    <style:style style:name="Drawing" style:family="paragraph" style:parent-style-name="Caption"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Definition"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User_20_Entry" style:display-name="User Entry"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FE Documentation</dc:title>
    <dc:subject>Portable Forth Environment - Description and Reference Manual</dc:subject>
    <meta:creation-date>2008-04-21T00:51:10</meta:creation-date>
    <dc:date>2008-08-31T16:03:49</dc:date>
    <meta:keyword>forth</meta:keyword>
    <meta:keyword>manual</meta:keyword>
    <meta:keyword>documentation</meta:keyword>
    <meta:keyword>pfe</meta:keyword>
    <meta:editing-cycles>152</meta:editing-cycles>
    <meta:editing-duration>PT8H36M30S</meta:editing-duration>
    <meta:user-defined meta:name="date">20.04.2008</meta:user-defined>
    <meta:user-defined meta:name="version">0.33.36</meta:user-defined>
    <meta:user-defined meta:name="authors">Guido U. Draheim</meta:user-defined>
    <meta:user-defined meta:name="Info 4"/>
    <meta:document-statistic meta:table-count="3" meta:image-count="0" meta:object-count="0" meta:page-count="72" meta:paragraph-count="872" meta:word-count="32521" meta:character-count="189782"/>
  </office:meta>
</office:document-meta>
</file>